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01cm"/>
    </style:style>
    <style:style style:name="co2" style:family="table-column">
      <style:table-column-properties fo:break-before="auto" style:column-width="2.806cm"/>
    </style:style>
    <style:style style:name="co3" style:family="table-column">
      <style:table-column-properties fo:break-before="auto" style:column-width="15.238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7.747cm"/>
    </style:style>
    <style:style style:name="co6" style:family="table-column">
      <style:table-column-properties fo:break-before="auto" style:column-width="6.41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=SUM([.D2:.L2])&gt;0" style:apply-style-name="NO_5f_STOPWORD" style:base-cell-address="Blad1.E2"/>
    </style:style>
    <style:style style:name="ce3" style:family="table-cell" style:parent-style-name="Default">
      <style:text-properties fo:font-weight="bold" style:font-weight-asian="bold" style:font-weight-complex="bold"/>
      <style:map style:condition="cell-content()&gt;0" style:apply-style-name="NO_5f_STOPWORD" style:base-cell-address="Blad1.E1"/>
    </style:style>
    <style:style style:name="ce4" style:family="table-cell" style:parent-style-name="Default">
      <style:map style:condition="cell-content()&gt;0" style:apply-style-name="NO_5f_STOPWORD" style:base-cell-address="Blad1.E1"/>
    </style:style>
    <style:style style:name="ta_extref" style:family="table">
      <style:table-properties table:display="false"/>
    </style:style>
  </office:automatic-styles>
  <office:body>
    <office:spreadsheet>
      <table:table table:name="Blad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row table:style-name="ro1">
          <table:table-cell table:style-name="ce1" office:value-type="string">
            <text:p>Stopword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English translation</text:p>
          </table:table-cell>
          <table:table-cell table:style-name="ce3" office:value-type="string">
            <text:p>Needed in your language</text:p>
          </table:table-cell>
          <table:table-cell table:style-name="ce3" office:value-type="string">
            <text:p>Remove it from my language stopword list</text:p>
          </table:table-cell>
          <table:table-cell table:style-name="ce3" office:value-type="string">
            <text:p>Why? English comment/translation</text:p>
          </table:table-cell>
        </table:table-row>
        <table:table-row table:style-name="ro1">
          <table:table-cell table:style-name="ce2" office:value-type="string">
            <text:p>de</text:p>
          </table:table-cell>
          <table:table-cell table:style-name="ce2" office:value-type="string">
            <text:p>DUTCH</text:p>
          </table:table-cell>
          <table:table-cell table:style-name="ce2" office:value-type="string">
            <text:p>the</text:p>
          </table:table-cell>
          <table:table-cell table:number-columns-repeated="3"/>
        </table:table-row>
        <table:table-row table:style-name="ro2">
          <table:table-cell office:value-type="string">
            <text:p>en</text:p>
          </table:table-cell>
          <table:table-cell office:value-type="string">
            <text:p>DUTCH</text:p>
          </table:table-cell>
          <table:table-cell office:value-type="string">
            <text:p>and</text:p>
          </table:table-cell>
          <table:table-cell table:number-columns-repeated="3"/>
        </table:table-row>
        <table:table-row table:style-name="ro1">
          <table:table-cell office:value-type="string">
            <text:p>van</text:p>
          </table:table-cell>
          <table:table-cell office:value-type="string">
            <text:p>DUTCH</text:p>
          </table:table-cell>
          <table:table-cell office:value-type="string">
            <text:p>of, from</text:p>
          </table:table-cell>
          <table:table-cell office:value-type="string">
            <text:p>yes</text:p>
          </table:table-cell>
          <table:table-cell/>
          <table:table-cell office:value-type="string">
            <text:p>principal meaning : trailer, fan</text:p>
          </table:table-cell>
        </table:table-row>
        <table:table-row table:style-name="ro2">
          <table:table-cell office:value-type="string">
            <text:p>ik</text:p>
          </table:table-cell>
          <table:table-cell office:value-type="string">
            <text:p>DUTCH</text:p>
          </table:table-cell>
          <table:table-cell office:value-type="string">
            <text:p>I, the ego</text:p>
          </table:table-cell>
          <table:table-cell table:number-columns-repeated="3"/>
        </table:table-row>
        <table:table-row table:style-name="ro2">
          <table:table-cell office:value-type="string">
            <text:p>te</text:p>
          </table:table-cell>
          <table:table-cell office:value-type="string">
            <text:p>DUTCH</text:p>
          </table:table-cell>
          <table:table-cell office:value-type="string">
            <text:p>(1) chez, at etc, (2) to, (3) too</text:p>
          </table:table-cell>
          <table:table-cell table:number-columns-repeated="3"/>
        </table:table-row>
        <table:table-row table:style-name="ro2">
          <table:table-cell office:value-type="string">
            <text:p>dat</text:p>
          </table:table-cell>
          <table:table-cell office:value-type="string">
            <text:p>DUTCH</text:p>
          </table:table-cell>
          <table:table-cell office:value-type="string">
            <text:p>that, which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DUTCH</text:p>
          </table:table-cell>
          <table:table-cell office:value-type="string">
            <text:p>that, those, who, which</text:p>
          </table:table-cell>
          <table:table-cell table:number-columns-repeated="3"/>
        </table:table-row>
        <table:table-row table:style-name="ro2">
          <table:table-cell office:value-type="string">
            <text:p>in</text:p>
          </table:table-cell>
          <table:table-cell office:value-type="string">
            <text:p>DUTCH</text:p>
          </table:table-cell>
          <table:table-cell office:value-type="string">
            <text:p>in, inside</text:p>
          </table:table-cell>
          <table:table-cell table:number-columns-repeated="3"/>
        </table:table-row>
        <table:table-row table:style-name="ro2">
          <table:table-cell office:value-type="string">
            <text:p>een</text:p>
          </table:table-cell>
          <table:table-cell office:value-type="string">
            <text:p>DUTCH</text:p>
          </table:table-cell>
          <table:table-cell office:value-type="string">
            <text:p>a, an, one</text:p>
          </table:table-cell>
          <table:table-cell table:number-columns-repeated="3"/>
        </table:table-row>
        <table:table-row table:style-name="ro2">
          <table:table-cell office:value-type="string">
            <text:p>hij</text:p>
          </table:table-cell>
          <table:table-cell office:value-type="string">
            <text:p>DUTCH</text:p>
          </table:table-cell>
          <table:table-cell office:value-type="string">
            <text:p>he</text:p>
          </table:table-cell>
          <table:table-cell table:number-columns-repeated="3"/>
        </table:table-row>
        <table:table-row table:style-name="ro2">
          <table:table-cell office:value-type="string">
            <text:p>het</text:p>
          </table:table-cell>
          <table:table-cell office:value-type="string">
            <text:p>DUTCH</text:p>
          </table:table-cell>
          <table:table-cell office:value-type="string">
            <text:p>the, it</text:p>
          </table:table-cell>
          <table:table-cell table:number-columns-repeated="3"/>
        </table:table-row>
        <table:table-row table:style-name="ro2">
          <table:table-cell office:value-type="string">
            <text:p>niet</text:p>
          </table:table-cell>
          <table:table-cell office:value-type="string">
            <text:p>DUTCH</text:p>
          </table:table-cell>
          <table:table-cell office:value-type="string">
            <text:p>not, nothing, naught</text:p>
          </table:table-cell>
          <table:table-cell table:number-columns-repeated="3"/>
        </table:table-row>
        <table:table-row table:style-name="ro2">
          <table:table-cell office:value-type="string">
            <text:p>zijn</text:p>
          </table:table-cell>
          <table:table-cell office:value-type="string">
            <text:p>DUTCH</text:p>
          </table:table-cell>
          <table:table-cell office:value-type="string">
            <text:p>(1) to be, being, (2) his, one's, its</text:p>
          </table:table-cell>
          <table:table-cell table:number-columns-repeated="3"/>
        </table:table-row>
        <table:table-row table:style-name="ro2">
          <table:table-cell office:value-type="string">
            <text:p>is</text:p>
          </table:table-cell>
          <table:table-cell office:value-type="string">
            <text:p>DUTCH</text:p>
          </table:table-cell>
          <table:table-cell office:value-type="string">
            <text:p>is</text:p>
          </table:table-cell>
          <table:table-cell table:number-columns-repeated="3"/>
        </table:table-row>
        <table:table-row table:style-name="ro2">
          <table:table-cell office:value-type="string">
            <text:p>was</text:p>
          </table:table-cell>
          <table:table-cell office:value-type="string">
            <text:p>DUTCH</text:p>
          </table:table-cell>
          <table:table-cell office:value-type="string">
            <text:p>(1) was, past tense of all persons sing. of 'zijn' (to be) (2) wax, (3) the washing, (4) rise of river</text:p>
          </table:table-cell>
          <table:table-cell table:number-columns-repeated="3"/>
        </table:table-row>
        <table:table-row table:style-name="ro2">
          <table:table-cell office:value-type="string">
            <text:p>op</text:p>
          </table:table-cell>
          <table:table-cell office:value-type="string">
            <text:p>DUTCH</text:p>
          </table:table-cell>
          <table:table-cell office:value-type="string">
            <text:p>on, upon, at, in, up, used up</text:p>
          </table:table-cell>
          <table:table-cell table:number-columns-repeated="3"/>
        </table:table-row>
        <table:table-row table:style-name="ro2">
          <table:table-cell office:value-type="string">
            <text:p>aan</text:p>
          </table:table-cell>
          <table:table-cell office:value-type="string">
            <text:p>DUTCH</text:p>
          </table:table-cell>
          <table:table-cell office:value-type="string">
            <text:p>on, upon, to (as dative)</text:p>
          </table:table-cell>
          <table:table-cell table:number-columns-repeated="3"/>
        </table:table-row>
        <table:table-row table:style-name="ro2">
          <table:table-cell office:value-type="string">
            <text:p>met</text:p>
          </table:table-cell>
          <table:table-cell office:value-type="string">
            <text:p>DUTCH</text:p>
          </table:table-cell>
          <table:table-cell office:value-type="string">
            <text:p>with, by</text:p>
          </table:table-cell>
          <table:table-cell table:number-columns-repeated="3"/>
        </table:table-row>
        <table:table-row table:style-name="ro2">
          <table:table-cell office:value-type="string">
            <text:p>als</text:p>
          </table:table-cell>
          <table:table-cell office:value-type="string">
            <text:p>DUTCH</text:p>
          </table:table-cell>
          <table:table-cell office:value-type="string">
            <text:p>like, such as, when</text:p>
          </table:table-cell>
          <table:table-cell table:number-columns-repeated="3"/>
        </table:table-row>
        <table:table-row table:style-name="ro2">
          <table:table-cell office:value-type="string">
            <text:p>voor</text:p>
          </table:table-cell>
          <table:table-cell office:value-type="string">
            <text:p>DUTCH</text:p>
          </table:table-cell>
          <table:table-cell office:value-type="string">
            <text:p>(1) before, in front of, (2) furrow</text:p>
          </table:table-cell>
          <table:table-cell table:number-columns-repeated="3"/>
        </table:table-row>
        <table:table-row table:style-name="ro2">
          <table:table-cell office:value-type="string">
            <text:p>had</text:p>
          </table:table-cell>
          <table:table-cell office:value-type="string">
            <text:p>DUTCH</text:p>
          </table:table-cell>
          <table:table-cell office:value-type="string">
            <text:p>had, past tense all persons sing. of 'hebben' (have)</text:p>
          </table:table-cell>
          <table:table-cell table:number-columns-repeated="3"/>
        </table:table-row>
        <table:table-row table:style-name="ro2">
          <table:table-cell office:value-type="string">
            <text:p>er</text:p>
          </table:table-cell>
          <table:table-cell office:value-type="string">
            <text:p>DUTCH</text:p>
          </table:table-cell>
          <table:table-cell office:value-type="string">
            <text:p>there</text:p>
          </table:table-cell>
          <table:table-cell table:number-columns-repeated="3"/>
        </table:table-row>
        <table:table-row table:style-name="ro2">
          <table:table-cell office:value-type="string">
            <text:p>maar</text:p>
          </table:table-cell>
          <table:table-cell office:value-type="string">
            <text:p>DUTCH</text:p>
          </table:table-cell>
          <table:table-cell office:value-type="string">
            <text:p>but, only</text:p>
          </table:table-cell>
          <table:table-cell table:number-columns-repeated="3"/>
        </table:table-row>
        <table:table-row table:style-name="ro2">
          <table:table-cell office:value-type="string">
            <text:p>om</text:p>
          </table:table-cell>
          <table:table-cell office:value-type="string">
            <text:p>DUTCH</text:p>
          </table:table-cell>
          <table:table-cell office:value-type="string">
            <text:p>round, about, for etc</text:p>
          </table:table-cell>
          <table:table-cell table:number-columns-repeated="3"/>
        </table:table-row>
        <table:table-row table:style-name="ro2">
          <table:table-cell office:value-type="string">
            <text:p>hem</text:p>
          </table:table-cell>
          <table:table-cell office:value-type="string">
            <text:p>DUTCH</text:p>
          </table:table-cell>
          <table:table-cell office:value-type="string">
            <text:p>him</text:p>
          </table:table-cell>
          <table:table-cell table:number-columns-repeated="3"/>
        </table:table-row>
        <table:table-row table:style-name="ro2">
          <table:table-cell office:value-type="string">
            <text:p>dan</text:p>
          </table:table-cell>
          <table:table-cell office:value-type="string">
            <text:p>DUTCH</text:p>
          </table:table-cell>
          <table:table-cell office:value-type="string">
            <text:p>then</text:p>
          </table:table-cell>
          <table:table-cell table:number-columns-repeated="3"/>
        </table:table-row>
        <table:table-row table:style-name="ro2">
          <table:table-cell office:value-type="string">
            <text:p>zou</text:p>
          </table:table-cell>
          <table:table-cell office:value-type="string">
            <text:p>DUTCH</text:p>
          </table:table-cell>
          <table:table-cell office:value-type="string">
            <text:p>should/would, past tense all persons sing. of 'zullen'</text:p>
          </table:table-cell>
          <table:table-cell table:number-columns-repeated="3"/>
        </table:table-row>
        <table:table-row table:style-name="ro2">
          <table:table-cell office:value-type="string">
            <text:p>of</text:p>
          </table:table-cell>
          <table:table-cell office:value-type="string">
            <text:p>DUTCH</text:p>
          </table:table-cell>
          <table:table-cell office:value-type="string">
            <text:p>or, whether, if</text:p>
          </table:table-cell>
          <table:table-cell table:number-columns-repeated="3"/>
        </table:table-row>
        <table:table-row table:style-name="ro2">
          <table:table-cell office:value-type="string">
            <text:p>wat</text:p>
          </table:table-cell>
          <table:table-cell office:value-type="string">
            <text:p>DUTCH</text:p>
          </table:table-cell>
          <table:table-cell office:value-type="string">
            <text:p>what, something, anything</text:p>
          </table:table-cell>
          <table:table-cell table:number-columns-repeated="3"/>
        </table:table-row>
        <table:table-row table:style-name="ro2">
          <table:table-cell office:value-type="string">
            <text:p>mijn</text:p>
          </table:table-cell>
          <table:table-cell office:value-type="string">
            <text:p>DUTCH</text:p>
          </table:table-cell>
          <table:table-cell office:value-type="string">
            <text:p>possessive and noun 'mine'</text:p>
          </table:table-cell>
          <table:table-cell table:number-columns-repeated="3"/>
        </table:table-row>
        <table:table-row table:style-name="ro2">
          <table:table-cell office:value-type="string">
            <text:p>men</text:p>
          </table:table-cell>
          <table:table-cell office:value-type="string">
            <text:p>DUTCH</text:p>
          </table:table-cell>
          <table:table-cell office:value-type="string">
            <text:p>people, 'one'</text:p>
          </table:table-cell>
          <table:table-cell table:number-columns-repeated="3"/>
        </table:table-row>
        <table:table-row table:style-name="ro2">
          <table:table-cell office:value-type="string">
            <text:p>dit</text:p>
          </table:table-cell>
          <table:table-cell office:value-type="string">
            <text:p>DUTC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2">
          <table:table-cell office:value-type="string">
            <text:p>zo</text:p>
          </table:table-cell>
          <table:table-cell office:value-type="string">
            <text:p>DUTCH</text:p>
          </table:table-cell>
          <table:table-cell office:value-type="string">
            <text:p>so, thus, in this way</text:p>
          </table:table-cell>
          <table:table-cell table:number-columns-repeated="3"/>
        </table:table-row>
        <table:table-row table:style-name="ro2">
          <table:table-cell office:value-type="string">
            <text:p>door</text:p>
          </table:table-cell>
          <table:table-cell office:value-type="string">
            <text:p>DUTCH</text:p>
          </table:table-cell>
          <table:table-cell office:value-type="string">
            <text:p>through by</text:p>
          </table:table-cell>
          <table:table-cell table:number-columns-repeated="3"/>
        </table:table-row>
        <table:table-row table:style-name="ro2">
          <table:table-cell office:value-type="string">
            <text:p>over</text:p>
          </table:table-cell>
          <table:table-cell office:value-type="string">
            <text:p>DUTCH</text:p>
          </table:table-cell>
          <table:table-cell office:value-type="string">
            <text:p>over, across</text:p>
          </table:table-cell>
          <table:table-cell table:number-columns-repeated="3"/>
        </table:table-row>
        <table:table-row table:style-name="ro2">
          <table:table-cell office:value-type="string">
            <text:p>ze</text:p>
          </table:table-cell>
          <table:table-cell office:value-type="string">
            <text:p>DUTCH</text:p>
          </table:table-cell>
          <table:table-cell office:value-type="string">
            <text:p>she, her, they, them</text:p>
          </table:table-cell>
          <table:table-cell table:number-columns-repeated="3"/>
        </table:table-row>
        <table:table-row table:style-name="ro2">
          <table:table-cell office:value-type="string">
            <text:p>zich</text:p>
          </table:table-cell>
          <table:table-cell office:value-type="string">
            <text:p>DUTCH</text:p>
          </table:table-cell>
          <table:table-cell office:value-type="string">
            <text:p>oneself</text:p>
          </table:table-cell>
          <table:table-cell table:number-columns-repeated="3"/>
        </table:table-row>
        <table:table-row table:style-name="ro2">
          <table:table-cell office:value-type="string">
            <text:p>bij</text:p>
          </table:table-cell>
          <table:table-cell office:value-type="string">
            <text:p>DUTCH</text:p>
          </table:table-cell>
          <table:table-cell office:value-type="string">
            <text:p>(1) a bee, (2) by, near, at</text:p>
          </table:table-cell>
          <table:table-cell table:number-columns-repeated="3"/>
        </table:table-row>
        <table:table-row table:style-name="ro2">
          <table:table-cell office:value-type="string">
            <text:p>ook</text:p>
          </table:table-cell>
          <table:table-cell office:value-type="string">
            <text:p>DUTCH</text:p>
          </table:table-cell>
          <table:table-cell office:value-type="string">
            <text:p>also, too</text:p>
          </table:table-cell>
          <table:table-cell table:number-columns-repeated="3"/>
        </table:table-row>
        <table:table-row table:style-name="ro2">
          <table:table-cell office:value-type="string">
            <text:p>tot</text:p>
          </table:table-cell>
          <table:table-cell office:value-type="string">
            <text:p>DUTCH</text:p>
          </table:table-cell>
          <table:table-cell office:value-type="string">
            <text:p>till, until</text:p>
          </table:table-cell>
          <table:table-cell table:number-columns-repeated="3"/>
        </table:table-row>
        <table:table-row table:style-name="ro2">
          <table:table-cell office:value-type="string">
            <text:p>je</text:p>
          </table:table-cell>
          <table:table-cell office:value-type="string">
            <text:p>DUTC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2">
          <table:table-cell office:value-type="string">
            <text:p>mij</text:p>
          </table:table-cell>
          <table:table-cell office:value-type="string">
            <text:p>DUTCH</text:p>
          </table:table-cell>
          <table:table-cell office:value-type="string">
            <text:p>me</text:p>
          </table:table-cell>
          <table:table-cell table:number-columns-repeated="3"/>
        </table:table-row>
        <table:table-row table:style-name="ro2">
          <table:table-cell office:value-type="string">
            <text:p>uit</text:p>
          </table:table-cell>
          <table:table-cell office:value-type="string">
            <text:p>DUTCH</text:p>
          </table:table-cell>
          <table:table-cell office:value-type="string">
            <text:p>out of, from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DUTCH</text:p>
          </table:table-cell>
          <table:table-cell office:value-type="string">
            <text:p>Old Dutch form of 'van der' still found in surnames</text:p>
          </table:table-cell>
          <table:table-cell table:number-columns-repeated="3"/>
        </table:table-row>
        <table:table-row table:style-name="ro2">
          <table:table-cell office:value-type="string">
            <text:p>daar</text:p>
          </table:table-cell>
          <table:table-cell office:value-type="string">
            <text:p>DUTCH</text:p>
          </table:table-cell>
          <table:table-cell office:value-type="string">
            <text:p>(1) there, (2) because</text:p>
          </table:table-cell>
          <table:table-cell table:number-columns-repeated="3"/>
        </table:table-row>
        <table:table-row table:style-name="ro2">
          <table:table-cell office:value-type="string">
            <text:p>haar</text:p>
          </table:table-cell>
          <table:table-cell office:value-type="string">
            <text:p>DUTCH</text:p>
          </table:table-cell>
          <table:table-cell office:value-type="string">
            <text:p>(1) her, their, them, (2) hair</text:p>
          </table:table-cell>
          <table:table-cell table:number-columns-repeated="3"/>
        </table:table-row>
        <table:table-row table:style-name="ro2">
          <table:table-cell office:value-type="string">
            <text:p>naar</text:p>
          </table:table-cell>
          <table:table-cell office:value-type="string">
            <text:p>DUTCH</text:p>
          </table:table-cell>
          <table:table-cell office:value-type="string">
            <text:p>(1) unpleasant, unwell etc, (2) towards, (3) as</text:p>
          </table:table-cell>
          <table:table-cell table:number-columns-repeated="3"/>
        </table:table-row>
        <table:table-row table:style-name="ro2">
          <table:table-cell office:value-type="string">
            <text:p>heb</text:p>
          </table:table-cell>
          <table:table-cell office:value-type="string">
            <text:p>DUTCH</text:p>
          </table:table-cell>
          <table:table-cell office:value-type="string">
            <text:p>present first person sing. of 'to have'</text:p>
          </table:table-cell>
          <table:table-cell table:number-columns-repeated="3"/>
        </table:table-row>
        <table:table-row table:style-name="ro2">
          <table:table-cell office:value-type="string">
            <text:p>hoe</text:p>
          </table:table-cell>
          <table:table-cell office:value-type="string">
            <text:p>DUTCH</text:p>
          </table:table-cell>
          <table:table-cell office:value-type="string">
            <text:p>how, why</text:p>
          </table:table-cell>
          <table:table-cell table:number-columns-repeated="3"/>
        </table:table-row>
        <table:table-row table:style-name="ro2">
          <table:table-cell office:value-type="string">
            <text:p>heeft</text:p>
          </table:table-cell>
          <table:table-cell office:value-type="string">
            <text:p>DUTCH</text:p>
          </table:table-cell>
          <table:table-cell office:value-type="string">
            <text:p>present third person sing. of 'to have'</text:p>
          </table:table-cell>
          <table:table-cell table:number-columns-repeated="3"/>
        </table:table-row>
        <table:table-row table:style-name="ro2">
          <table:table-cell office:value-type="string">
            <text:p>hebben</text:p>
          </table:table-cell>
          <table:table-cell office:value-type="string">
            <text:p>DUTCH</text:p>
          </table:table-cell>
          <table:table-cell office:value-type="string">
            <text:p>'to have' and various parts thereof</text:p>
          </table:table-cell>
          <table:table-cell table:number-columns-repeated="3"/>
        </table:table-row>
        <table:table-row table:style-name="ro2">
          <table:table-cell office:value-type="string">
            <text:p>deze</text:p>
          </table:table-cell>
          <table:table-cell office:value-type="string">
            <text:p>DUTC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2">
          <table:table-cell office:value-type="string">
            <text:p>u</text:p>
          </table:table-cell>
          <table:table-cell office:value-type="string">
            <text:p>DUTC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2">
          <table:table-cell office:value-type="string">
            <text:p>want</text:p>
          </table:table-cell>
          <table:table-cell office:value-type="string">
            <text:p>DUTCH</text:p>
          </table:table-cell>
          <table:table-cell office:value-type="string">
            <text:p>(1) for, (2) mitten, (3) rigging</text:p>
          </table:table-cell>
          <table:table-cell table:number-columns-repeated="3"/>
        </table:table-row>
        <table:table-row table:style-name="ro2">
          <table:table-cell office:value-type="string">
            <text:p>nog</text:p>
          </table:table-cell>
          <table:table-cell office:value-type="string">
            <text:p>DUTCH</text:p>
          </table:table-cell>
          <table:table-cell office:value-type="string">
            <text:p>yet, still</text:p>
          </table:table-cell>
          <table:table-cell table:number-columns-repeated="3"/>
        </table:table-row>
        <table:table-row table:style-name="ro2">
          <table:table-cell office:value-type="string">
            <text:p>zal</text:p>
          </table:table-cell>
          <table:table-cell office:value-type="string">
            <text:p>DUTCH</text:p>
          </table:table-cell>
          <table:table-cell office:value-type="string">
            <text:p>'shall', first and third person sing. of verb 'zullen' (will)</text:p>
          </table:table-cell>
          <table:table-cell table:number-columns-repeated="3"/>
        </table:table-row>
        <table:table-row table:style-name="ro2">
          <table:table-cell office:value-type="string">
            <text:p>me</text:p>
          </table:table-cell>
          <table:table-cell office:value-type="string">
            <text:p>DUTCH</text:p>
          </table:table-cell>
          <table:table-cell office:value-type="string">
            <text:p>me</text:p>
          </table:table-cell>
          <table:table-cell table:number-columns-repeated="3"/>
        </table:table-row>
        <table:table-row table:style-name="ro2">
          <table:table-cell office:value-type="string">
            <text:p>zij</text:p>
          </table:table-cell>
          <table:table-cell office:value-type="string">
            <text:p>DUTCH</text:p>
          </table:table-cell>
          <table:table-cell office:value-type="string">
            <text:p>she, they</text:p>
          </table:table-cell>
          <table:table-cell table:number-columns-repeated="3"/>
        </table:table-row>
        <table:table-row table:style-name="ro2">
          <table:table-cell office:value-type="string">
            <text:p>nu</text:p>
          </table:table-cell>
          <table:table-cell office:value-type="string">
            <text:p>DUTCH</text:p>
          </table:table-cell>
          <table:table-cell office:value-type="string">
            <text:p>now</text:p>
          </table:table-cell>
          <table:table-cell table:number-columns-repeated="3"/>
        </table:table-row>
        <table:table-row table:style-name="ro2">
          <table:table-cell office:value-type="string">
            <text:p>ge</text:p>
          </table:table-cell>
          <table:table-cell office:value-type="string">
            <text:p>DUTCH</text:p>
          </table:table-cell>
          <table:table-cell office:value-type="string">
            <text:p>'thou', still used in Belgium and south Netherlands</text:p>
          </table:table-cell>
          <table:table-cell table:number-columns-repeated="3"/>
        </table:table-row>
        <table:table-row table:style-name="ro2">
          <table:table-cell office:value-type="string">
            <text:p>geen</text:p>
          </table:table-cell>
          <table:table-cell office:value-type="string">
            <text:p>DUTCH</text:p>
          </table:table-cell>
          <table:table-cell office:value-type="string">
            <text:p>none</text:p>
          </table:table-cell>
          <table:table-cell table:number-columns-repeated="3"/>
        </table:table-row>
        <table:table-row table:style-name="ro2">
          <table:table-cell office:value-type="string">
            <text:p>omdat</text:p>
          </table:table-cell>
          <table:table-cell office:value-type="string">
            <text:p>DUTCH</text:p>
          </table:table-cell>
          <table:table-cell office:value-type="string">
            <text:p>because</text:p>
          </table:table-cell>
          <table:table-cell table:number-columns-repeated="3"/>
        </table:table-row>
        <table:table-row table:style-name="ro2">
          <table:table-cell office:value-type="string">
            <text:p>iets</text:p>
          </table:table-cell>
          <table:table-cell office:value-type="string">
            <text:p>DUTCH</text:p>
          </table:table-cell>
          <table:table-cell office:value-type="string">
            <text:p>something, somewhat</text:p>
          </table:table-cell>
          <table:table-cell table:number-columns-repeated="3"/>
        </table:table-row>
        <table:table-row table:style-name="ro2">
          <table:table-cell office:value-type="string">
            <text:p>worden</text:p>
          </table:table-cell>
          <table:table-cell office:value-type="string">
            <text:p>DUTCH</text:p>
          </table:table-cell>
          <table:table-cell office:value-type="string">
            <text:p>to become, grow, get</text:p>
          </table:table-cell>
          <table:table-cell table:number-columns-repeated="3"/>
        </table:table-row>
        <table:table-row table:style-name="ro2">
          <table:table-cell office:value-type="string">
            <text:p>toch</text:p>
          </table:table-cell>
          <table:table-cell office:value-type="string">
            <text:p>DUTCH</text:p>
          </table:table-cell>
          <table:table-cell office:value-type="string">
            <text:p>yet, still</text:p>
          </table:table-cell>
          <table:table-cell table:number-columns-repeated="3"/>
        </table:table-row>
        <table:table-row table:style-name="ro1">
          <table:table-cell office:value-type="string">
            <text:p>al</text:p>
          </table:table-cell>
          <table:table-cell office:value-type="string">
            <text:p>DUTCH</text:p>
          </table:table-cell>
          <table:table-cell office:value-type="string">
            <text:p>all, every, each</text:p>
          </table:table-cell>
          <table:table-cell office:value-type="string">
            <text:p>yes</text:p>
          </table:table-cell>
          <table:table-cell/>
          <table:table-cell office:value-type="string">
            <text:p>part of arab names such as Al Mansur or Al Ghazi</text:p>
          </table:table-cell>
        </table:table-row>
        <table:table-row table:style-name="ro2">
          <table:table-cell office:value-type="string">
            <text:p>waren</text:p>
          </table:table-cell>
          <table:table-cell office:value-type="string">
            <text:p>DUTCH</text:p>
          </table:table-cell>
          <table:table-cell office:value-type="string">
            <text:p>(1) 'were' (2) to wander, (3) wares, (3)</text:p>
          </table:table-cell>
          <table:table-cell table:number-columns-repeated="3"/>
        </table:table-row>
        <table:table-row table:style-name="ro2">
          <table:table-cell office:value-type="string">
            <text:p>veel</text:p>
          </table:table-cell>
          <table:table-cell office:value-type="string">
            <text:p>DUTCH</text:p>
          </table:table-cell>
          <table:table-cell office:value-type="string">
            <text:p>much, many</text:p>
          </table:table-cell>
          <table:table-cell table:number-columns-repeated="3"/>
        </table:table-row>
        <table:table-row table:style-name="ro2">
          <table:table-cell office:value-type="string">
            <text:p>meer</text:p>
          </table:table-cell>
          <table:table-cell office:value-type="string">
            <text:p>DUTCH</text:p>
          </table:table-cell>
          <table:table-cell office:value-type="string">
            <text:p>(1) more, (2) lake</text:p>
          </table:table-cell>
          <table:table-cell table:number-columns-repeated="3"/>
        </table:table-row>
        <table:table-row table:style-name="ro2">
          <table:table-cell office:value-type="string">
            <text:p>doen</text:p>
          </table:table-cell>
          <table:table-cell office:value-type="string">
            <text:p>DUTCH</text:p>
          </table:table-cell>
          <table:table-cell office:value-type="string">
            <text:p>to do, to make</text:p>
          </table:table-cell>
          <table:table-cell table:number-columns-repeated="3"/>
        </table:table-row>
        <table:table-row table:style-name="ro2">
          <table:table-cell office:value-type="string">
            <text:p>toen</text:p>
          </table:table-cell>
          <table:table-cell office:value-type="string">
            <text:p>DUTCH</text:p>
          </table:table-cell>
          <table:table-cell office:value-type="string">
            <text:p>then, when</text:p>
          </table:table-cell>
          <table:table-cell table:number-columns-repeated="3"/>
        </table:table-row>
        <table:table-row table:style-name="ro2">
          <table:table-cell office:value-type="string">
            <text:p>moet</text:p>
          </table:table-cell>
          <table:table-cell office:value-type="string">
            <text:p>DUTCH</text:p>
          </table:table-cell>
          <table:table-cell office:value-type="string">
            <text:p>noun 'spot/mote' and present form of 'to must'</text:p>
          </table:table-cell>
          <table:table-cell table:number-columns-repeated="3"/>
        </table:table-row>
        <table:table-row table:style-name="ro2">
          <table:table-cell office:value-type="string">
            <text:p>ben</text:p>
          </table:table-cell>
          <table:table-cell office:value-type="string">
            <text:p>DUTCH</text:p>
          </table:table-cell>
          <table:table-cell office:value-type="string">
            <text:p>(1) am, (2) 'are' in interrogative second person singular of 'to be'</text:p>
          </table:table-cell>
          <table:table-cell table:number-columns-repeated="3"/>
        </table:table-row>
        <table:table-row table:style-name="ro2">
          <table:table-cell office:value-type="string">
            <text:p>zonder</text:p>
          </table:table-cell>
          <table:table-cell office:value-type="string">
            <text:p>DUTCH</text:p>
          </table:table-cell>
          <table:table-cell office:value-type="string">
            <text:p>without</text:p>
          </table:table-cell>
          <table:table-cell table:number-columns-repeated="3"/>
        </table:table-row>
        <table:table-row table:style-name="ro2">
          <table:table-cell office:value-type="string">
            <text:p>kan</text:p>
          </table:table-cell>
          <table:table-cell office:value-type="string">
            <text:p>DUTCH</text:p>
          </table:table-cell>
          <table:table-cell office:value-type="string">
            <text:p>noun 'can' and present form of 'to be able'</text:p>
          </table:table-cell>
          <table:table-cell table:number-columns-repeated="3"/>
        </table:table-row>
        <table:table-row table:style-name="ro1">
          <table:table-cell office:value-type="string">
            <text:p>hun</text:p>
          </table:table-cell>
          <table:table-cell office:value-type="string">
            <text:p>DUTCH</text:p>
          </table:table-cell>
          <table:table-cell office:value-type="string">
            <text:p>their, them</text:p>
          </table:table-cell>
          <table:table-cell office:value-type="string">
            <text:p>yes</text:p>
          </table:table-cell>
          <table:table-cell/>
          <table:table-cell office:value-type="string">
            <text:p>hun (you know Attila etc.)</text:p>
          </table:table-cell>
        </table:table-row>
        <table:table-row table:style-name="ro2">
          <table:table-cell office:value-type="string">
            <text:p>dus</text:p>
          </table:table-cell>
          <table:table-cell office:value-type="string">
            <text:p>DUTCH</text:p>
          </table:table-cell>
          <table:table-cell office:value-type="string">
            <text:p>so, consequently</text:p>
          </table:table-cell>
          <table:table-cell table:number-columns-repeated="3"/>
        </table:table-row>
        <table:table-row table:style-name="ro2">
          <table:table-cell office:value-type="string">
            <text:p>alles</text:p>
          </table:table-cell>
          <table:table-cell office:value-type="string">
            <text:p>DUTCH</text:p>
          </table:table-cell>
          <table:table-cell office:value-type="string">
            <text:p>all, everything, anything</text:p>
          </table:table-cell>
          <table:table-cell table:number-columns-repeated="3"/>
        </table:table-row>
        <table:table-row table:style-name="ro2">
          <table:table-cell office:value-type="string">
            <text:p>onder</text:p>
          </table:table-cell>
          <table:table-cell office:value-type="string">
            <text:p>DUTCH</text:p>
          </table:table-cell>
          <table:table-cell office:value-type="string">
            <text:p>under, beneath</text:p>
          </table:table-cell>
          <table:table-cell table:number-columns-repeated="3"/>
        </table:table-row>
        <table:table-row table:style-name="ro2">
          <table:table-cell office:value-type="string">
            <text:p>ja</text:p>
          </table:table-cell>
          <table:table-cell office:value-type="string">
            <text:p>DUTCH</text:p>
          </table:table-cell>
          <table:table-cell office:value-type="string">
            <text:p>yes, of course</text:p>
          </table:table-cell>
          <table:table-cell table:number-columns-repeated="3"/>
        </table:table-row>
        <table:table-row table:style-name="ro2">
          <table:table-cell office:value-type="string">
            <text:p>eens</text:p>
          </table:table-cell>
          <table:table-cell office:value-type="string">
            <text:p>DUTCH</text:p>
          </table:table-cell>
          <table:table-cell office:value-type="string">
            <text:p>once, one day</text:p>
          </table:table-cell>
          <table:table-cell table:number-columns-repeated="3"/>
        </table:table-row>
        <table:table-row table:style-name="ro1">
          <table:table-cell office:value-type="string">
            <text:p>hier</text:p>
          </table:table-cell>
          <table:table-cell office:value-type="string">
            <text:p>DUTCH</text:p>
          </table:table-cell>
          <table:table-cell office:value-type="string">
            <text:p>here</text:p>
          </table:table-cell>
          <table:table-cell office:value-type="string">
            <text:p>yes (probably)</text:p>
          </table:table-cell>
          <table:table-cell/>
          <table:table-cell office:value-type="string">
            <text:p>yesterday</text:p>
          </table:table-cell>
        </table:table-row>
        <table:table-row table:style-name="ro2">
          <table:table-cell office:value-type="string">
            <text:p>wie</text:p>
          </table:table-cell>
          <table:table-cell office:value-type="string">
            <text:p>DUTC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2">
          <table:table-cell office:value-type="string">
            <text:p>werd</text:p>
          </table:table-cell>
          <table:table-cell office:value-type="string">
            <text:p>DUTCH</text:p>
          </table:table-cell>
          <table:table-cell office:value-type="string">
            <text:p>imperfect third person sing. of 'become'</text:p>
          </table:table-cell>
          <table:table-cell table:number-columns-repeated="3"/>
        </table:table-row>
        <table:table-row table:style-name="ro2">
          <table:table-cell office:value-type="string">
            <text:p>altijd</text:p>
          </table:table-cell>
          <table:table-cell office:value-type="string">
            <text:p>DUTCH</text:p>
          </table:table-cell>
          <table:table-cell office:value-type="string">
            <text:p>always</text:p>
          </table:table-cell>
          <table:table-cell table:number-columns-repeated="3"/>
        </table:table-row>
        <table:table-row table:style-name="ro2">
          <table:table-cell office:value-type="string">
            <text:p>doch</text:p>
          </table:table-cell>
          <table:table-cell office:value-type="string">
            <text:p>DUTCH</text:p>
          </table:table-cell>
          <table:table-cell office:value-type="string">
            <text:p>yet, but etc</text:p>
          </table:table-cell>
          <table:table-cell table:number-columns-repeated="3"/>
        </table:table-row>
        <table:table-row table:style-name="ro2">
          <table:table-cell office:value-type="string">
            <text:p>wordt</text:p>
          </table:table-cell>
          <table:table-cell office:value-type="string">
            <text:p>DUTCH</text:p>
          </table:table-cell>
          <table:table-cell office:value-type="string">
            <text:p>present third person sing. of 'become'</text:p>
          </table:table-cell>
          <table:table-cell table:number-columns-repeated="3"/>
        </table:table-row>
        <table:table-row table:style-name="ro2">
          <table:table-cell office:value-type="string">
            <text:p>wezen</text:p>
          </table:table-cell>
          <table:table-cell office:value-type="string">
            <text:p>DUTCH</text:p>
          </table:table-cell>
          <table:table-cell office:value-type="string">
            <text:p>(1) to be, (2) 'been' as in 'been fishing', (3) orphans</text:p>
          </table:table-cell>
          <table:table-cell table:number-columns-repeated="3"/>
        </table:table-row>
        <table:table-row table:style-name="ro2">
          <table:table-cell office:value-type="string">
            <text:p>kunnen</text:p>
          </table:table-cell>
          <table:table-cell office:value-type="string">
            <text:p>DUTCH</text:p>
          </table:table-cell>
          <table:table-cell office:value-type="string">
            <text:p>to be able</text:p>
          </table:table-cell>
          <table:table-cell table:number-columns-repeated="3"/>
        </table:table-row>
        <table:table-row table:style-name="ro2">
          <table:table-cell office:value-type="string">
            <text:p>ons</text:p>
          </table:table-cell>
          <table:table-cell office:value-type="string">
            <text:p>DUTCH</text:p>
          </table:table-cell>
          <table:table-cell office:value-type="string">
            <text:p>us/our</text:p>
          </table:table-cell>
          <table:table-cell table:number-columns-repeated="3"/>
        </table:table-row>
        <table:table-row table:style-name="ro2">
          <table:table-cell office:value-type="string">
            <text:p>zelf</text:p>
          </table:table-cell>
          <table:table-cell office:value-type="string">
            <text:p>DUTCH</text:p>
          </table:table-cell>
          <table:table-cell office:value-type="string">
            <text:p>self</text:p>
          </table:table-cell>
          <table:table-cell table:number-columns-repeated="3"/>
        </table:table-row>
        <table:table-row table:style-name="ro2">
          <table:table-cell office:value-type="string">
            <text:p>tegen</text:p>
          </table:table-cell>
          <table:table-cell office:value-type="string">
            <text:p>DUTCH</text:p>
          </table:table-cell>
          <table:table-cell office:value-type="string">
            <text:p>against, towards, at</text:p>
          </table:table-cell>
          <table:table-cell table:number-columns-repeated="3"/>
        </table:table-row>
        <table:table-row table:style-name="ro2">
          <table:table-cell office:value-type="string">
            <text:p>na</text:p>
          </table:table-cell>
          <table:table-cell office:value-type="string">
            <text:p>DUTCH</text:p>
          </table:table-cell>
          <table:table-cell office:value-type="string">
            <text:p>after, near</text:p>
          </table:table-cell>
          <table:table-cell table:number-columns-repeated="3"/>
        </table:table-row>
        <table:table-row table:style-name="ro2">
          <table:table-cell office:value-type="string">
            <text:p>reeds</text:p>
          </table:table-cell>
          <table:table-cell office:value-type="string">
            <text:p>DUTCH</text:p>
          </table:table-cell>
          <table:table-cell office:value-type="string">
            <text:p>already</text:p>
          </table:table-cell>
          <table:table-cell table:number-columns-repeated="3"/>
        </table:table-row>
        <table:table-row table:style-name="ro2">
          <table:table-cell office:value-type="string">
            <text:p>wil</text:p>
          </table:table-cell>
          <table:table-cell office:value-type="string">
            <text:p>DUTCH</text:p>
          </table:table-cell>
          <table:table-cell office:value-type="string">
            <text:p>(1) present tense of 'want', (2) 'will', noun, (3) fender</text:p>
          </table:table-cell>
          <table:table-cell table:number-columns-repeated="3"/>
        </table:table-row>
        <table:table-row table:style-name="ro2">
          <table:table-cell office:value-type="string">
            <text:p>kon</text:p>
          </table:table-cell>
          <table:table-cell office:value-type="string">
            <text:p>DUTCH</text:p>
          </table:table-cell>
          <table:table-cell office:value-type="string">
            <text:p>could, past tense of 'to be able'</text:p>
          </table:table-cell>
          <table:table-cell table:number-columns-repeated="3"/>
        </table:table-row>
        <table:table-row table:style-name="ro2">
          <table:table-cell office:value-type="string">
            <text:p>niets</text:p>
          </table:table-cell>
          <table:table-cell office:value-type="string">
            <text:p>DUTCH</text:p>
          </table:table-cell>
          <table:table-cell office:value-type="string">
            <text:p>nothing</text:p>
          </table:table-cell>
          <table:table-cell table:number-columns-repeated="3"/>
        </table:table-row>
        <table:table-row table:style-name="ro2">
          <table:table-cell office:value-type="string">
            <text:p>uw</text:p>
          </table:table-cell>
          <table:table-cell office:value-type="string">
            <text:p>DUTCH</text:p>
          </table:table-cell>
          <table:table-cell office:value-type="string">
            <text:p>your</text:p>
          </table:table-cell>
          <table:table-cell table:number-columns-repeated="3"/>
        </table:table-row>
        <table:table-row table:style-name="ro2">
          <table:table-cell office:value-type="string">
            <text:p>iemand</text:p>
          </table:table-cell>
          <table:table-cell office:value-type="string">
            <text:p>DUTCH</text:p>
          </table:table-cell>
          <table:table-cell office:value-type="string">
            <text:p>somebody</text:p>
          </table:table-cell>
          <table:table-cell table:number-columns-repeated="3"/>
        </table:table-row>
        <table:table-row table:style-name="ro2">
          <table:table-cell office:value-type="string">
            <text:p>geweest</text:p>
          </table:table-cell>
          <table:table-cell office:value-type="string">
            <text:p>DUTCH</text:p>
          </table:table-cell>
          <table:table-cell office:value-type="string">
            <text:p>been, past participle of 'be'</text:p>
          </table:table-cell>
          <table:table-cell table:number-columns-repeated="3"/>
        </table:table-row>
        <table:table-row table:style-name="ro2">
          <table:table-cell office:value-type="string">
            <text:p>andere</text:p>
          </table:table-cell>
          <table:table-cell office:value-type="string">
            <text:p>DUTCH</text:p>
          </table:table-cell>
          <table:table-cell office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>
            <text:p>i</text:p>
          </table:table-cell>
          <table:table-cell office:value-type="string">
            <text:p>ENGLISH</text:p>
          </table:table-cell>
          <table:table-cell office:value-type="string">
            <text:p>subject, always in upper case of course</text:p>
          </table:table-cell>
          <table:table-cell table:number-columns-repeated="3"/>
        </table:table-row>
        <table:table-row table:style-name="ro2">
          <table:table-cell office:value-type="string">
            <text:p>me</text:p>
          </table:table-cell>
          <table:table-cell office:value-type="string">
            <text:p>ENGLISH</text:p>
          </table:table-cell>
          <table:table-cell office:value-type="string">
            <text:p>object</text:p>
          </table:table-cell>
          <table:table-cell table:number-columns-repeated="3"/>
        </table:table-row>
        <table:table-row table:style-name="ro2">
          <table:table-cell office:value-type="string">
            <text:p>my</text:p>
          </table:table-cell>
          <table:table-cell office:value-type="string">
            <text:p>ENGLISH</text:p>
          </table:table-cell>
          <table:table-cell office:value-type="string">
            <text:p>possessive adjective</text:p>
          </table:table-cell>
          <table:table-cell table:number-columns-repeated="3"/>
        </table:table-row>
        <table:table-row table:style-name="ro2">
          <table:table-cell office:value-type="string">
            <text:p>myself</text:p>
          </table:table-cell>
          <table:table-cell office:value-type="string">
            <text:p>ENGLISH</text:p>
          </table:table-cell>
          <table:table-cell office:value-type="string">
            <text:p>reflexive</text:p>
          </table:table-cell>
          <table:table-cell table:number-columns-repeated="3"/>
        </table:table-row>
        <table:table-row table:style-name="ro2">
          <table:table-cell office:value-type="string">
            <text:p>we</text:p>
          </table:table-cell>
          <table:table-cell office:value-type="string">
            <text:p>ENGLISH</text:p>
          </table:table-cell>
          <table:table-cell office:value-type="string">
            <text:p>subject</text:p>
          </table:table-cell>
          <table:table-cell table:number-columns-repeated="3"/>
        </table:table-row>
        <table:table-row table:style-name="ro2">
          <table:table-cell office:value-type="string">
            <text:p>our</text:p>
          </table:table-cell>
          <table:table-cell office:value-type="string">
            <text:p>ENGLISH</text:p>
          </table:table-cell>
          <table:table-cell office:value-type="string">
            <text:p>possessive adjective</text:p>
          </table:table-cell>
          <table:table-cell table:number-columns-repeated="3"/>
        </table:table-row>
        <table:table-row table:style-name="ro1">
          <table:table-cell office:value-type="string">
            <text:p>ours</text:p>
          </table:table-cell>
          <table:table-cell office:value-type="string">
            <text:p>ENGLISH</text:p>
          </table:table-cell>
          <table:table-cell office:value-type="string">
            <text:p>possessive pronoun</text:p>
          </table:table-cell>
          <table:table-cell office:value-type="string">
            <text:p>yes</text:p>
          </table:table-cell>
          <table:table-cell/>
          <table:table-cell office:value-type="string">
            <text:p>bear</text:p>
          </table:table-cell>
        </table:table-row>
        <table:table-row table:style-name="ro2">
          <table:table-cell office:value-type="string">
            <text:p>ourselves</text:p>
          </table:table-cell>
          <table:table-cell office:value-type="string">
            <text:p>ENGLISH</text:p>
          </table:table-cell>
          <table:table-cell office:value-type="string">
            <text:p>reflexive</text:p>
          </table:table-cell>
          <table:table-cell table:number-columns-repeated="3"/>
        </table:table-row>
        <table:table-row table:style-name="ro2">
          <table:table-cell office:value-type="string">
            <text:p>you</text:p>
          </table:table-cell>
          <table:table-cell office:value-type="string">
            <text:p>ENGLISH</text:p>
          </table:table-cell>
          <table:table-cell office:value-type="string">
            <text:p>subject and object</text:p>
          </table:table-cell>
          <table:table-cell table:number-columns-repeated="3"/>
        </table:table-row>
        <table:table-row table:style-name="ro2">
          <table:table-cell office:value-type="string">
            <text:p>your</text:p>
          </table:table-cell>
          <table:table-cell office:value-type="string">
            <text:p>ENGLISH</text:p>
          </table:table-cell>
          <table:table-cell office:value-type="string">
            <text:p>possessive adjective</text:p>
          </table:table-cell>
          <table:table-cell table:number-columns-repeated="3"/>
        </table:table-row>
        <table:table-row table:style-name="ro2">
          <table:table-cell office:value-type="string">
            <text:p>yours</text:p>
          </table:table-cell>
          <table:table-cell office:value-type="string">
            <text:p>ENGLISH</text:p>
          </table:table-cell>
          <table:table-cell office:value-type="string">
            <text:p>possessive pronoun</text:p>
          </table:table-cell>
          <table:table-cell table:number-columns-repeated="3"/>
        </table:table-row>
        <table:table-row table:style-name="ro2">
          <table:table-cell office:value-type="string">
            <text:p>yourself</text:p>
          </table:table-cell>
          <table:table-cell office:value-type="string">
            <text:p>ENGLISH</text:p>
          </table:table-cell>
          <table:table-cell office:value-type="string">
            <text:p>reflexive (singular)</text:p>
          </table:table-cell>
          <table:table-cell table:number-columns-repeated="3"/>
        </table:table-row>
        <table:table-row table:style-name="ro2">
          <table:table-cell office:value-type="string">
            <text:p>yourselves</text:p>
          </table:table-cell>
          <table:table-cell office:value-type="string">
            <text:p>ENGLISH</text:p>
          </table:table-cell>
          <table:table-cell office:value-type="string">
            <text:p>reflexive (plural)</text:p>
          </table:table-cell>
          <table:table-cell table:number-columns-repeated="3"/>
        </table:table-row>
        <table:table-row table:style-name="ro2">
          <table:table-cell office:value-type="string">
            <text:p>he</text:p>
          </table:table-cell>
          <table:table-cell office:value-type="string">
            <text:p>ENGLISH</text:p>
          </table:table-cell>
          <table:table-cell office:value-type="string">
            <text:p>subject</text:p>
          </table:table-cell>
          <table:table-cell table:number-columns-repeated="3"/>
        </table:table-row>
        <table:table-row table:style-name="ro2">
          <table:table-cell office:value-type="string">
            <text:p>him</text:p>
          </table:table-cell>
          <table:table-cell office:value-type="string">
            <text:p>ENGLISH</text:p>
          </table:table-cell>
          <table:table-cell office:value-type="string">
            <text:p>object</text:p>
          </table:table-cell>
          <table:table-cell table:number-columns-repeated="3"/>
        </table:table-row>
        <table:table-row table:style-name="ro2">
          <table:table-cell office:value-type="string">
            <text:p>his</text:p>
          </table:table-cell>
          <table:table-cell office:value-type="string">
            <text:p>ENGLISH</text:p>
          </table:table-cell>
          <table:table-cell office:value-type="string">
            <text:p>possessive adjective and pronoun</text:p>
          </table:table-cell>
          <table:table-cell table:number-columns-repeated="3"/>
        </table:table-row>
        <table:table-row table:style-name="ro2">
          <table:table-cell office:value-type="string">
            <text:p>himself</text:p>
          </table:table-cell>
          <table:table-cell office:value-type="string">
            <text:p>ENGLISH</text:p>
          </table:table-cell>
          <table:table-cell office:value-type="string">
            <text:p>reflexive</text:p>
          </table:table-cell>
          <table:table-cell table:number-columns-repeated="3"/>
        </table:table-row>
        <table:table-row table:style-name="ro2">
          <table:table-cell office:value-type="string">
            <text:p>she</text:p>
          </table:table-cell>
          <table:table-cell office:value-type="string">
            <text:p>ENGLISH</text:p>
          </table:table-cell>
          <table:table-cell office:value-type="string">
            <text:p>subject</text:p>
          </table:table-cell>
          <table:table-cell table:number-columns-repeated="3"/>
        </table:table-row>
        <table:table-row table:style-name="ro2">
          <table:table-cell office:value-type="string">
            <text:p>her</text:p>
          </table:table-cell>
          <table:table-cell office:value-type="string">
            <text:p>ENGLISH</text:p>
          </table:table-cell>
          <table:table-cell office:value-type="string">
            <text:p>object and possessive adjective</text:p>
          </table:table-cell>
          <table:table-cell table:number-columns-repeated="3"/>
        </table:table-row>
        <table:table-row table:style-name="ro2">
          <table:table-cell office:value-type="string">
            <text:p>hers</text:p>
          </table:table-cell>
          <table:table-cell office:value-type="string">
            <text:p>ENGLISH</text:p>
          </table:table-cell>
          <table:table-cell office:value-type="string">
            <text:p>possessive pronoun</text:p>
          </table:table-cell>
          <table:table-cell table:number-columns-repeated="3"/>
        </table:table-row>
        <table:table-row table:style-name="ro2">
          <table:table-cell office:value-type="string">
            <text:p>herself</text:p>
          </table:table-cell>
          <table:table-cell office:value-type="string">
            <text:p>ENGLISH</text:p>
          </table:table-cell>
          <table:table-cell office:value-type="string">
            <text:p>reflexive</text:p>
          </table:table-cell>
          <table:table-cell table:number-columns-repeated="3"/>
        </table:table-row>
        <table:table-row table:style-name="ro2">
          <table:table-cell office:value-type="string">
            <text:p>it</text:p>
          </table:table-cell>
          <table:table-cell office:value-type="string">
            <text:p>ENGLISH</text:p>
          </table:table-cell>
          <table:table-cell office:value-type="string">
            <text:p>subject and object</text:p>
          </table:table-cell>
          <table:table-cell table:number-columns-repeated="3"/>
        </table:table-row>
        <table:table-row table:style-name="ro2">
          <table:table-cell office:value-type="string">
            <text:p>its</text:p>
          </table:table-cell>
          <table:table-cell office:value-type="string">
            <text:p>ENGLISH</text:p>
          </table:table-cell>
          <table:table-cell office:value-type="string">
            <text:p>possessive adjective</text:p>
          </table:table-cell>
          <table:table-cell table:number-columns-repeated="3"/>
        </table:table-row>
        <table:table-row table:style-name="ro2">
          <table:table-cell office:value-type="string">
            <text:p>itself</text:p>
          </table:table-cell>
          <table:table-cell office:value-type="string">
            <text:p>ENGLISH</text:p>
          </table:table-cell>
          <table:table-cell office:value-type="string">
            <text:p>reflexive</text:p>
          </table:table-cell>
          <table:table-cell table:number-columns-repeated="3"/>
        </table:table-row>
        <table:table-row table:style-name="ro2">
          <table:table-cell office:value-type="string">
            <text:p>they</text:p>
          </table:table-cell>
          <table:table-cell office:value-type="string">
            <text:p>ENGLISH</text:p>
          </table:table-cell>
          <table:table-cell office:value-type="string">
            <text:p>subject</text:p>
          </table:table-cell>
          <table:table-cell table:number-columns-repeated="3"/>
        </table:table-row>
        <table:table-row table:style-name="ro2">
          <table:table-cell office:value-type="string">
            <text:p>them</text:p>
          </table:table-cell>
          <table:table-cell office:value-type="string">
            <text:p>ENGLISH</text:p>
          </table:table-cell>
          <table:table-cell office:value-type="string">
            <text:p>object</text:p>
          </table:table-cell>
          <table:table-cell table:number-columns-repeated="3"/>
        </table:table-row>
        <table:table-row table:style-name="ro2">
          <table:table-cell office:value-type="string">
            <text:p>their</text:p>
          </table:table-cell>
          <table:table-cell office:value-type="string">
            <text:p>ENGLISH</text:p>
          </table:table-cell>
          <table:table-cell office:value-type="string">
            <text:p>possessive adjective</text:p>
          </table:table-cell>
          <table:table-cell table:number-columns-repeated="3"/>
        </table:table-row>
        <table:table-row table:style-name="ro2">
          <table:table-cell office:value-type="string">
            <text:p>theirs</text:p>
          </table:table-cell>
          <table:table-cell office:value-type="string">
            <text:p>ENGLISH</text:p>
          </table:table-cell>
          <table:table-cell office:value-type="string">
            <text:p>possessive pronoun</text:p>
          </table:table-cell>
          <table:table-cell table:number-columns-repeated="3"/>
        </table:table-row>
        <table:table-row table:style-name="ro2">
          <table:table-cell office:value-type="string">
            <text:p>themselves</text:p>
          </table:table-cell>
          <table:table-cell office:value-type="string">
            <text:p>ENGLISH</text:p>
          </table:table-cell>
          <table:table-cell office:value-type="string">
            <text:p>reflexive</text:p>
          </table:table-cell>
          <table:table-cell table:number-columns-repeated="3"/>
        </table:table-row>
        <table:table-row table:style-name="ro2">
          <table:table-cell office:value-type="string">
            <text:p>wha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which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who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whom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this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tha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thes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thos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am</text:p>
          </table:table-cell>
          <table:table-cell office:value-type="string">
            <text:p>ENGLISH</text:p>
          </table:table-cell>
          <table:table-cell office:value-type="string">
            <text:p>1st person, present</text:p>
          </table:table-cell>
          <table:table-cell table:number-columns-repeated="3"/>
        </table:table-row>
        <table:table-row table:style-name="ro2">
          <table:table-cell office:value-type="string">
            <text:p>is</text:p>
          </table:table-cell>
          <table:table-cell office:value-type="string">
            <text:p>ENGLISH</text:p>
          </table:table-cell>
          <table:table-cell office:value-type="string">
            <text:p>-s form (3rd person, present)</text:p>
          </table:table-cell>
          <table:table-cell table:number-columns-repeated="3"/>
        </table:table-row>
        <table:table-row table:style-name="ro1">
          <table:table-cell office:value-type="string">
            <text:p>are</text:p>
          </table:table-cell>
          <table:table-cell office:value-type="string">
            <text:p>ENGLISH</text:p>
          </table:table-cell>
          <table:table-cell office:value-type="string">
            <text:p>present</text:p>
          </table:table-cell>
          <table:table-cell office:value-type="string">
            <text:p>yes</text:p>
          </table:table-cell>
          <table:table-cell/>
          <table:table-cell office:value-type="string">
            <text:p>unit of measurement (100 square meters)</text:p>
          </table:table-cell>
        </table:table-row>
        <table:table-row table:style-name="ro2">
          <table:table-cell office:value-type="string">
            <text:p>was</text:p>
          </table:table-cell>
          <table:table-cell office:value-type="string">
            <text:p>ENGLISH</text:p>
          </table:table-cell>
          <table:table-cell office:value-type="string">
            <text:p>1st person, past</text:p>
          </table:table-cell>
          <table:table-cell table:number-columns-repeated="3"/>
        </table:table-row>
        <table:table-row table:style-name="ro2">
          <table:table-cell office:value-type="string">
            <text:p>were</text:p>
          </table:table-cell>
          <table:table-cell office:value-type="string">
            <text:p>ENGLISH</text:p>
          </table:table-cell>
          <table:table-cell office:value-type="string">
            <text:p>past</text:p>
          </table:table-cell>
          <table:table-cell table:number-columns-repeated="3"/>
        </table:table-row>
        <table:table-row table:style-name="ro2">
          <table:table-cell office:value-type="string">
            <text:p>be</text:p>
          </table:table-cell>
          <table:table-cell office:value-type="string">
            <text:p>ENGLISH</text:p>
          </table:table-cell>
          <table:table-cell office:value-type="string">
            <text:p>infinitive</text:p>
          </table:table-cell>
          <table:table-cell table:number-columns-repeated="3"/>
        </table:table-row>
        <table:table-row table:style-name="ro2">
          <table:table-cell office:value-type="string">
            <text:p>been</text:p>
          </table:table-cell>
          <table:table-cell office:value-type="string">
            <text:p>ENGLISH</text:p>
          </table:table-cell>
          <table:table-cell office:value-type="string">
            <text:p>past participle</text:p>
          </table:table-cell>
          <table:table-cell table:number-columns-repeated="3"/>
        </table:table-row>
        <table:table-row table:style-name="ro2">
          <table:table-cell office:value-type="string">
            <text:p>being</text:p>
          </table:table-cell>
          <table:table-cell office:value-type="string">
            <text:p>ENGLISH</text:p>
          </table:table-cell>
          <table:table-cell office:value-type="string">
            <text:p>-ing form</text:p>
          </table:table-cell>
          <table:table-cell table:number-columns-repeated="3"/>
        </table:table-row>
        <table:table-row table:style-name="ro2">
          <table:table-cell office:value-type="string">
            <text:p>have</text:p>
          </table:table-cell>
          <table:table-cell office:value-type="string">
            <text:p>ENGLISH</text:p>
          </table:table-cell>
          <table:table-cell office:value-type="string">
            <text:p>simple</text:p>
          </table:table-cell>
          <table:table-cell table:number-columns-repeated="3"/>
        </table:table-row>
        <table:table-row table:style-name="ro2">
          <table:table-cell office:value-type="string">
            <text:p>has</text:p>
          </table:table-cell>
          <table:table-cell office:value-type="string">
            <text:p>ENGLISH</text:p>
          </table:table-cell>
          <table:table-cell office:value-type="string">
            <text:p>-s form</text:p>
          </table:table-cell>
          <table:table-cell table:number-columns-repeated="3"/>
        </table:table-row>
        <table:table-row table:style-name="ro2">
          <table:table-cell office:value-type="string">
            <text:p>had</text:p>
          </table:table-cell>
          <table:table-cell office:value-type="string">
            <text:p>ENGLISH</text:p>
          </table:table-cell>
          <table:table-cell office:value-type="string">
            <text:p>past</text:p>
          </table:table-cell>
          <table:table-cell table:number-columns-repeated="3"/>
        </table:table-row>
        <table:table-row table:style-name="ro2">
          <table:table-cell office:value-type="string">
            <text:p>having</text:p>
          </table:table-cell>
          <table:table-cell office:value-type="string">
            <text:p>ENGLISH</text:p>
          </table:table-cell>
          <table:table-cell office:value-type="string">
            <text:p>-ing form</text:p>
          </table:table-cell>
          <table:table-cell table:number-columns-repeated="3"/>
        </table:table-row>
        <table:table-row table:style-name="ro1">
          <table:table-cell office:value-type="string">
            <text:p>do</text:p>
          </table:table-cell>
          <table:table-cell office:value-type="string">
            <text:p>ENGLISH</text:p>
          </table:table-cell>
          <table:table-cell office:value-type="string">
            <text:p>simple</text:p>
          </table:table-cell>
          <table:table-cell office:value-type="string">
            <text:p>yes</text:p>
          </table:table-cell>
          <table:table-cell/>
          <table:table-cell office:value-type="string">
            <text:p>in music, note C</text:p>
          </table:table-cell>
        </table:table-row>
        <table:table-row table:style-name="ro2">
          <table:table-cell office:value-type="string">
            <text:p>does</text:p>
          </table:table-cell>
          <table:table-cell office:value-type="string">
            <text:p>ENGLISH</text:p>
          </table:table-cell>
          <table:table-cell office:value-type="string">
            <text:p>-s form</text:p>
          </table:table-cell>
          <table:table-cell table:number-columns-repeated="3"/>
        </table:table-row>
        <table:table-row table:style-name="ro2">
          <table:table-cell office:value-type="string">
            <text:p>did</text:p>
          </table:table-cell>
          <table:table-cell office:value-type="string">
            <text:p>ENGLISH</text:p>
          </table:table-cell>
          <table:table-cell office:value-type="string">
            <text:p>past</text:p>
          </table:table-cell>
          <table:table-cell table:number-columns-repeated="3"/>
        </table:table-row>
        <table:table-row table:style-name="ro2">
          <table:table-cell office:value-type="string">
            <text:p>doing</text:p>
          </table:table-cell>
          <table:table-cell office:value-type="string">
            <text:p>ENGLISH</text:p>
          </table:table-cell>
          <table:table-cell office:value-type="string">
            <text:p>-ing form</text:p>
          </table:table-cell>
          <table:table-cell table:number-columns-repeated="3"/>
        </table:table-row>
        <table:table-row table:style-name="ro2">
          <table:table-cell office:value-type="string">
            <text:p>would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should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could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ough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i'm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you'r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he's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she's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it's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we'r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they'r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i'v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you'v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we'v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they'v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i'd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you'd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he'd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she'd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we'd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they'd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i'll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you'll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he'll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she'll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we'll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they'll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is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are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was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were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has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have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had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does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do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did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wo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would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sha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should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ca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canno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could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must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let's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that's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who's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what's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here's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there's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when's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where's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why's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how's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a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an</text:p>
          </table:table-cell>
          <table:table-cell office:value-type="string">
            <text:p>ENGLISH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means year</text:p>
          </table:table-cell>
        </table:table-row>
        <table:table-row table:style-name="ro2">
          <table:table-cell office:value-type="string">
            <text:p>th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and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but</text:p>
          </table:table-cell>
          <table:table-cell office:value-type="string">
            <text:p>ENGLISH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means goal</text:p>
          </table:table-cell>
        </table:table-row>
        <table:table-row table:style-name="ro1">
          <table:table-cell office:value-type="string">
            <text:p>if</text:p>
          </table:table-cell>
          <table:table-cell office:value-type="string">
            <text:p>ENGLISH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kind of tree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ENGLISH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means gold</text:p>
          </table:table-cell>
        </table:table-row>
        <table:table-row table:style-name="ro2">
          <table:table-cell office:value-type="string">
            <text:p>becaus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as</text:p>
          </table:table-cell>
          <table:table-cell office:value-type="string">
            <text:p>ENGLISH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means ace</text:p>
          </table:table-cell>
        </table:table-row>
        <table:table-row table:style-name="ro2">
          <table:table-cell office:value-type="string">
            <text:p>until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whil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of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a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by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for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with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abou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agains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between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into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through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during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befor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after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abov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below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to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from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up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down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in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ou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on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off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over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under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again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further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then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once</text:p>
          </table:table-cell>
          <table:table-cell office:value-type="string">
            <text:p>ENGLISH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unit of measurement (ounce) and sort of panther </text:p>
          </table:table-cell>
        </table:table-row>
        <table:table-row table:style-name="ro2">
          <table:table-cell office:value-type="string">
            <text:p>her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ther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when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wher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why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how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all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any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both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each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few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more</text:p>
          </table:table-cell>
          <table:table-cell office:value-type="string">
            <text:p>ENGLISH</text:p>
          </table:table-cell>
          <table:table-cell/>
          <table:table-cell office:value-type="string">
            <text:p>yes (probably)</text:p>
          </table:table-cell>
          <table:table-cell/>
          <table:table-cell office:value-type="string">
            <text:p>more is a synonym of maure, means moor or moorish</text:p>
          </table:table-cell>
        </table:table-row>
        <table:table-row table:style-name="ro2">
          <table:table-cell office:value-type="string">
            <text:p>mos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other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som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such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no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nor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no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only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own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sam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so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than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too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very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2">
          <table:table-cell office:value-type="string">
            <text:p>olla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2">
          <table:table-cell office:value-type="string">
            <text:p>olen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2">
          <table:table-cell office:value-type="string">
            <text:p>olet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2">
          <table:table-cell office:value-type="string">
            <text:p>on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2">
          <table:table-cell office:value-type="string">
            <text:p>olemme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2">
          <table:table-cell office:value-type="string">
            <text:p>olette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2">
          <table:table-cell office:value-type="string">
            <text:p>ovat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2">
          <table:table-cell office:value-type="string">
            <text:p>ole</text:p>
          </table:table-cell>
          <table:table-cell office:value-type="string">
            <text:p>FINNISH</text:p>
          </table:table-cell>
          <table:table-cell office:value-type="string">
            <text:p>negative form</text:p>
          </table:table-cell>
          <table:table-cell table:number-columns-repeated="3"/>
        </table:table-row>
        <table:table-row table:style-name="ro2">
          <table:table-cell office:value-type="string">
            <text:p>oli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2">
          <table:table-cell office:value-type="string">
            <text:p>olisi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2">
          <table:table-cell office:value-type="string">
            <text:p>olisit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2">
          <table:table-cell office:value-type="string">
            <text:p>olisin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2">
          <table:table-cell office:value-type="string">
            <text:p>olisimme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2">
          <table:table-cell office:value-type="string">
            <text:p>olisitte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2">
          <table:table-cell office:value-type="string">
            <text:p>olisivat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2">
          <table:table-cell office:value-type="string">
            <text:p>olit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2">
          <table:table-cell office:value-type="string">
            <text:p>olin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2">
          <table:table-cell office:value-type="string">
            <text:p>olimme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2">
          <table:table-cell office:value-type="string">
            <text:p>olitte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2">
          <table:table-cell office:value-type="string">
            <text:p>olivat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2">
          <table:table-cell office:value-type="string">
            <text:p>ollut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2">
          <table:table-cell office:value-type="string">
            <text:p>olleet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en</text:p>
          </table:table-cell>
          <table:table-cell office:value-type="string">
            <text:p>FINNISH</text:p>
          </table:table-cell>
          <table:table-cell office:value-type="string">
            <text:p>negation</text:p>
          </table:table-cell>
          <table:table-cell office:value-type="string">
            <text:p>yes (probably)</text:p>
          </table:table-cell>
          <table:table-cell/>
          <table:table-cell office:value-type="string">
            <text:p>frequent in name places such as Roissy-en-France</text:p>
          </table:table-cell>
        </table:table-row>
        <table:table-row table:style-name="ro2">
          <table:table-cell office:value-type="string">
            <text:p>et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2">
          <table:table-cell office:value-type="string">
            <text:p>ei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2">
          <table:table-cell office:value-type="string">
            <text:p>emme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2">
          <table:table-cell office:value-type="string">
            <text:p>ette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2">
          <table:table-cell office:value-type="string">
            <text:p>eivät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2">
          <table:table-cell office:value-type="string">
            <text:p>minä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2">
          <table:table-cell office:value-type="string">
            <text:p>minun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2">
          <table:table-cell office:value-type="string">
            <text:p>minut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2">
          <table:table-cell office:value-type="string">
            <text:p>minua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2">
          <table:table-cell office:value-type="string">
            <text:p>minussa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2">
          <table:table-cell office:value-type="string">
            <text:p>minusta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2">
          <table:table-cell office:value-type="string">
            <text:p>minuun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2">
          <table:table-cell office:value-type="string">
            <text:p>minulla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2">
          <table:table-cell office:value-type="string">
            <text:p>minulta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2">
          <table:table-cell office:value-type="string">
            <text:p>minulle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2">
          <table:table-cell office:value-type="string">
            <text:p>sinä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2">
          <table:table-cell office:value-type="string">
            <text:p>sinun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2">
          <table:table-cell office:value-type="string">
            <text:p>sinut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2">
          <table:table-cell office:value-type="string">
            <text:p>sinua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2">
          <table:table-cell office:value-type="string">
            <text:p>sinussa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2">
          <table:table-cell office:value-type="string">
            <text:p>sinusta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2">
          <table:table-cell office:value-type="string">
            <text:p>sinuun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2">
          <table:table-cell office:value-type="string">
            <text:p>sinulla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2">
          <table:table-cell office:value-type="string">
            <text:p>sinulta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2">
          <table:table-cell office:value-type="string">
            <text:p>sinulle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2">
          <table:table-cell office:value-type="string">
            <text:p>hän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table:number-columns-repeated="3"/>
        </table:table-row>
        <table:table-row table:style-name="ro2">
          <table:table-cell office:value-type="string">
            <text:p>hänen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table:number-columns-repeated="3"/>
        </table:table-row>
        <table:table-row table:style-name="ro2">
          <table:table-cell office:value-type="string">
            <text:p>hänet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table:number-columns-repeated="3"/>
        </table:table-row>
        <table:table-row table:style-name="ro2">
          <table:table-cell office:value-type="string">
            <text:p>häntä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table:number-columns-repeated="3"/>
        </table:table-row>
        <table:table-row table:style-name="ro2">
          <table:table-cell office:value-type="string">
            <text:p>hänessä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table:number-columns-repeated="3"/>
        </table:table-row>
        <table:table-row table:style-name="ro2">
          <table:table-cell office:value-type="string">
            <text:p>hänestä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table:number-columns-repeated="3"/>
        </table:table-row>
        <table:table-row table:style-name="ro2">
          <table:table-cell office:value-type="string">
            <text:p>häneen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table:number-columns-repeated="3"/>
        </table:table-row>
        <table:table-row table:style-name="ro2">
          <table:table-cell office:value-type="string">
            <text:p>hänellä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table:number-columns-repeated="3"/>
        </table:table-row>
        <table:table-row table:style-name="ro2">
          <table:table-cell office:value-type="string">
            <text:p>häneltä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table:number-columns-repeated="3"/>
        </table:table-row>
        <table:table-row table:style-name="ro2">
          <table:table-cell office:value-type="string">
            <text:p>hänelle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table:number-columns-repeated="3"/>
        </table:table-row>
        <table:table-row table:style-name="ro2">
          <table:table-cell office:value-type="string">
            <text:p>me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table:number-columns-repeated="3"/>
        </table:table-row>
        <table:table-row table:style-name="ro2">
          <table:table-cell office:value-type="string">
            <text:p>meidän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table:number-columns-repeated="3"/>
        </table:table-row>
        <table:table-row table:style-name="ro2">
          <table:table-cell office:value-type="string">
            <text:p>meidät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table:number-columns-repeated="3"/>
        </table:table-row>
        <table:table-row table:style-name="ro2">
          <table:table-cell office:value-type="string">
            <text:p>meitä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table:number-columns-repeated="3"/>
        </table:table-row>
        <table:table-row table:style-name="ro2">
          <table:table-cell office:value-type="string">
            <text:p>meissä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table:number-columns-repeated="3"/>
        </table:table-row>
        <table:table-row table:style-name="ro2">
          <table:table-cell office:value-type="string">
            <text:p>meistä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table:number-columns-repeated="3"/>
        </table:table-row>
        <table:table-row table:style-name="ro2">
          <table:table-cell office:value-type="string">
            <text:p>meihin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table:number-columns-repeated="3"/>
        </table:table-row>
        <table:table-row table:style-name="ro2">
          <table:table-cell office:value-type="string">
            <text:p>meillä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table:number-columns-repeated="3"/>
        </table:table-row>
        <table:table-row table:style-name="ro2">
          <table:table-cell office:value-type="string">
            <text:p>meiltä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table:number-columns-repeated="3"/>
        </table:table-row>
        <table:table-row table:style-name="ro2">
          <table:table-cell office:value-type="string">
            <text:p>meille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table:number-columns-repeated="3"/>
        </table:table-row>
        <table:table-row table:style-name="ro2">
          <table:table-cell office:value-type="string">
            <text:p>te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2">
          <table:table-cell office:value-type="string">
            <text:p>teidän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2">
          <table:table-cell office:value-type="string">
            <text:p>teidät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2">
          <table:table-cell office:value-type="string">
            <text:p>teitä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2">
          <table:table-cell office:value-type="string">
            <text:p>teissä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2">
          <table:table-cell office:value-type="string">
            <text:p>teistä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2">
          <table:table-cell office:value-type="string">
            <text:p>teihin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2">
          <table:table-cell office:value-type="string">
            <text:p>teillä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2">
          <table:table-cell office:value-type="string">
            <text:p>teiltä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2">
          <table:table-cell office:value-type="string">
            <text:p>teille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2">
          <table:table-cell office:value-type="string">
            <text:p>he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2">
          <table:table-cell office:value-type="string">
            <text:p>heidän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2">
          <table:table-cell office:value-type="string">
            <text:p>heidät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2">
          <table:table-cell office:value-type="string">
            <text:p>heit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2">
          <table:table-cell office:value-type="string">
            <text:p>heiss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2">
          <table:table-cell office:value-type="string">
            <text:p>heist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2">
          <table:table-cell office:value-type="string">
            <text:p>heihin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2">
          <table:table-cell office:value-type="string">
            <text:p>heill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2">
          <table:table-cell office:value-type="string">
            <text:p>heilt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2">
          <table:table-cell office:value-type="string">
            <text:p>heille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2">
          <table:table-cell office:value-type="string">
            <text:p>tämä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2">
          <table:table-cell office:value-type="string">
            <text:p>tämän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2">
          <table:table-cell office:value-type="string">
            <text:p>tätä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2">
          <table:table-cell office:value-type="string">
            <text:p>tässä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2">
          <table:table-cell office:value-type="string">
            <text:p>tästä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2">
          <table:table-cell office:value-type="string">
            <text:p>tähän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2">
          <table:table-cell office:value-type="string">
            <text:p>tallä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2">
          <table:table-cell office:value-type="string">
            <text:p>tältä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2">
          <table:table-cell office:value-type="string">
            <text:p>tälle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2">
          <table:table-cell office:value-type="string">
            <text:p>tänä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2">
          <table:table-cell office:value-type="string">
            <text:p>täksi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2">
          <table:table-cell office:value-type="string">
            <text:p>tuo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2">
          <table:table-cell office:value-type="string">
            <text:p>tuon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2">
          <table:table-cell office:value-type="string">
            <text:p>tuotä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2">
          <table:table-cell office:value-type="string">
            <text:p>tuossa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2">
          <table:table-cell office:value-type="string">
            <text:p>tuosta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2">
          <table:table-cell office:value-type="string">
            <text:p>tuohon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2">
          <table:table-cell office:value-type="string">
            <text:p>tuolla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2">
          <table:table-cell office:value-type="string">
            <text:p>tuolta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2">
          <table:table-cell office:value-type="string">
            <text:p>tuolle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2">
          <table:table-cell office:value-type="string">
            <text:p>tuona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2">
          <table:table-cell office:value-type="string">
            <text:p>tuoksi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2">
          <table:table-cell office:value-type="string">
            <text:p>se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table:number-columns-repeated="3"/>
        </table:table-row>
        <table:table-row table:style-name="ro2">
          <table:table-cell office:value-type="string">
            <text:p>sen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table:number-columns-repeated="3"/>
        </table:table-row>
        <table:table-row table:style-name="ro2">
          <table:table-cell office:value-type="string">
            <text:p>sitä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table:number-columns-repeated="3"/>
        </table:table-row>
        <table:table-row table:style-name="ro2">
          <table:table-cell office:value-type="string">
            <text:p>siinä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table:number-columns-repeated="3"/>
        </table:table-row>
        <table:table-row table:style-name="ro2">
          <table:table-cell office:value-type="string">
            <text:p>siitä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table:number-columns-repeated="3"/>
        </table:table-row>
        <table:table-row table:style-name="ro2">
          <table:table-cell office:value-type="string">
            <text:p>siihen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table:number-columns-repeated="3"/>
        </table:table-row>
        <table:table-row table:style-name="ro2">
          <table:table-cell office:value-type="string">
            <text:p>sillä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table:number-columns-repeated="3"/>
        </table:table-row>
        <table:table-row table:style-name="ro2">
          <table:table-cell office:value-type="string">
            <text:p>siltä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table:number-columns-repeated="3"/>
        </table:table-row>
        <table:table-row table:style-name="ro2">
          <table:table-cell office:value-type="string">
            <text:p>sille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table:number-columns-repeated="3"/>
        </table:table-row>
        <table:table-row table:style-name="ro2">
          <table:table-cell office:value-type="string">
            <text:p>sinä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table:number-columns-repeated="3"/>
        </table:table-row>
        <table:table-row table:style-name="ro2">
          <table:table-cell office:value-type="string">
            <text:p>siksi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table:number-columns-repeated="3"/>
        </table:table-row>
        <table:table-row table:style-name="ro2">
          <table:table-cell office:value-type="string">
            <text:p>nämä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2">
          <table:table-cell office:value-type="string">
            <text:p>näiden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2">
          <table:table-cell office:value-type="string">
            <text:p>näitä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2">
          <table:table-cell office:value-type="string">
            <text:p>näissä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2">
          <table:table-cell office:value-type="string">
            <text:p>näistä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2">
          <table:table-cell office:value-type="string">
            <text:p>näihin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2">
          <table:table-cell office:value-type="string">
            <text:p>näillä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2">
          <table:table-cell office:value-type="string">
            <text:p>näiltä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2">
          <table:table-cell office:value-type="string">
            <text:p>näille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2">
          <table:table-cell office:value-type="string">
            <text:p>näinä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2">
          <table:table-cell office:value-type="string">
            <text:p>näiksi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2">
          <table:table-cell office:value-type="string">
            <text:p>nuo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2">
          <table:table-cell office:value-type="string">
            <text:p>noiden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2">
          <table:table-cell office:value-type="string">
            <text:p>noita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2">
          <table:table-cell office:value-type="string">
            <text:p>noissa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2">
          <table:table-cell office:value-type="string">
            <text:p>noista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2">
          <table:table-cell office:value-type="string">
            <text:p>noihin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2">
          <table:table-cell office:value-type="string">
            <text:p>noilla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2">
          <table:table-cell office:value-type="string">
            <text:p>noilta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2">
          <table:table-cell office:value-type="string">
            <text:p>noille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2">
          <table:table-cell office:value-type="string">
            <text:p>noina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2">
          <table:table-cell office:value-type="string">
            <text:p>noiksi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2">
          <table:table-cell office:value-type="string">
            <text:p>ne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2">
          <table:table-cell office:value-type="string">
            <text:p>niiden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2">
          <table:table-cell office:value-type="string">
            <text:p>niit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2">
          <table:table-cell office:value-type="string">
            <text:p>niiss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2">
          <table:table-cell office:value-type="string">
            <text:p>niist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2">
          <table:table-cell office:value-type="string">
            <text:p>niihin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2">
          <table:table-cell office:value-type="string">
            <text:p>niill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2">
          <table:table-cell office:value-type="string">
            <text:p>niilt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2">
          <table:table-cell office:value-type="string">
            <text:p>niille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2">
          <table:table-cell office:value-type="string">
            <text:p>niin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2">
          <table:table-cell office:value-type="string">
            <text:p>niiksi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2">
          <table:table-cell office:value-type="string">
            <text:p>kuka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2">
          <table:table-cell office:value-type="string">
            <text:p>kenen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2">
          <table:table-cell office:value-type="string">
            <text:p>kenet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2">
          <table:table-cell office:value-type="string">
            <text:p>ketä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2">
          <table:table-cell office:value-type="string">
            <text:p>kenessä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2">
          <table:table-cell office:value-type="string">
            <text:p>kenestä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2">
          <table:table-cell office:value-type="string">
            <text:p>keneen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2">
          <table:table-cell office:value-type="string">
            <text:p>kenellä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2">
          <table:table-cell office:value-type="string">
            <text:p>keneltä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2">
          <table:table-cell office:value-type="string">
            <text:p>kenelle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2">
          <table:table-cell office:value-type="string">
            <text:p>kenenä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2">
          <table:table-cell office:value-type="string">
            <text:p>keneksi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2">
          <table:table-cell office:value-type="string">
            <text:p>ketkä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2">
          <table:table-cell office:value-type="string">
            <text:p>keiden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2">
          <table:table-cell office:value-type="string">
            <text:p>ketkä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2">
          <table:table-cell office:value-type="string">
            <text:p>keitä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2">
          <table:table-cell office:value-type="string">
            <text:p>keissä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2">
          <table:table-cell office:value-type="string">
            <text:p>keistä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2">
          <table:table-cell office:value-type="string">
            <text:p>keihin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2">
          <table:table-cell office:value-type="string">
            <text:p>keillä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2">
          <table:table-cell office:value-type="string">
            <text:p>keiltä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2">
          <table:table-cell office:value-type="string">
            <text:p>keille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2">
          <table:table-cell office:value-type="string">
            <text:p>keinä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2">
          <table:table-cell office:value-type="string">
            <text:p>keiksi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2">
          <table:table-cell office:value-type="string">
            <text:p>mikä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table:number-columns-repeated="3"/>
        </table:table-row>
        <table:table-row table:style-name="ro2">
          <table:table-cell office:value-type="string">
            <text:p>minkä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table:number-columns-repeated="3"/>
        </table:table-row>
        <table:table-row table:style-name="ro2">
          <table:table-cell office:value-type="string">
            <text:p>minkä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table:number-columns-repeated="3"/>
        </table:table-row>
        <table:table-row table:style-name="ro2">
          <table:table-cell office:value-type="string">
            <text:p>mitä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table:number-columns-repeated="3"/>
        </table:table-row>
        <table:table-row table:style-name="ro2">
          <table:table-cell office:value-type="string">
            <text:p>missä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table:number-columns-repeated="3"/>
        </table:table-row>
        <table:table-row table:style-name="ro2">
          <table:table-cell office:value-type="string">
            <text:p>mistä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table:number-columns-repeated="3"/>
        </table:table-row>
        <table:table-row table:style-name="ro2">
          <table:table-cell office:value-type="string">
            <text:p>mihin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table:number-columns-repeated="3"/>
        </table:table-row>
        <table:table-row table:style-name="ro2">
          <table:table-cell office:value-type="string">
            <text:p>millä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table:number-columns-repeated="3"/>
        </table:table-row>
        <table:table-row table:style-name="ro2">
          <table:table-cell office:value-type="string">
            <text:p>miltä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table:number-columns-repeated="3"/>
        </table:table-row>
        <table:table-row table:style-name="ro1">
          <table:table-cell office:value-type="string">
            <text:p>mille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office:value-type="string">
            <text:p>yes</text:p>
          </table:table-cell>
          <table:table-cell/>
          <table:table-cell office:value-type="string">
            <text:p>means thousand</text:p>
          </table:table-cell>
        </table:table-row>
        <table:table-row table:style-name="ro2">
          <table:table-cell office:value-type="string">
            <text:p>minä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table:number-columns-repeated="3"/>
        </table:table-row>
        <table:table-row table:style-name="ro2">
          <table:table-cell office:value-type="string">
            <text:p>miksi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table:number-columns-repeated="3"/>
        </table:table-row>
        <table:table-row table:style-name="ro2">
          <table:table-cell office:value-type="string">
            <text:p>mitkä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2">
          <table:table-cell office:value-type="string">
            <text:p>joka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table:number-columns-repeated="3"/>
        </table:table-row>
        <table:table-row table:style-name="ro2">
          <table:table-cell office:value-type="string">
            <text:p>jonka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table:number-columns-repeated="3"/>
        </table:table-row>
        <table:table-row table:style-name="ro2">
          <table:table-cell office:value-type="string">
            <text:p>jota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table:number-columns-repeated="3"/>
        </table:table-row>
        <table:table-row table:style-name="ro2">
          <table:table-cell office:value-type="string">
            <text:p>jossa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table:number-columns-repeated="3"/>
        </table:table-row>
        <table:table-row table:style-name="ro2">
          <table:table-cell office:value-type="string">
            <text:p>josta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table:number-columns-repeated="3"/>
        </table:table-row>
        <table:table-row table:style-name="ro2">
          <table:table-cell office:value-type="string">
            <text:p>johon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table:number-columns-repeated="3"/>
        </table:table-row>
        <table:table-row table:style-name="ro2">
          <table:table-cell office:value-type="string">
            <text:p>jolla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table:number-columns-repeated="3"/>
        </table:table-row>
        <table:table-row table:style-name="ro2">
          <table:table-cell office:value-type="string">
            <text:p>jolta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table:number-columns-repeated="3"/>
        </table:table-row>
        <table:table-row table:style-name="ro2">
          <table:table-cell office:value-type="string">
            <text:p>jolle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table:number-columns-repeated="3"/>
        </table:table-row>
        <table:table-row table:style-name="ro2">
          <table:table-cell office:value-type="string">
            <text:p>jona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table:number-columns-repeated="3"/>
        </table:table-row>
        <table:table-row table:style-name="ro2">
          <table:table-cell office:value-type="string">
            <text:p>joksi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table:number-columns-repeated="3"/>
        </table:table-row>
        <table:table-row table:style-name="ro2">
          <table:table-cell office:value-type="string">
            <text:p>jotka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2">
          <table:table-cell office:value-type="string">
            <text:p>joiden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2">
          <table:table-cell office:value-type="string">
            <text:p>joita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2">
          <table:table-cell office:value-type="string">
            <text:p>joissa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2">
          <table:table-cell office:value-type="string">
            <text:p>joista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2">
          <table:table-cell office:value-type="string">
            <text:p>joihin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2">
          <table:table-cell office:value-type="string">
            <text:p>joilla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2">
          <table:table-cell office:value-type="string">
            <text:p>joilta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2">
          <table:table-cell office:value-type="string">
            <text:p>joille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2">
          <table:table-cell office:value-type="string">
            <text:p>joina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2">
          <table:table-cell office:value-type="string">
            <text:p>joiksi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2">
          <table:table-cell office:value-type="string">
            <text:p>että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2">
          <table:table-cell office:value-type="string">
            <text:p>ja</text:p>
          </table:table-cell>
          <table:table-cell office:value-type="string">
            <text:p>FINNISH</text:p>
          </table:table-cell>
          <table:table-cell office:value-type="string">
            <text:p>and</text:p>
          </table:table-cell>
          <table:table-cell table:number-columns-repeated="3"/>
        </table:table-row>
        <table:table-row table:style-name="ro2">
          <table:table-cell office:value-type="string">
            <text:p>jos</text:p>
          </table:table-cell>
          <table:table-cell office:value-type="string">
            <text:p>FINNISH</text:p>
          </table:table-cell>
          <table:table-cell office:value-type="string">
            <text:p>if</text:p>
          </table:table-cell>
          <table:table-cell table:number-columns-repeated="3"/>
        </table:table-row>
        <table:table-row table:style-name="ro2">
          <table:table-cell office:value-type="string">
            <text:p>koska</text:p>
          </table:table-cell>
          <table:table-cell office:value-type="string">
            <text:p>FINNISH</text:p>
          </table:table-cell>
          <table:table-cell office:value-type="string">
            <text:p>because</text:p>
          </table:table-cell>
          <table:table-cell table:number-columns-repeated="3"/>
        </table:table-row>
        <table:table-row table:style-name="ro2">
          <table:table-cell office:value-type="string">
            <text:p>kuin</text:p>
          </table:table-cell>
          <table:table-cell office:value-type="string">
            <text:p>FINNISH</text:p>
          </table:table-cell>
          <table:table-cell office:value-type="string">
            <text:p>than</text:p>
          </table:table-cell>
          <table:table-cell table:number-columns-repeated="3"/>
        </table:table-row>
        <table:table-row table:style-name="ro2">
          <table:table-cell office:value-type="string">
            <text:p>mutta</text:p>
          </table:table-cell>
          <table:table-cell office:value-type="string">
            <text:p>FINNISH</text:p>
          </table:table-cell>
          <table:table-cell office:value-type="string">
            <text:p>but</text:p>
          </table:table-cell>
          <table:table-cell table:number-columns-repeated="3"/>
        </table:table-row>
        <table:table-row table:style-name="ro2">
          <table:table-cell office:value-type="string">
            <text:p>niin</text:p>
          </table:table-cell>
          <table:table-cell office:value-type="string">
            <text:p>FINNISH</text:p>
          </table:table-cell>
          <table:table-cell office:value-type="string">
            <text:p>so</text:p>
          </table:table-cell>
          <table:table-cell table:number-columns-repeated="3"/>
        </table:table-row>
        <table:table-row table:style-name="ro2">
          <table:table-cell office:value-type="string">
            <text:p>sekä</text:p>
          </table:table-cell>
          <table:table-cell office:value-type="string">
            <text:p>FINNISH</text:p>
          </table:table-cell>
          <table:table-cell office:value-type="string">
            <text:p>and</text:p>
          </table:table-cell>
          <table:table-cell table:number-columns-repeated="3"/>
        </table:table-row>
        <table:table-row table:style-name="ro2">
          <table:table-cell office:value-type="string">
            <text:p>sillä</text:p>
          </table:table-cell>
          <table:table-cell office:value-type="string">
            <text:p>FINNISH</text:p>
          </table:table-cell>
          <table:table-cell office:value-type="string">
            <text:p>for</text:p>
          </table:table-cell>
          <table:table-cell table:number-columns-repeated="3"/>
        </table:table-row>
        <table:table-row table:style-name="ro2">
          <table:table-cell office:value-type="string">
            <text:p>tai</text:p>
          </table:table-cell>
          <table:table-cell office:value-type="string">
            <text:p>FINNISH</text:p>
          </table:table-cell>
          <table:table-cell office:value-type="string">
            <text:p>or</text:p>
          </table:table-cell>
          <table:table-cell table:number-columns-repeated="3"/>
        </table:table-row>
        <table:table-row table:style-name="ro2">
          <table:table-cell office:value-type="string">
            <text:p>vaan</text:p>
          </table:table-cell>
          <table:table-cell office:value-type="string">
            <text:p>FINNISH</text:p>
          </table:table-cell>
          <table:table-cell office:value-type="string">
            <text:p>but</text:p>
          </table:table-cell>
          <table:table-cell table:number-columns-repeated="3"/>
        </table:table-row>
        <table:table-row table:style-name="ro2">
          <table:table-cell office:value-type="string">
            <text:p>vai</text:p>
          </table:table-cell>
          <table:table-cell office:value-type="string">
            <text:p>FINNISH</text:p>
          </table:table-cell>
          <table:table-cell office:value-type="string">
            <text:p>or</text:p>
          </table:table-cell>
          <table:table-cell table:number-columns-repeated="3"/>
        </table:table-row>
        <table:table-row table:style-name="ro2">
          <table:table-cell office:value-type="string">
            <text:p>vaikka</text:p>
          </table:table-cell>
          <table:table-cell office:value-type="string">
            <text:p>FINNISH</text:p>
          </table:table-cell>
          <table:table-cell office:value-type="string">
            <text:p>although</text:p>
          </table:table-cell>
          <table:table-cell table:number-columns-repeated="3"/>
        </table:table-row>
        <table:table-row table:style-name="ro2">
          <table:table-cell office:value-type="string">
            <text:p>kanssa</text:p>
          </table:table-cell>
          <table:table-cell office:value-type="string">
            <text:p>FINNISH</text:p>
          </table:table-cell>
          <table:table-cell office:value-type="string">
            <text:p>with</text:p>
          </table:table-cell>
          <table:table-cell table:number-columns-repeated="3"/>
        </table:table-row>
        <table:table-row table:style-name="ro2">
          <table:table-cell office:value-type="string">
            <text:p>mukaan</text:p>
          </table:table-cell>
          <table:table-cell office:value-type="string">
            <text:p>FINNISH</text:p>
          </table:table-cell>
          <table:table-cell office:value-type="string">
            <text:p>according to</text:p>
          </table:table-cell>
          <table:table-cell table:number-columns-repeated="3"/>
        </table:table-row>
        <table:table-row table:style-name="ro2">
          <table:table-cell office:value-type="string">
            <text:p>noin</text:p>
          </table:table-cell>
          <table:table-cell office:value-type="string">
            <text:p>FINNISH</text:p>
          </table:table-cell>
          <table:table-cell office:value-type="string">
            <text:p>about</text:p>
          </table:table-cell>
          <table:table-cell table:number-columns-repeated="3"/>
        </table:table-row>
        <table:table-row table:style-name="ro2">
          <table:table-cell office:value-type="string">
            <text:p>poikki</text:p>
          </table:table-cell>
          <table:table-cell office:value-type="string">
            <text:p>FINNISH</text:p>
          </table:table-cell>
          <table:table-cell office:value-type="string">
            <text:p>across</text:p>
          </table:table-cell>
          <table:table-cell table:number-columns-repeated="3"/>
        </table:table-row>
        <table:table-row table:style-name="ro2">
          <table:table-cell office:value-type="string">
            <text:p>yli</text:p>
          </table:table-cell>
          <table:table-cell office:value-type="string">
            <text:p>FINNISH</text:p>
          </table:table-cell>
          <table:table-cell office:value-type="string">
            <text:p>over, across</text:p>
          </table:table-cell>
          <table:table-cell table:number-columns-repeated="3"/>
        </table:table-row>
        <table:table-row table:style-name="ro2">
          <table:table-cell office:value-type="string">
            <text:p>kun</text:p>
          </table:table-cell>
          <table:table-cell office:value-type="string">
            <text:p>FINNISH</text:p>
          </table:table-cell>
          <table:table-cell office:value-type="string">
            <text:p>when</text:p>
          </table:table-cell>
          <table:table-cell table:number-columns-repeated="3"/>
        </table:table-row>
        <table:table-row table:style-name="ro2">
          <table:table-cell office:value-type="string">
            <text:p>niin</text:p>
          </table:table-cell>
          <table:table-cell office:value-type="string">
            <text:p>FINNISH</text:p>
          </table:table-cell>
          <table:table-cell office:value-type="string">
            <text:p>so</text:p>
          </table:table-cell>
          <table:table-cell table:number-columns-repeated="3"/>
        </table:table-row>
        <table:table-row table:style-name="ro2">
          <table:table-cell office:value-type="string">
            <text:p>nyt</text:p>
          </table:table-cell>
          <table:table-cell office:value-type="string">
            <text:p>FINNISH</text:p>
          </table:table-cell>
          <table:table-cell office:value-type="string">
            <text:p>now</text:p>
          </table:table-cell>
          <table:table-cell table:number-columns-repeated="3"/>
        </table:table-row>
        <table:table-row table:style-name="ro2">
          <table:table-cell office:value-type="string">
            <text:p>itse</text:p>
          </table:table-cell>
          <table:table-cell office:value-type="string">
            <text:p>FINNISH</text:p>
          </table:table-cell>
          <table:table-cell office:value-type="string">
            <text:p>self</text:p>
          </table:table-cell>
          <table:table-cell table:number-columns-repeated="3"/>
        </table:table-row>
        <table:table-row table:style-name="ro1">
          <table:table-cell office:value-type="string">
            <text:p>au</text:p>
          </table:table-cell>
          <table:table-cell office:value-type="string">
            <text:p>FRENCH</text:p>
          </table:table-cell>
          <table:table-cell office:value-type="string">
            <text:p>a + le</text:p>
          </table:table-cell>
          <table:table-cell/>
          <table:table-cell office:value-type="string">
            <text:p>yes probably</text:p>
          </table:table-cell>
          <table:table-cell office:value-type="string">
            <text:p>frequent in name places such as Port-au-Prince</text:p>
          </table:table-cell>
        </table:table-row>
        <table:table-row table:style-name="ro1">
          <table:table-cell office:value-type="string">
            <text:p>aux</text:p>
          </table:table-cell>
          <table:table-cell office:value-type="string">
            <text:p>FRENCH</text:p>
          </table:table-cell>
          <table:table-cell office:value-type="string">
            <text:p>a + les</text:p>
          </table:table-cell>
          <table:table-cell/>
          <table:table-cell office:value-type="string">
            <text:p>yes probably</text:p>
          </table:table-cell>
          <table:table-cell office:value-type="string">
            <text:p>means also garlic (plural)</text:p>
          </table:table-cell>
        </table:table-row>
        <table:table-row table:style-name="ro2">
          <table:table-cell office:value-type="string">
            <text:p>avec</text:p>
          </table:table-cell>
          <table:table-cell office:value-type="string">
            <text:p>FRENCH</text:p>
          </table:table-cell>
          <table:table-cell office:value-type="string">
            <text:p>with</text:p>
          </table:table-cell>
          <table:table-cell table:number-columns-repeated="3"/>
        </table:table-row>
        <table:table-row table:style-name="ro2">
          <table:table-cell office:value-type="string">
            <text:p>ce</text:p>
          </table:table-cell>
          <table:table-cell office:value-type="string">
            <text:p>FRENC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2">
          <table:table-cell office:value-type="string">
            <text:p>ces</text:p>
          </table:table-cell>
          <table:table-cell office:value-type="string">
            <text:p>FRENCH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2">
          <table:table-cell office:value-type="string">
            <text:p>dans</text:p>
          </table:table-cell>
          <table:table-cell office:value-type="string">
            <text:p>FRENCH</text:p>
          </table:table-cell>
          <table:table-cell office:value-type="string">
            <text:p>with</text:p>
          </table:table-cell>
          <table:table-cell table:number-columns-repeated="3"/>
        </table:table-row>
        <table:table-row table:style-name="ro2">
          <table:table-cell office:value-type="string">
            <text:p>de</text:p>
          </table:table-cell>
          <table:table-cell office:value-type="string">
            <text:p>FRENCH</text:p>
          </table:table-cell>
          <table:table-cell office:value-type="string">
            <text:p>of</text:p>
          </table:table-cell>
          <table:table-cell table:number-columns-repeated="3"/>
        </table:table-row>
        <table:table-row table:style-name="ro2">
          <table:table-cell office:value-type="string">
            <text:p>des</text:p>
          </table:table-cell>
          <table:table-cell office:value-type="string">
            <text:p>FRENCH</text:p>
          </table:table-cell>
          <table:table-cell office:value-type="string">
            <text:p>de + les</text:p>
          </table:table-cell>
          <table:table-cell table:number-columns-repeated="3"/>
        </table:table-row>
        <table:table-row table:style-name="ro2">
          <table:table-cell office:value-type="string">
            <text:p>du</text:p>
          </table:table-cell>
          <table:table-cell office:value-type="string">
            <text:p>FRENCH</text:p>
          </table:table-cell>
          <table:table-cell office:value-type="string">
            <text:p>de + le</text:p>
          </table:table-cell>
          <table:table-cell table:number-columns-repeated="3"/>
        </table:table-row>
        <table:table-row table:style-name="ro2">
          <table:table-cell office:value-type="string">
            <text:p>elle</text:p>
          </table:table-cell>
          <table:table-cell office:value-type="string">
            <text:p>FRENCH</text:p>
          </table:table-cell>
          <table:table-cell office:value-type="string">
            <text:p>she</text:p>
          </table:table-cell>
          <table:table-cell table:number-columns-repeated="3"/>
        </table:table-row>
        <table:table-row table:style-name="ro1">
          <table:table-cell office:value-type="string">
            <text:p>en</text:p>
          </table:table-cell>
          <table:table-cell office:value-type="string">
            <text:p>FRENCH</text:p>
          </table:table-cell>
          <table:table-cell office:value-type="string">
            <text:p>`of them' etc</text:p>
          </table:table-cell>
          <table:table-cell/>
          <table:table-cell office:value-type="string">
            <text:p>yes probably</text:p>
          </table:table-cell>
          <table:table-cell/>
        </table:table-row>
        <table:table-row table:style-name="ro2">
          <table:table-cell office:value-type="string">
            <text:p>et</text:p>
          </table:table-cell>
          <table:table-cell office:value-type="string">
            <text:p>FRENCH</text:p>
          </table:table-cell>
          <table:table-cell office:value-type="string">
            <text:p>and</text:p>
          </table:table-cell>
          <table:table-cell table:number-columns-repeated="3"/>
        </table:table-row>
        <table:table-row table:style-name="ro2">
          <table:table-cell office:value-type="string">
            <text:p>eux</text:p>
          </table:table-cell>
          <table:table-cell office:value-type="string">
            <text:p>FRENCH</text:p>
          </table:table-cell>
          <table:table-cell office:value-type="string">
            <text:p>them</text:p>
          </table:table-cell>
          <table:table-cell table:number-columns-repeated="3"/>
        </table:table-row>
        <table:table-row table:style-name="ro2">
          <table:table-cell office:value-type="string">
            <text:p>il</text:p>
          </table:table-cell>
          <table:table-cell office:value-type="string">
            <text:p>FRENCH</text:p>
          </table:table-cell>
          <table:table-cell office:value-type="string">
            <text:p>he</text:p>
          </table:table-cell>
          <table:table-cell table:number-columns-repeated="3"/>
        </table:table-row>
        <table:table-row table:style-name="ro2">
          <table:table-cell office:value-type="string">
            <text:p>je</text:p>
          </table:table-cell>
          <table:table-cell office:value-type="string">
            <text:p>FRENCH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2">
          <table:table-cell office:value-type="string">
            <text:p>la</text:p>
          </table:table-cell>
          <table:table-cell office:value-type="string">
            <text:p>FRENCH</text:p>
          </table:table-cell>
          <table:table-cell office:value-type="string">
            <text:p>the</text:p>
          </table:table-cell>
          <table:table-cell table:number-columns-repeated="3"/>
        </table:table-row>
        <table:table-row table:style-name="ro2">
          <table:table-cell office:value-type="string">
            <text:p>le</text:p>
          </table:table-cell>
          <table:table-cell office:value-type="string">
            <text:p>FRENCH</text:p>
          </table:table-cell>
          <table:table-cell office:value-type="string">
            <text:p>the</text:p>
          </table:table-cell>
          <table:table-cell table:number-columns-repeated="3"/>
        </table:table-row>
        <table:table-row table:style-name="ro2">
          <table:table-cell office:value-type="string">
            <text:p>leur</text:p>
          </table:table-cell>
          <table:table-cell office:value-type="string">
            <text:p>FRENCH</text:p>
          </table:table-cell>
          <table:table-cell office:value-type="string">
            <text:p>their</text:p>
          </table:table-cell>
          <table:table-cell table:number-columns-repeated="3"/>
        </table:table-row>
        <table:table-row table:style-name="ro2">
          <table:table-cell office:value-type="string">
            <text:p>lui</text:p>
          </table:table-cell>
          <table:table-cell office:value-type="string">
            <text:p>FRENCH</text:p>
          </table:table-cell>
          <table:table-cell office:value-type="string">
            <text:p>him</text:p>
          </table:table-cell>
          <table:table-cell table:number-columns-repeated="3"/>
        </table:table-row>
        <table:table-row table:style-name="ro2">
          <table:table-cell office:value-type="string">
            <text:p>ma</text:p>
          </table:table-cell>
          <table:table-cell office:value-type="string">
            <text:p>FRENCH</text:p>
          </table:table-cell>
          <table:table-cell office:value-type="string">
            <text:p>my (fem)</text:p>
          </table:table-cell>
          <table:table-cell table:number-columns-repeated="3"/>
        </table:table-row>
        <table:table-row table:style-name="ro2">
          <table:table-cell office:value-type="string">
            <text:p>mais</text:p>
          </table:table-cell>
          <table:table-cell office:value-type="string">
            <text:p>FRENCH</text:p>
          </table:table-cell>
          <table:table-cell office:value-type="string">
            <text:p>but</text:p>
          </table:table-cell>
          <table:table-cell table:number-columns-repeated="3"/>
        </table:table-row>
        <table:table-row table:style-name="ro2">
          <table:table-cell office:value-type="string">
            <text:p>me</text:p>
          </table:table-cell>
          <table:table-cell office:value-type="string">
            <text:p>FRENCH</text:p>
          </table:table-cell>
          <table:table-cell office:value-type="string">
            <text:p>me</text:p>
          </table:table-cell>
          <table:table-cell table:number-columns-repeated="3"/>
        </table:table-row>
        <table:table-row table:style-name="ro2">
          <table:table-cell office:value-type="string">
            <text:p>même</text:p>
          </table:table-cell>
          <table:table-cell office:value-type="string">
            <text:p>FRENCH</text:p>
          </table:table-cell>
          <table:table-cell office:value-type="string">
            <text:p>same, as in moi-même (myself) etc</text:p>
          </table:table-cell>
          <table:table-cell table:number-columns-repeated="3"/>
        </table:table-row>
        <table:table-row table:style-name="ro2">
          <table:table-cell office:value-type="string">
            <text:p>mes</text:p>
          </table:table-cell>
          <table:table-cell office:value-type="string">
            <text:p>FRENCH</text:p>
          </table:table-cell>
          <table:table-cell office:value-type="string">
            <text:p>me (pl)</text:p>
          </table:table-cell>
          <table:table-cell table:number-columns-repeated="3"/>
        </table:table-row>
        <table:table-row table:style-name="ro2">
          <table:table-cell office:value-type="string">
            <text:p>moi</text:p>
          </table:table-cell>
          <table:table-cell office:value-type="string">
            <text:p>FRENCH</text:p>
          </table:table-cell>
          <table:table-cell office:value-type="string">
            <text:p>me</text:p>
          </table:table-cell>
          <table:table-cell table:number-columns-repeated="3"/>
        </table:table-row>
        <table:table-row table:style-name="ro2">
          <table:table-cell office:value-type="string">
            <text:p>mon</text:p>
          </table:table-cell>
          <table:table-cell office:value-type="string">
            <text:p>FRENCH</text:p>
          </table:table-cell>
          <table:table-cell office:value-type="string">
            <text:p>my (masc)</text:p>
          </table:table-cell>
          <table:table-cell table:number-columns-repeated="3"/>
        </table:table-row>
        <table:table-row table:style-name="ro2">
          <table:table-cell office:value-type="string">
            <text:p>ne</text:p>
          </table:table-cell>
          <table:table-cell office:value-type="string">
            <text:p>FRENCH</text:p>
          </table:table-cell>
          <table:table-cell office:value-type="string">
            <text:p>not</text:p>
          </table:table-cell>
          <table:table-cell table:number-columns-repeated="3"/>
        </table:table-row>
        <table:table-row table:style-name="ro2">
          <table:table-cell office:value-type="string">
            <text:p>nos</text:p>
          </table:table-cell>
          <table:table-cell office:value-type="string">
            <text:p>FRENCH</text:p>
          </table:table-cell>
          <table:table-cell office:value-type="string">
            <text:p>our (pl)</text:p>
          </table:table-cell>
          <table:table-cell table:number-columns-repeated="3"/>
        </table:table-row>
        <table:table-row table:style-name="ro2">
          <table:table-cell office:value-type="string">
            <text:p>notre</text:p>
          </table:table-cell>
          <table:table-cell office:value-type="string">
            <text:p>FRENCH</text:p>
          </table:table-cell>
          <table:table-cell office:value-type="string">
            <text:p>our</text:p>
          </table:table-cell>
          <table:table-cell table:number-columns-repeated="3"/>
        </table:table-row>
        <table:table-row table:style-name="ro2">
          <table:table-cell office:value-type="string">
            <text:p>nous</text:p>
          </table:table-cell>
          <table:table-cell office:value-type="string">
            <text:p>FRENCH</text:p>
          </table:table-cell>
          <table:table-cell office:value-type="string">
            <text:p>we</text:p>
          </table:table-cell>
          <table:table-cell table:number-columns-repeated="3"/>
        </table:table-row>
        <table:table-row table:style-name="ro2">
          <table:table-cell office:value-type="string">
            <text:p>on</text:p>
          </table:table-cell>
          <table:table-cell office:value-type="string">
            <text:p>FRENCH</text:p>
          </table:table-cell>
          <table:table-cell office:value-type="string">
            <text:p>one</text:p>
          </table:table-cell>
          <table:table-cell table:number-columns-repeated="3"/>
        </table:table-row>
        <table:table-row table:style-name="ro2">
          <table:table-cell office:value-type="string">
            <text:p>ou</text:p>
          </table:table-cell>
          <table:table-cell office:value-type="string">
            <text:p>FRENCH</text:p>
          </table:table-cell>
          <table:table-cell office:value-type="string">
            <text:p>where</text:p>
          </table:table-cell>
          <table:table-cell table:number-columns-repeated="3"/>
        </table:table-row>
        <table:table-row table:style-name="ro2">
          <table:table-cell office:value-type="string">
            <text:p>par</text:p>
          </table:table-cell>
          <table:table-cell office:value-type="string">
            <text:p>FRENCH</text:p>
          </table:table-cell>
          <table:table-cell office:value-type="string">
            <text:p>by</text:p>
          </table:table-cell>
          <table:table-cell table:number-columns-repeated="3"/>
        </table:table-row>
        <table:table-row table:style-name="ro1">
          <table:table-cell office:value-type="string">
            <text:p>pas</text:p>
          </table:table-cell>
          <table:table-cell office:value-type="string">
            <text:p>FRENCH</text:p>
          </table:table-cell>
          <table:table-cell office:value-type="string">
            <text:p>not</text:p>
          </table:table-cell>
          <table:table-cell/>
          <table:table-cell office:value-type="string">
            <text:p>yes probably</text:p>
          </table:table-cell>
          <table:table-cell office:value-type="string">
            <text:p>means also pace</text:p>
          </table:table-cell>
        </table:table-row>
        <table:table-row table:style-name="ro2">
          <table:table-cell office:value-type="string">
            <text:p>pour</text:p>
          </table:table-cell>
          <table:table-cell office:value-type="string">
            <text:p>FRENCH</text:p>
          </table:table-cell>
          <table:table-cell office:value-type="string">
            <text:p>for</text:p>
          </table:table-cell>
          <table:table-cell table:number-columns-repeated="3"/>
        </table:table-row>
        <table:table-row table:style-name="ro2">
          <table:table-cell office:value-type="string">
            <text:p>qu</text:p>
          </table:table-cell>
          <table:table-cell office:value-type="string">
            <text:p>FRENCH</text:p>
          </table:table-cell>
          <table:table-cell office:value-type="string">
            <text:p>que before vowel</text:p>
          </table:table-cell>
          <table:table-cell table:number-columns-repeated="3"/>
        </table:table-row>
        <table:table-row table:style-name="ro2">
          <table:table-cell office:value-type="string">
            <text:p>que</text:p>
          </table:table-cell>
          <table:table-cell office:value-type="string">
            <text:p>FRENC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2">
          <table:table-cell office:value-type="string">
            <text:p>qui</text:p>
          </table:table-cell>
          <table:table-cell office:value-type="string">
            <text:p>FRENC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2">
          <table:table-cell office:value-type="string">
            <text:p>sa</text:p>
          </table:table-cell>
          <table:table-cell office:value-type="string">
            <text:p>FRENCH</text:p>
          </table:table-cell>
          <table:table-cell office:value-type="string">
            <text:p>his, her (fem)</text:p>
          </table:table-cell>
          <table:table-cell table:number-columns-repeated="3"/>
        </table:table-row>
        <table:table-row table:style-name="ro2">
          <table:table-cell office:value-type="string">
            <text:p>se</text:p>
          </table:table-cell>
          <table:table-cell office:value-type="string">
            <text:p>FRENCH</text:p>
          </table:table-cell>
          <table:table-cell office:value-type="string">
            <text:p>oneself</text:p>
          </table:table-cell>
          <table:table-cell table:number-columns-repeated="3"/>
        </table:table-row>
        <table:table-row table:style-name="ro2">
          <table:table-cell office:value-type="string">
            <text:p>ses</text:p>
          </table:table-cell>
          <table:table-cell office:value-type="string">
            <text:p>FRENCH</text:p>
          </table:table-cell>
          <table:table-cell office:value-type="string">
            <text:p>his (pl)</text:p>
          </table:table-cell>
          <table:table-cell table:number-columns-repeated="3"/>
        </table:table-row>
        <table:table-row table:style-name="ro1">
          <table:table-cell office:value-type="string">
            <text:p>son</text:p>
          </table:table-cell>
          <table:table-cell office:value-type="string">
            <text:p>FRENCH</text:p>
          </table:table-cell>
          <table:table-cell office:value-type="string">
            <text:p>his, her (masc)</text:p>
          </table:table-cell>
          <table:table-cell/>
          <table:table-cell office:value-type="string">
            <text:p>yes probably</text:p>
          </table:table-cell>
          <table:table-cell office:value-type="string">
            <text:p>means also a part of the cereal</text:p>
          </table:table-cell>
        </table:table-row>
        <table:table-row table:style-name="ro2">
          <table:table-cell office:value-type="string">
            <text:p>sur</text:p>
          </table:table-cell>
          <table:table-cell office:value-type="string">
            <text:p>FRENCH</text:p>
          </table:table-cell>
          <table:table-cell office:value-type="string">
            <text:p>on</text:p>
          </table:table-cell>
          <table:table-cell table:number-columns-repeated="3"/>
        </table:table-row>
        <table:table-row table:style-name="ro2">
          <table:table-cell office:value-type="string">
            <text:p>ta</text:p>
          </table:table-cell>
          <table:table-cell office:value-type="string">
            <text:p>FRENCH</text:p>
          </table:table-cell>
          <table:table-cell office:value-type="string">
            <text:p>thy (fem)</text:p>
          </table:table-cell>
          <table:table-cell table:number-columns-repeated="3"/>
        </table:table-row>
        <table:table-row table:style-name="ro2">
          <table:table-cell office:value-type="string">
            <text:p>te</text:p>
          </table:table-cell>
          <table:table-cell office:value-type="string">
            <text:p>FRENCH</text:p>
          </table:table-cell>
          <table:table-cell office:value-type="string">
            <text:p>thee</text:p>
          </table:table-cell>
          <table:table-cell table:number-columns-repeated="3"/>
        </table:table-row>
        <table:table-row table:style-name="ro2">
          <table:table-cell office:value-type="string">
            <text:p>tes</text:p>
          </table:table-cell>
          <table:table-cell office:value-type="string">
            <text:p>FRENCH</text:p>
          </table:table-cell>
          <table:table-cell office:value-type="string">
            <text:p>thy (pl)</text:p>
          </table:table-cell>
          <table:table-cell table:number-columns-repeated="3"/>
        </table:table-row>
        <table:table-row table:style-name="ro2">
          <table:table-cell office:value-type="string">
            <text:p>toi</text:p>
          </table:table-cell>
          <table:table-cell office:value-type="string">
            <text:p>FRENCH</text:p>
          </table:table-cell>
          <table:table-cell office:value-type="string">
            <text:p>thee</text:p>
          </table:table-cell>
          <table:table-cell table:number-columns-repeated="3"/>
        </table:table-row>
        <table:table-row table:style-name="ro2">
          <table:table-cell office:value-type="string">
            <text:p>ton</text:p>
          </table:table-cell>
          <table:table-cell office:value-type="string">
            <text:p>FRENCH</text:p>
          </table:table-cell>
          <table:table-cell office:value-type="string">
            <text:p>thy (masc)</text:p>
          </table:table-cell>
          <table:table-cell table:number-columns-repeated="3"/>
        </table:table-row>
        <table:table-row table:style-name="ro2">
          <table:table-cell office:value-type="string">
            <text:p>tu</text:p>
          </table:table-cell>
          <table:table-cell office:value-type="string">
            <text:p>FRENCH</text:p>
          </table:table-cell>
          <table:table-cell office:value-type="string">
            <text:p>thou</text:p>
          </table:table-cell>
          <table:table-cell table:number-columns-repeated="3"/>
        </table:table-row>
        <table:table-row table:style-name="ro2">
          <table:table-cell office:value-type="string">
            <text:p>un</text:p>
          </table:table-cell>
          <table:table-cell office:value-type="string">
            <text:p>FRENCH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2">
          <table:table-cell office:value-type="string">
            <text:p>une</text:p>
          </table:table-cell>
          <table:table-cell office:value-type="string">
            <text:p>FRENCH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2">
          <table:table-cell office:value-type="string">
            <text:p>vos</text:p>
          </table:table-cell>
          <table:table-cell office:value-type="string">
            <text:p>FRENCH</text:p>
          </table:table-cell>
          <table:table-cell office:value-type="string">
            <text:p>your (pl)</text:p>
          </table:table-cell>
          <table:table-cell table:number-columns-repeated="3"/>
        </table:table-row>
        <table:table-row table:style-name="ro2">
          <table:table-cell office:value-type="string">
            <text:p>votre</text:p>
          </table:table-cell>
          <table:table-cell office:value-type="string">
            <text:p>FRENCH</text:p>
          </table:table-cell>
          <table:table-cell office:value-type="string">
            <text:p>your</text:p>
          </table:table-cell>
          <table:table-cell table:number-columns-repeated="3"/>
        </table:table-row>
        <table:table-row table:style-name="ro2">
          <table:table-cell office:value-type="string">
            <text:p>vous</text:p>
          </table:table-cell>
          <table:table-cell office:value-type="string">
            <text:p>FRENC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2">
          <table:table-cell office:value-type="string">
            <text:p>c</text:p>
          </table:table-cell>
          <table:table-cell office:value-type="string">
            <text:p>FRENCH</text:p>
          </table:table-cell>
          <table:table-cell office:value-type="string">
            <text:p>c'</text:p>
          </table:table-cell>
          <table:table-cell table:number-columns-repeated="3"/>
        </table:table-row>
        <table:table-row table:style-name="ro2">
          <table:table-cell office:value-type="string">
            <text:p>d</text:p>
          </table:table-cell>
          <table:table-cell office:value-type="string">
            <text:p>FRENCH</text:p>
          </table:table-cell>
          <table:table-cell office:value-type="string">
            <text:p>d'</text:p>
          </table:table-cell>
          <table:table-cell table:number-columns-repeated="3"/>
        </table:table-row>
        <table:table-row table:style-name="ro2">
          <table:table-cell office:value-type="string">
            <text:p>j</text:p>
          </table:table-cell>
          <table:table-cell office:value-type="string">
            <text:p>FRENCH</text:p>
          </table:table-cell>
          <table:table-cell office:value-type="string">
            <text:p>j'</text:p>
          </table:table-cell>
          <table:table-cell table:number-columns-repeated="3"/>
        </table:table-row>
        <table:table-row table:style-name="ro2">
          <table:table-cell office:value-type="string">
            <text:p>l</text:p>
          </table:table-cell>
          <table:table-cell office:value-type="string">
            <text:p>FRENCH</text:p>
          </table:table-cell>
          <table:table-cell office:value-type="string">
            <text:p>l'</text:p>
          </table:table-cell>
          <table:table-cell table:number-columns-repeated="3"/>
        </table:table-row>
        <table:table-row table:style-name="ro2">
          <table:table-cell office:value-type="string">
            <text:p>à</text:p>
          </table:table-cell>
          <table:table-cell office:value-type="string">
            <text:p>FRENCH</text:p>
          </table:table-cell>
          <table:table-cell office:value-type="string">
            <text:p>to, at</text:p>
          </table:table-cell>
          <table:table-cell table:number-columns-repeated="3"/>
        </table:table-row>
        <table:table-row table:style-name="ro2">
          <table:table-cell office:value-type="string">
            <text:p>m</text:p>
          </table:table-cell>
          <table:table-cell office:value-type="string">
            <text:p>FRENCH</text:p>
          </table:table-cell>
          <table:table-cell office:value-type="string">
            <text:p>m'</text:p>
          </table:table-cell>
          <table:table-cell table:number-columns-repeated="3"/>
        </table:table-row>
        <table:table-row table:style-name="ro2">
          <table:table-cell office:value-type="string">
            <text:p>n</text:p>
          </table:table-cell>
          <table:table-cell office:value-type="string">
            <text:p>FRENCH</text:p>
          </table:table-cell>
          <table:table-cell office:value-type="string">
            <text:p>n'</text:p>
          </table:table-cell>
          <table:table-cell table:number-columns-repeated="3"/>
        </table:table-row>
        <table:table-row table:style-name="ro2">
          <table:table-cell office:value-type="string">
            <text:p>s</text:p>
          </table:table-cell>
          <table:table-cell office:value-type="string">
            <text:p>FRENCH</text:p>
          </table:table-cell>
          <table:table-cell office:value-type="string">
            <text:p>s'</text:p>
          </table:table-cell>
          <table:table-cell table:number-columns-repeated="3"/>
        </table:table-row>
        <table:table-row table:style-name="ro2">
          <table:table-cell office:value-type="string">
            <text:p>t</text:p>
          </table:table-cell>
          <table:table-cell office:value-type="string">
            <text:p>FRENCH</text:p>
          </table:table-cell>
          <table:table-cell office:value-type="string">
            <text:p>t'</text:p>
          </table:table-cell>
          <table:table-cell table:number-columns-repeated="3"/>
        </table:table-row>
        <table:table-row table:style-name="ro2">
          <table:table-cell office:value-type="string">
            <text:p>y</text:p>
          </table:table-cell>
          <table:table-cell office:value-type="string">
            <text:p>FRENCH</text:p>
          </table:table-cell>
          <table:table-cell office:value-type="string">
            <text:p>there</text:p>
          </table:table-cell>
          <table:table-cell table:number-columns-repeated="3"/>
        </table:table-row>
        <table:table-row table:style-name="ro1">
          <table:table-cell office:value-type="string">
            <text:p>été</text:p>
          </table:table-cell>
          <table:table-cell office:value-type="string">
            <text:p>FRENCH</text:p>
          </table:table-cell>
          <table:table-cell table:number-columns-repeated="2"/>
          <table:table-cell office:value-type="string">
            <text:p>yes probably</text:p>
          </table:table-cell>
          <table:table-cell office:value-type="string">
            <text:p>means summer</text:p>
          </table:table-cell>
        </table:table-row>
        <table:table-row table:style-name="ro1">
          <table:table-cell office:value-type="string">
            <text:p>étée</text:p>
          </table:table-cell>
          <table:table-cell office:value-type="string">
            <text:p>FRENCH</text:p>
          </table:table-cell>
          <table:table-cell table:number-columns-repeated="2"/>
          <table:table-cell office:value-type="string">
            <text:p>yes because it does not exist</text:p>
          </table:table-cell>
          <table:table-cell/>
        </table:table-row>
        <table:table-row table:style-name="ro2">
          <table:table-cell office:value-type="string">
            <text:p>étée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étés</text:p>
          </table:table-cell>
          <table:table-cell office:value-type="string">
            <text:p>FRENCH</text:p>
          </table:table-cell>
          <table:table-cell table:number-columns-repeated="3"/>
          <table:table-cell office:value-type="string">
            <text:p>means summer (plural)</text:p>
          </table:table-cell>
        </table:table-row>
        <table:table-row table:style-name="ro2">
          <table:table-cell office:value-type="string">
            <text:p>étan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sui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e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est</text:p>
          </table:table-cell>
          <table:table-cell office:value-type="string">
            <text:p>FRENCH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means east</text:p>
          </table:table-cell>
        </table:table-row>
        <table:table-row table:style-name="ro2">
          <table:table-cell office:value-type="string">
            <text:p>somme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ête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son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serai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sera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sera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seron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serez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seron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serai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serai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serion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seriez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seraien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étais</text:p>
          </table:table-cell>
          <table:table-cell office:value-type="string">
            <text:p>FRENCH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means stock or something (plural)</text:p>
          </table:table-cell>
        </table:table-row>
        <table:table-row table:style-name="ro2">
          <table:table-cell office:value-type="string">
            <text:p>étai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étion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étiez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étaien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fu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fu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fûme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fûte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furen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soi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soi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soyon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soyez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soien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fusse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fusse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fût</text:p>
          </table:table-cell>
          <table:table-cell office:value-type="string">
            <text:p>FRENCH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means barrel</text:p>
          </table:table-cell>
        </table:table-row>
        <table:table-row table:style-name="ro2">
          <table:table-cell office:value-type="string">
            <text:p>fussion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fussiez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fussen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yant</text:p>
          </table:table-cell>
          <table:table-cell office:value-type="string">
            <text:p>FRENCH</text:p>
          </table:table-cell>
          <table:table-cell table:number-columns-repeated="2"/>
          <table:table-cell office:value-type="string">
            <text:p>yes probably</text:p>
          </table:table-cell>
          <table:table-cell office:value-type="string">
            <text:p>part of ayant droit, means a person entitled</text:p>
          </table:table-cell>
        </table:table-row>
        <table:table-row table:style-name="ro1">
          <table:table-cell office:value-type="string">
            <text:p>eu</text:p>
          </table:table-cell>
          <table:table-cell office:value-type="string">
            <text:p>FRENCH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place name in France</text:p>
          </table:table-cell>
        </table:table-row>
        <table:table-row table:style-name="ro2">
          <table:table-cell office:value-type="string">
            <text:p>eue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eue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eus</text:p>
          </table:table-cell>
          <table:table-cell office:value-type="string">
            <text:p>FRENCH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place name in France</text:p>
          </table:table-cell>
        </table:table-row>
        <table:table-row table:style-name="ro1">
          <table:table-cell office:value-type="string">
            <text:p>ai</text:p>
          </table:table-cell>
          <table:table-cell office:value-type="string">
            <text:p>FRENCH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pecific part of the bookbinding</text:p>
          </table:table-cell>
        </table:table-row>
        <table:table-row table:style-name="ro1">
          <table:table-cell office:value-type="string">
            <text:p>as</text:p>
          </table:table-cell>
          <table:table-cell office:value-type="string">
            <text:p>FRENCH</text:p>
          </table:table-cell>
          <table:table-cell table:number-columns-repeated="2"/>
          <table:table-cell office:value-type="string">
            <text:p>yes <text:s/></text:p>
          </table:table-cell>
          <table:table-cell office:value-type="string">
            <text:p>means ace</text:p>
          </table:table-cell>
        </table:table-row>
        <table:table-row table:style-name="ro2">
          <table:table-cell office:value-type="string">
            <text:p>avon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avez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on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aurai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aura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ura</text:p>
          </table:table-cell>
          <table:table-cell office:value-type="string">
            <text:p>FRENCH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means aura</text:p>
          </table:table-cell>
        </table:table-row>
        <table:table-row table:style-name="ro2">
          <table:table-cell office:value-type="string">
            <text:p>auron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aurez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auron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aurai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aurai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aurion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auriez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auraien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avai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avai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vions</text:p>
          </table:table-cell>
          <table:table-cell office:value-type="string">
            <text:p>FRENCH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means planes</text:p>
          </table:table-cell>
        </table:table-row>
        <table:table-row table:style-name="ro2">
          <table:table-cell office:value-type="string">
            <text:p>aviez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avaien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eu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eûme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eûte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euren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aie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aie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ai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ayon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ayez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aien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eusse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eusse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eû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eussion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eussiez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eussen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2">
          <table:table-cell office:value-type="string">
            <text:p>ceci</text:p>
          </table:table-cell>
          <table:table-cell office:value-type="string">
            <text:p>FRENC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2">
          <table:table-cell office:value-type="string">
            <text:p>celà </text:p>
          </table:table-cell>
          <table:table-cell office:value-type="string">
            <text:p>FRENC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2">
          <table:table-cell office:value-type="string">
            <text:p>cet</text:p>
          </table:table-cell>
          <table:table-cell office:value-type="string">
            <text:p>FRENC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cette</text:p>
          </table:table-cell>
          <table:table-cell office:value-type="string">
            <text:p>FRENCH</text:p>
          </table:table-cell>
          <table:table-cell office:value-type="string">
            <text:p>this</text:p>
          </table:table-cell>
          <table:table-cell/>
          <table:table-cell office:value-type="string">
            <text:p>yes <text:s/></text:p>
          </table:table-cell>
          <table:table-cell office:value-type="string">
            <text:p>ancient name of Sète, place name</text:p>
          </table:table-cell>
        </table:table-row>
        <table:table-row table:style-name="ro2">
          <table:table-cell office:value-type="string">
            <text:p>ici</text:p>
          </table:table-cell>
          <table:table-cell office:value-type="string">
            <text:p>FRENCH</text:p>
          </table:table-cell>
          <table:table-cell office:value-type="string">
            <text:p>here</text:p>
          </table:table-cell>
          <table:table-cell table:number-columns-repeated="3"/>
        </table:table-row>
        <table:table-row table:style-name="ro2">
          <table:table-cell office:value-type="string">
            <text:p>ils</text:p>
          </table:table-cell>
          <table:table-cell office:value-type="string">
            <text:p>FRENC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2">
          <table:table-cell office:value-type="string">
            <text:p>les</text:p>
          </table:table-cell>
          <table:table-cell office:value-type="string">
            <text:p>FRENCH</text:p>
          </table:table-cell>
          <table:table-cell office:value-type="string">
            <text:p>the (pl)</text:p>
          </table:table-cell>
          <table:table-cell table:number-columns-repeated="3"/>
        </table:table-row>
        <table:table-row table:style-name="ro2">
          <table:table-cell office:value-type="string">
            <text:p>leurs</text:p>
          </table:table-cell>
          <table:table-cell office:value-type="string">
            <text:p>FRENCH</text:p>
          </table:table-cell>
          <table:table-cell office:value-type="string">
            <text:p>their (pl)</text:p>
          </table:table-cell>
          <table:table-cell table:number-columns-repeated="3"/>
        </table:table-row>
        <table:table-row table:style-name="ro2">
          <table:table-cell office:value-type="string">
            <text:p>quel</text:p>
          </table:table-cell>
          <table:table-cell office:value-type="string">
            <text:p>FRENCH</text:p>
          </table:table-cell>
          <table:table-cell office:value-type="string">
            <text:p>which</text:p>
          </table:table-cell>
          <table:table-cell table:number-columns-repeated="3"/>
        </table:table-row>
        <table:table-row table:style-name="ro2">
          <table:table-cell office:value-type="string">
            <text:p>quels</text:p>
          </table:table-cell>
          <table:table-cell office:value-type="string">
            <text:p>FRENCH</text:p>
          </table:table-cell>
          <table:table-cell office:value-type="string">
            <text:p>which</text:p>
          </table:table-cell>
          <table:table-cell table:number-columns-repeated="3"/>
        </table:table-row>
        <table:table-row table:style-name="ro2">
          <table:table-cell office:value-type="string">
            <text:p>quelle</text:p>
          </table:table-cell>
          <table:table-cell office:value-type="string">
            <text:p>FRENCH</text:p>
          </table:table-cell>
          <table:table-cell office:value-type="string">
            <text:p>which</text:p>
          </table:table-cell>
          <table:table-cell table:number-columns-repeated="3"/>
        </table:table-row>
        <table:table-row table:style-name="ro2">
          <table:table-cell office:value-type="string">
            <text:p>quelles</text:p>
          </table:table-cell>
          <table:table-cell office:value-type="string">
            <text:p>FRENCH</text:p>
          </table:table-cell>
          <table:table-cell office:value-type="string">
            <text:p>which</text:p>
          </table:table-cell>
          <table:table-cell table:number-columns-repeated="3"/>
        </table:table-row>
        <table:table-row table:style-name="ro2">
          <table:table-cell office:value-type="string">
            <text:p>sans</text:p>
          </table:table-cell>
          <table:table-cell office:value-type="string">
            <text:p>FRENCH</text:p>
          </table:table-cell>
          <table:table-cell office:value-type="string">
            <text:p>without</text:p>
          </table:table-cell>
          <table:table-cell table:number-columns-repeated="3"/>
        </table:table-row>
        <table:table-row table:style-name="ro2">
          <table:table-cell office:value-type="string">
            <text:p>soi</text:p>
          </table:table-cell>
          <table:table-cell office:value-type="string">
            <text:p>FRENCH</text:p>
          </table:table-cell>
          <table:table-cell office:value-type="string">
            <text:p>oneself</text:p>
          </table:table-cell>
          <table:table-cell table:number-columns-repeated="3"/>
        </table:table-row>
        <table:table-row table:style-name="ro2">
          <table:table-cell office:value-type="string">
            <text:p>aber</text:p>
          </table:table-cell>
          <table:table-cell office:value-type="string">
            <text:p>GERMAN</text:p>
          </table:table-cell>
          <table:table-cell office:value-type="string">
            <text:p>but</text:p>
          </table:table-cell>
          <table:table-cell table:number-columns-repeated="3"/>
        </table:table-row>
        <table:table-row table:style-name="ro2">
          <table:table-cell office:value-type="string">
            <text:p>alle</text:p>
          </table:table-cell>
          <table:table-cell office:value-type="string">
            <text:p>GERMAN</text:p>
          </table:table-cell>
          <table:table-cell office:value-type="string">
            <text:p>all</text:p>
          </table:table-cell>
          <table:table-cell table:number-columns-repeated="3"/>
        </table:table-row>
        <table:table-row table:style-name="ro2">
          <table:table-cell office:value-type="string">
            <text:p>all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all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alle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all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als</text:p>
          </table:table-cell>
          <table:table-cell office:value-type="string">
            <text:p>GERMAN</text:p>
          </table:table-cell>
          <table:table-cell office:value-type="string">
            <text:p>than, as</text:p>
          </table:table-cell>
          <table:table-cell table:number-columns-repeated="3"/>
        </table:table-row>
        <table:table-row table:style-name="ro2">
          <table:table-cell office:value-type="string">
            <text:p>also</text:p>
          </table:table-cell>
          <table:table-cell office:value-type="string">
            <text:p>GERMAN</text:p>
          </table:table-cell>
          <table:table-cell office:value-type="string">
            <text:p>so</text:p>
          </table:table-cell>
          <table:table-cell table:number-columns-repeated="3"/>
        </table:table-row>
        <table:table-row table:style-name="ro2">
          <table:table-cell office:value-type="string">
            <text:p>am</text:p>
          </table:table-cell>
          <table:table-cell office:value-type="string">
            <text:p>GERMAN</text:p>
          </table:table-cell>
          <table:table-cell office:value-type="string">
            <text:p>an + dem</text:p>
          </table:table-cell>
          <table:table-cell table:number-columns-repeated="3"/>
        </table:table-row>
        <table:table-row table:style-name="ro1">
          <table:table-cell office:value-type="string">
            <text:p>an</text:p>
          </table:table-cell>
          <table:table-cell office:value-type="string">
            <text:p>GERMAN</text:p>
          </table:table-cell>
          <table:table-cell office:value-type="string">
            <text:p>at</text:p>
          </table:table-cell>
          <table:table-cell office:value-type="string">
            <text:p>yes</text:p>
          </table:table-cell>
          <table:table-cell/>
          <table:table-cell office:value-type="string">
            <text:p>means year</text:p>
          </table:table-cell>
        </table:table-row>
        <table:table-row table:style-name="ro2">
          <table:table-cell office:value-type="string">
            <text:p>ander</text:p>
          </table:table-cell>
          <table:table-cell office:value-type="string">
            <text:p>GERMAN</text:p>
          </table:table-cell>
          <table:table-cell office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>
            <text:p>andere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ander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ander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andere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ander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ander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ander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ander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ander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auch</text:p>
          </table:table-cell>
          <table:table-cell office:value-type="string">
            <text:p>GERMAN</text:p>
          </table:table-cell>
          <table:table-cell office:value-type="string">
            <text:p>also</text:p>
          </table:table-cell>
          <table:table-cell office:value-type="string">
            <text:p>yes</text:p>
          </table:table-cell>
          <table:table-cell/>
          <table:table-cell office:value-type="string">
            <text:p>place name in France</text:p>
          </table:table-cell>
        </table:table-row>
        <table:table-row table:style-name="ro2">
          <table:table-cell office:value-type="string">
            <text:p>auf</text:p>
          </table:table-cell>
          <table:table-cell office:value-type="string">
            <text:p>GERMAN</text:p>
          </table:table-cell>
          <table:table-cell office:value-type="string">
            <text:p>on</text:p>
          </table:table-cell>
          <table:table-cell table:number-columns-repeated="3"/>
        </table:table-row>
        <table:table-row table:style-name="ro2">
          <table:table-cell office:value-type="string">
            <text:p>aus</text:p>
          </table:table-cell>
          <table:table-cell office:value-type="string">
            <text:p>GERMAN</text:p>
          </table:table-cell>
          <table:table-cell office:value-type="string">
            <text:p>out of</text:p>
          </table:table-cell>
          <table:table-cell table:number-columns-repeated="3"/>
        </table:table-row>
        <table:table-row table:style-name="ro2">
          <table:table-cell office:value-type="string">
            <text:p>bei</text:p>
          </table:table-cell>
          <table:table-cell office:value-type="string">
            <text:p>GERMAN</text:p>
          </table:table-cell>
          <table:table-cell office:value-type="string">
            <text:p>by</text:p>
          </table:table-cell>
          <table:table-cell table:number-columns-repeated="3"/>
        </table:table-row>
        <table:table-row table:style-name="ro2">
          <table:table-cell office:value-type="string">
            <text:p>bin</text:p>
          </table:table-cell>
          <table:table-cell office:value-type="string">
            <text:p>GERMAN</text:p>
          </table:table-cell>
          <table:table-cell office:value-type="string">
            <text:p>am</text:p>
          </table:table-cell>
          <table:table-cell table:number-columns-repeated="3"/>
        </table:table-row>
        <table:table-row table:style-name="ro1">
          <table:table-cell office:value-type="string">
            <text:p>bis</text:p>
          </table:table-cell>
          <table:table-cell office:value-type="string">
            <text:p>GERMAN</text:p>
          </table:table-cell>
          <table:table-cell office:value-type="string">
            <text:p>until</text:p>
          </table:table-cell>
          <table:table-cell office:value-type="string">
            <text:p>yes</text:p>
          </table:table-cell>
          <table:table-cell/>
          <table:table-cell office:value-type="string">
            <text:p>like bis, ter, quater...</text:p>
          </table:table-cell>
        </table:table-row>
        <table:table-row table:style-name="ro2">
          <table:table-cell office:value-type="string">
            <text:p>bist</text:p>
          </table:table-cell>
          <table:table-cell office:value-type="string">
            <text:p>GERMAN</text:p>
          </table:table-cell>
          <table:table-cell office:value-type="string">
            <text:p>art</text:p>
          </table:table-cell>
          <table:table-cell table:number-columns-repeated="3"/>
        </table:table-row>
        <table:table-row table:style-name="ro2">
          <table:table-cell office:value-type="string">
            <text:p>da</text:p>
          </table:table-cell>
          <table:table-cell office:value-type="string">
            <text:p>GERMAN</text:p>
          </table:table-cell>
          <table:table-cell office:value-type="string">
            <text:p>there</text:p>
          </table:table-cell>
          <table:table-cell table:number-columns-repeated="3"/>
        </table:table-row>
        <table:table-row table:style-name="ro2">
          <table:table-cell office:value-type="string">
            <text:p>damit</text:p>
          </table:table-cell>
          <table:table-cell office:value-type="string">
            <text:p>GERMAN</text:p>
          </table:table-cell>
          <table:table-cell office:value-type="string">
            <text:p>with it</text:p>
          </table:table-cell>
          <table:table-cell table:number-columns-repeated="3"/>
        </table:table-row>
        <table:table-row table:style-name="ro2">
          <table:table-cell office:value-type="string">
            <text:p>dann</text:p>
          </table:table-cell>
          <table:table-cell office:value-type="string">
            <text:p>GERMAN</text:p>
          </table:table-cell>
          <table:table-cell office:value-type="string">
            <text:p>the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GERMAN</text:p>
          </table:table-cell>
          <table:table-cell office:value-type="string">
            <text:p>the</text:p>
          </table:table-cell>
          <table:table-cell table:number-columns-repeated="3"/>
        </table:table-row>
        <table:table-row table:style-name="ro2">
          <table:table-cell office:value-type="string">
            <text:p>d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d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d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die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da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daß</text:p>
          </table:table-cell>
          <table:table-cell office:value-type="string">
            <text:p>GERMAN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2">
          <table:table-cell office:value-type="string">
            <text:p>derselbe</text:p>
          </table:table-cell>
          <table:table-cell office:value-type="string">
            <text:p>GERMAN</text:p>
          </table:table-cell>
          <table:table-cell office:value-type="string">
            <text:p>the same</text:p>
          </table:table-cell>
          <table:table-cell table:number-columns-repeated="3"/>
        </table:table-row>
        <table:table-row table:style-name="ro2">
          <table:table-cell office:value-type="string">
            <text:p>derselb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denselb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desselb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demselb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dieselbe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dieselb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dasselbe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dazu</text:p>
          </table:table-cell>
          <table:table-cell office:value-type="string">
            <text:p>GERMAN</text:p>
          </table:table-cell>
          <table:table-cell office:value-type="string">
            <text:p>to that</text:p>
          </table:table-cell>
          <table:table-cell table:number-columns-repeated="3"/>
        </table:table-row>
        <table:table-row table:style-name="ro2">
          <table:table-cell office:value-type="string">
            <text:p>dein</text:p>
          </table:table-cell>
          <table:table-cell office:value-type="string">
            <text:p>GERMAN</text:p>
          </table:table-cell>
          <table:table-cell office:value-type="string">
            <text:p>thy</text:p>
          </table:table-cell>
          <table:table-cell table:number-columns-repeated="3"/>
        </table:table-row>
        <table:table-row table:style-name="ro2">
          <table:table-cell office:value-type="string">
            <text:p>deine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dein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dein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deine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dein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denn</text:p>
          </table:table-cell>
          <table:table-cell office:value-type="string">
            <text:p>GERMAN</text:p>
          </table:table-cell>
          <table:table-cell office:value-type="string">
            <text:p>because</text:p>
          </table:table-cell>
          <table:table-cell table:number-columns-repeated="3"/>
        </table:table-row>
        <table:table-row table:style-name="ro2">
          <table:table-cell office:value-type="string">
            <text:p>derer</text:p>
          </table:table-cell>
          <table:table-cell office:value-type="string">
            <text:p>GERMAN</text:p>
          </table:table-cell>
          <table:table-cell office:value-type="string">
            <text:p>of those</text:p>
          </table:table-cell>
          <table:table-cell table:number-columns-repeated="3"/>
        </table:table-row>
        <table:table-row table:style-name="ro2">
          <table:table-cell office:value-type="string">
            <text:p>dessen</text:p>
          </table:table-cell>
          <table:table-cell office:value-type="string">
            <text:p>GERMAN</text:p>
          </table:table-cell>
          <table:table-cell office:value-type="string">
            <text:p>of him</text:p>
          </table:table-cell>
          <table:table-cell table:number-columns-repeated="3"/>
        </table:table-row>
        <table:table-row table:style-name="ro2">
          <table:table-cell office:value-type="string">
            <text:p>dich</text:p>
          </table:table-cell>
          <table:table-cell office:value-type="string">
            <text:p>GERMAN</text:p>
          </table:table-cell>
          <table:table-cell office:value-type="string">
            <text:p>thee</text:p>
          </table:table-cell>
          <table:table-cell table:number-columns-repeated="3"/>
        </table:table-row>
        <table:table-row table:style-name="ro2">
          <table:table-cell office:value-type="string">
            <text:p>dir</text:p>
          </table:table-cell>
          <table:table-cell office:value-type="string">
            <text:p>GERMAN</text:p>
          </table:table-cell>
          <table:table-cell office:value-type="string">
            <text:p>to thee</text:p>
          </table:table-cell>
          <table:table-cell table:number-columns-repeated="3"/>
        </table:table-row>
        <table:table-row table:style-name="ro2">
          <table:table-cell office:value-type="string">
            <text:p>du</text:p>
          </table:table-cell>
          <table:table-cell office:value-type="string">
            <text:p>GERMAN</text:p>
          </table:table-cell>
          <table:table-cell office:value-type="string">
            <text:p>thou</text:p>
          </table:table-cell>
          <table:table-cell table:number-columns-repeated="3"/>
        </table:table-row>
        <table:table-row table:style-name="ro2">
          <table:table-cell office:value-type="string">
            <text:p>dies</text:p>
          </table:table-cell>
          <table:table-cell office:value-type="string">
            <text:p>GERMAN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2">
          <table:table-cell office:value-type="string">
            <text:p>diese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dies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dies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diese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dies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doch</text:p>
          </table:table-cell>
          <table:table-cell office:value-type="string">
            <text:p>GERMAN</text:p>
          </table:table-cell>
          <table:table-cell office:value-type="string">
            <text:p>(several meanings)</text:p>
          </table:table-cell>
          <table:table-cell table:number-columns-repeated="3"/>
        </table:table-row>
        <table:table-row table:style-name="ro2">
          <table:table-cell office:value-type="string">
            <text:p>dort</text:p>
          </table:table-cell>
          <table:table-cell office:value-type="string">
            <text:p>GERMAN</text:p>
          </table:table-cell>
          <table:table-cell office:value-type="string">
            <text:p>(over) there</text:p>
          </table:table-cell>
          <table:table-cell table:number-columns-repeated="3"/>
        </table:table-row>
        <table:table-row table:style-name="ro2">
          <table:table-cell office:value-type="string">
            <text:p>durch</text:p>
          </table:table-cell>
          <table:table-cell office:value-type="string">
            <text:p>GERMAN</text:p>
          </table:table-cell>
          <table:table-cell office:value-type="string">
            <text:p>through</text:p>
          </table:table-cell>
          <table:table-cell table:number-columns-repeated="3"/>
        </table:table-row>
        <table:table-row table:style-name="ro2">
          <table:table-cell office:value-type="string">
            <text:p>ein</text:p>
          </table:table-cell>
          <table:table-cell office:value-type="string">
            <text:p>GERMAN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2">
          <table:table-cell office:value-type="string">
            <text:p>eine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ein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ein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eine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ein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einig</text:p>
          </table:table-cell>
          <table:table-cell office:value-type="string">
            <text:p>GERMAN</text:p>
          </table:table-cell>
          <table:table-cell office:value-type="string">
            <text:p>some</text:p>
          </table:table-cell>
          <table:table-cell table:number-columns-repeated="3"/>
        </table:table-row>
        <table:table-row table:style-name="ro2">
          <table:table-cell office:value-type="string">
            <text:p>einige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einig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einig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einige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einig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einmal</text:p>
          </table:table-cell>
          <table:table-cell office:value-type="string">
            <text:p>GERMAN</text:p>
          </table:table-cell>
          <table:table-cell office:value-type="string">
            <text:p>once</text:p>
          </table:table-cell>
          <table:table-cell table:number-columns-repeated="3"/>
        </table:table-row>
        <table:table-row table:style-name="ro2">
          <table:table-cell office:value-type="string">
            <text:p>er</text:p>
          </table:table-cell>
          <table:table-cell office:value-type="string">
            <text:p>GERMAN</text:p>
          </table:table-cell>
          <table:table-cell office:value-type="string">
            <text:p>he</text:p>
          </table:table-cell>
          <table:table-cell table:number-columns-repeated="3"/>
        </table:table-row>
        <table:table-row table:style-name="ro2">
          <table:table-cell office:value-type="string">
            <text:p>ihn</text:p>
          </table:table-cell>
          <table:table-cell office:value-type="string">
            <text:p>GERMAN</text:p>
          </table:table-cell>
          <table:table-cell office:value-type="string">
            <text:p>him</text:p>
          </table:table-cell>
          <table:table-cell table:number-columns-repeated="3"/>
        </table:table-row>
        <table:table-row table:style-name="ro2">
          <table:table-cell office:value-type="string">
            <text:p>ihm</text:p>
          </table:table-cell>
          <table:table-cell office:value-type="string">
            <text:p>GERMAN</text:p>
          </table:table-cell>
          <table:table-cell office:value-type="string">
            <text:p>to him</text:p>
          </table:table-cell>
          <table:table-cell table:number-columns-repeated="3"/>
        </table:table-row>
        <table:table-row table:style-name="ro2">
          <table:table-cell office:value-type="string">
            <text:p>es</text:p>
          </table:table-cell>
          <table:table-cell office:value-type="string">
            <text:p>GERMAN</text:p>
          </table:table-cell>
          <table:table-cell office:value-type="string">
            <text:p>it</text:p>
          </table:table-cell>
          <table:table-cell table:number-columns-repeated="3"/>
        </table:table-row>
        <table:table-row table:style-name="ro2">
          <table:table-cell office:value-type="string">
            <text:p>etwas</text:p>
          </table:table-cell>
          <table:table-cell office:value-type="string">
            <text:p>GERMAN</text:p>
          </table:table-cell>
          <table:table-cell office:value-type="string">
            <text:p>something</text:p>
          </table:table-cell>
          <table:table-cell table:number-columns-repeated="3"/>
        </table:table-row>
        <table:table-row table:style-name="ro2">
          <table:table-cell office:value-type="string">
            <text:p>euer</text:p>
          </table:table-cell>
          <table:table-cell office:value-type="string">
            <text:p>GERMAN</text:p>
          </table:table-cell>
          <table:table-cell office:value-type="string">
            <text:p>your</text:p>
          </table:table-cell>
          <table:table-cell table:number-columns-repeated="3"/>
        </table:table-row>
        <table:table-row table:style-name="ro2">
          <table:table-cell office:value-type="string">
            <text:p>eure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eur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eur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eure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eur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für</text:p>
          </table:table-cell>
          <table:table-cell office:value-type="string">
            <text:p>GERMAN</text:p>
          </table:table-cell>
          <table:table-cell office:value-type="string">
            <text:p>for</text:p>
          </table:table-cell>
          <table:table-cell table:number-columns-repeated="3"/>
        </table:table-row>
        <table:table-row table:style-name="ro2">
          <table:table-cell office:value-type="string">
            <text:p>gegen</text:p>
          </table:table-cell>
          <table:table-cell office:value-type="string">
            <text:p>GERMAN</text:p>
          </table:table-cell>
          <table:table-cell office:value-type="string">
            <text:p>towards</text:p>
          </table:table-cell>
          <table:table-cell table:number-columns-repeated="3"/>
        </table:table-row>
        <table:table-row table:style-name="ro2">
          <table:table-cell office:value-type="string">
            <text:p>gewesen</text:p>
          </table:table-cell>
          <table:table-cell office:value-type="string">
            <text:p>GERMAN</text:p>
          </table:table-cell>
          <table:table-cell office:value-type="string">
            <text:p>p.p. of sein</text:p>
          </table:table-cell>
          <table:table-cell table:number-columns-repeated="3"/>
        </table:table-row>
        <table:table-row table:style-name="ro2">
          <table:table-cell office:value-type="string">
            <text:p>hab</text:p>
          </table:table-cell>
          <table:table-cell office:value-type="string">
            <text:p>GERMAN</text:p>
          </table:table-cell>
          <table:table-cell office:value-type="string">
            <text:p>have</text:p>
          </table:table-cell>
          <table:table-cell table:number-columns-repeated="3"/>
        </table:table-row>
        <table:table-row table:style-name="ro2">
          <table:table-cell office:value-type="string">
            <text:p>habe</text:p>
          </table:table-cell>
          <table:table-cell office:value-type="string">
            <text:p>GERMAN</text:p>
          </table:table-cell>
          <table:table-cell office:value-type="string">
            <text:p>have</text:p>
          </table:table-cell>
          <table:table-cell table:number-columns-repeated="3"/>
        </table:table-row>
        <table:table-row table:style-name="ro2">
          <table:table-cell office:value-type="string">
            <text:p>haben</text:p>
          </table:table-cell>
          <table:table-cell office:value-type="string">
            <text:p>GERMAN</text:p>
          </table:table-cell>
          <table:table-cell office:value-type="string">
            <text:p>have</text:p>
          </table:table-cell>
          <table:table-cell table:number-columns-repeated="3"/>
        </table:table-row>
        <table:table-row table:style-name="ro2">
          <table:table-cell office:value-type="string">
            <text:p>hat</text:p>
          </table:table-cell>
          <table:table-cell office:value-type="string">
            <text:p>GERMAN</text:p>
          </table:table-cell>
          <table:table-cell office:value-type="string">
            <text:p>has</text:p>
          </table:table-cell>
          <table:table-cell table:number-columns-repeated="3"/>
        </table:table-row>
        <table:table-row table:style-name="ro2">
          <table:table-cell office:value-type="string">
            <text:p>hatte</text:p>
          </table:table-cell>
          <table:table-cell office:value-type="string">
            <text:p>GERMAN</text:p>
          </table:table-cell>
          <table:table-cell office:value-type="string">
            <text:p>had</text:p>
          </table:table-cell>
          <table:table-cell table:number-columns-repeated="3"/>
        </table:table-row>
        <table:table-row table:style-name="ro2">
          <table:table-cell office:value-type="string">
            <text:p>hatten</text:p>
          </table:table-cell>
          <table:table-cell office:value-type="string">
            <text:p>GERMAN</text:p>
          </table:table-cell>
          <table:table-cell office:value-type="string">
            <text:p>had</text:p>
          </table:table-cell>
          <table:table-cell table:number-columns-repeated="3"/>
        </table:table-row>
        <table:table-row table:style-name="ro1">
          <table:table-cell office:value-type="string">
            <text:p>hier</text:p>
          </table:table-cell>
          <table:table-cell office:value-type="string">
            <text:p>GERMAN</text:p>
          </table:table-cell>
          <table:table-cell office:value-type="string">
            <text:p>here</text:p>
          </table:table-cell>
          <table:table-cell office:value-type="string">
            <text:p>yes (probably)</text:p>
          </table:table-cell>
          <table:table-cell/>
          <table:table-cell office:value-type="string">
            <text:p>means yesterday</text:p>
          </table:table-cell>
        </table:table-row>
        <table:table-row table:style-name="ro2">
          <table:table-cell office:value-type="string">
            <text:p>hin</text:p>
          </table:table-cell>
          <table:table-cell office:value-type="string">
            <text:p>GERMAN</text:p>
          </table:table-cell>
          <table:table-cell office:value-type="string">
            <text:p>there</text:p>
          </table:table-cell>
          <table:table-cell table:number-columns-repeated="3"/>
        </table:table-row>
        <table:table-row table:style-name="ro2">
          <table:table-cell office:value-type="string">
            <text:p>hinter</text:p>
          </table:table-cell>
          <table:table-cell office:value-type="string">
            <text:p>GERMAN</text:p>
          </table:table-cell>
          <table:table-cell office:value-type="string">
            <text:p>behind</text:p>
          </table:table-cell>
          <table:table-cell table:number-columns-repeated="3"/>
        </table:table-row>
        <table:table-row table:style-name="ro2">
          <table:table-cell office:value-type="string">
            <text:p>ich</text:p>
          </table:table-cell>
          <table:table-cell office:value-type="string">
            <text:p>GERMAN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2">
          <table:table-cell office:value-type="string">
            <text:p>mich</text:p>
          </table:table-cell>
          <table:table-cell office:value-type="string">
            <text:p>GERMAN</text:p>
          </table:table-cell>
          <table:table-cell office:value-type="string">
            <text:p>me</text:p>
          </table:table-cell>
          <table:table-cell table:number-columns-repeated="3"/>
        </table:table-row>
        <table:table-row table:style-name="ro2">
          <table:table-cell office:value-type="string">
            <text:p>mir</text:p>
          </table:table-cell>
          <table:table-cell office:value-type="string">
            <text:p>GERMAN</text:p>
          </table:table-cell>
          <table:table-cell office:value-type="string">
            <text:p>to me</text:p>
          </table:table-cell>
          <table:table-cell table:number-columns-repeated="3"/>
        </table:table-row>
        <table:table-row table:style-name="ro2">
          <table:table-cell office:value-type="string">
            <text:p>ihr</text:p>
          </table:table-cell>
          <table:table-cell office:value-type="string">
            <text:p>GERMAN</text:p>
          </table:table-cell>
          <table:table-cell office:value-type="string">
            <text:p>you, to her</text:p>
          </table:table-cell>
          <table:table-cell table:number-columns-repeated="3"/>
        </table:table-row>
        <table:table-row table:style-name="ro2">
          <table:table-cell office:value-type="string">
            <text:p>ihre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ihr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ihr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ihre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ihr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euch</text:p>
          </table:table-cell>
          <table:table-cell office:value-type="string">
            <text:p>GERMAN</text:p>
          </table:table-cell>
          <table:table-cell office:value-type="string">
            <text:p>to you</text:p>
          </table:table-cell>
          <table:table-cell table:number-columns-repeated="3"/>
        </table:table-row>
        <table:table-row table:style-name="ro2">
          <table:table-cell office:value-type="string">
            <text:p>im</text:p>
          </table:table-cell>
          <table:table-cell office:value-type="string">
            <text:p>GERMAN</text:p>
          </table:table-cell>
          <table:table-cell office:value-type="string">
            <text:p>in + dem</text:p>
          </table:table-cell>
          <table:table-cell table:number-columns-repeated="3"/>
        </table:table-row>
        <table:table-row table:style-name="ro2">
          <table:table-cell office:value-type="string">
            <text:p>in</text:p>
          </table:table-cell>
          <table:table-cell office:value-type="string">
            <text:p>GERMAN</text:p>
          </table:table-cell>
          <table:table-cell office:value-type="string">
            <text:p>in</text:p>
          </table:table-cell>
          <table:table-cell table:number-columns-repeated="3"/>
        </table:table-row>
        <table:table-row table:style-name="ro2">
          <table:table-cell office:value-type="string">
            <text:p>indem</text:p>
          </table:table-cell>
          <table:table-cell office:value-type="string">
            <text:p>GERMAN</text:p>
          </table:table-cell>
          <table:table-cell office:value-type="string">
            <text:p>while</text:p>
          </table:table-cell>
          <table:table-cell table:number-columns-repeated="3"/>
        </table:table-row>
        <table:table-row table:style-name="ro2">
          <table:table-cell office:value-type="string">
            <text:p>ins</text:p>
          </table:table-cell>
          <table:table-cell office:value-type="string">
            <text:p>GERMAN</text:p>
          </table:table-cell>
          <table:table-cell office:value-type="string">
            <text:p>in + das</text:p>
          </table:table-cell>
          <table:table-cell table:number-columns-repeated="3"/>
        </table:table-row>
        <table:table-row table:style-name="ro2">
          <table:table-cell office:value-type="string">
            <text:p>ist</text:p>
          </table:table-cell>
          <table:table-cell office:value-type="string">
            <text:p>GERMAN</text:p>
          </table:table-cell>
          <table:table-cell office:value-type="string">
            <text:p>is</text:p>
          </table:table-cell>
          <table:table-cell table:number-columns-repeated="3"/>
        </table:table-row>
        <table:table-row table:style-name="ro2">
          <table:table-cell office:value-type="string">
            <text:p>jede</text:p>
          </table:table-cell>
          <table:table-cell office:value-type="string">
            <text:p>GERMAN</text:p>
          </table:table-cell>
          <table:table-cell office:value-type="string">
            <text:p>each, every</text:p>
          </table:table-cell>
          <table:table-cell table:number-columns-repeated="3"/>
        </table:table-row>
        <table:table-row table:style-name="ro2">
          <table:table-cell office:value-type="string">
            <text:p>jed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jed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jede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jed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jene</text:p>
          </table:table-cell>
          <table:table-cell office:value-type="string">
            <text:p>GERMAN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2">
          <table:table-cell office:value-type="string">
            <text:p>jen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jen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jene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jen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jetzt</text:p>
          </table:table-cell>
          <table:table-cell office:value-type="string">
            <text:p>GERMAN</text:p>
          </table:table-cell>
          <table:table-cell office:value-type="string">
            <text:p>now</text:p>
          </table:table-cell>
          <table:table-cell table:number-columns-repeated="3"/>
        </table:table-row>
        <table:table-row table:style-name="ro2">
          <table:table-cell office:value-type="string">
            <text:p>kann</text:p>
          </table:table-cell>
          <table:table-cell office:value-type="string">
            <text:p>GERMAN</text:p>
          </table:table-cell>
          <table:table-cell office:value-type="string">
            <text:p>can</text:p>
          </table:table-cell>
          <table:table-cell table:number-columns-repeated="3"/>
        </table:table-row>
        <table:table-row table:style-name="ro2">
          <table:table-cell office:value-type="string">
            <text:p>kein</text:p>
          </table:table-cell>
          <table:table-cell office:value-type="string">
            <text:p>GERMAN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2">
          <table:table-cell office:value-type="string">
            <text:p>keine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kein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kein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keine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kein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können</text:p>
          </table:table-cell>
          <table:table-cell office:value-type="string">
            <text:p>GERMAN</text:p>
          </table:table-cell>
          <table:table-cell office:value-type="string">
            <text:p>can</text:p>
          </table:table-cell>
          <table:table-cell table:number-columns-repeated="3"/>
        </table:table-row>
        <table:table-row table:style-name="ro2">
          <table:table-cell office:value-type="string">
            <text:p>könnte</text:p>
          </table:table-cell>
          <table:table-cell office:value-type="string">
            <text:p>GERMAN</text:p>
          </table:table-cell>
          <table:table-cell office:value-type="string">
            <text:p>could</text:p>
          </table:table-cell>
          <table:table-cell table:number-columns-repeated="3"/>
        </table:table-row>
        <table:table-row table:style-name="ro2">
          <table:table-cell office:value-type="string">
            <text:p>machen</text:p>
          </table:table-cell>
          <table:table-cell office:value-type="string">
            <text:p>GERMAN</text:p>
          </table:table-cell>
          <table:table-cell office:value-type="string">
            <text:p>do</text:p>
          </table:table-cell>
          <table:table-cell table:number-columns-repeated="3"/>
        </table:table-row>
        <table:table-row table:style-name="ro1">
          <table:table-cell office:value-type="string">
            <text:p>man</text:p>
          </table:table-cell>
          <table:table-cell office:value-type="string">
            <text:p>GERMAN</text:p>
          </table:table-cell>
          <table:table-cell office:value-type="string">
            <text:p>one</text:p>
          </table:table-cell>
          <table:table-cell office:value-type="string">
            <text:p>yes</text:p>
          </table:table-cell>
          <table:table-cell/>
          <table:table-cell office:value-type="string">
            <text:p>place name (Island of Man)</text:p>
          </table:table-cell>
        </table:table-row>
        <table:table-row table:style-name="ro1">
          <table:table-cell office:value-type="string">
            <text:p>manche</text:p>
          </table:table-cell>
          <table:table-cell office:value-type="string">
            <text:p>GERMAN</text:p>
          </table:table-cell>
          <table:table-cell office:value-type="string">
            <text:p>some, many a</text:p>
          </table:table-cell>
          <table:table-cell office:value-type="string">
            <text:p>yes</text:p>
          </table:table-cell>
          <table:table-cell/>
          <table:table-cell office:value-type="string">
            <text:p>place name in France and in Spain, means also the Channel, and sleeve</text:p>
          </table:table-cell>
        </table:table-row>
        <table:table-row table:style-name="ro2">
          <table:table-cell office:value-type="string">
            <text:p>manch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manch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manche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manches</text:p>
          </table:table-cell>
          <table:table-cell office:value-type="string">
            <text:p>GERMAN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means sleeves</text:p>
          </table:table-cell>
        </table:table-row>
        <table:table-row table:style-name="ro2">
          <table:table-cell office:value-type="string">
            <text:p>mein</text:p>
          </table:table-cell>
          <table:table-cell office:value-type="string">
            <text:p>GERMAN</text:p>
          </table:table-cell>
          <table:table-cell office:value-type="string">
            <text:p>my</text:p>
          </table:table-cell>
          <table:table-cell table:number-columns-repeated="3"/>
        </table:table-row>
        <table:table-row table:style-name="ro2">
          <table:table-cell office:value-type="string">
            <text:p>meine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mein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mein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meine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mein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mit</text:p>
          </table:table-cell>
          <table:table-cell office:value-type="string">
            <text:p>GERMAN</text:p>
          </table:table-cell>
          <table:table-cell office:value-type="string">
            <text:p>with</text:p>
          </table:table-cell>
          <table:table-cell table:number-columns-repeated="3"/>
        </table:table-row>
        <table:table-row table:style-name="ro2">
          <table:table-cell office:value-type="string">
            <text:p>muss</text:p>
          </table:table-cell>
          <table:table-cell office:value-type="string">
            <text:p>GERMAN</text:p>
          </table:table-cell>
          <table:table-cell office:value-type="string">
            <text:p>must</text:p>
          </table:table-cell>
          <table:table-cell table:number-columns-repeated="3"/>
        </table:table-row>
        <table:table-row table:style-name="ro2">
          <table:table-cell office:value-type="string">
            <text:p>musste</text:p>
          </table:table-cell>
          <table:table-cell office:value-type="string">
            <text:p>GERMAN</text:p>
          </table:table-cell>
          <table:table-cell office:value-type="string">
            <text:p>had to</text:p>
          </table:table-cell>
          <table:table-cell table:number-columns-repeated="3"/>
        </table:table-row>
        <table:table-row table:style-name="ro2">
          <table:table-cell office:value-type="string">
            <text:p>nach</text:p>
          </table:table-cell>
          <table:table-cell office:value-type="string">
            <text:p>GERMAN</text:p>
          </table:table-cell>
          <table:table-cell office:value-type="string">
            <text:p>to(wards)</text:p>
          </table:table-cell>
          <table:table-cell table:number-columns-repeated="3"/>
        </table:table-row>
        <table:table-row table:style-name="ro2">
          <table:table-cell office:value-type="string">
            <text:p>nicht</text:p>
          </table:table-cell>
          <table:table-cell office:value-type="string">
            <text:p>GERMAN</text:p>
          </table:table-cell>
          <table:table-cell office:value-type="string">
            <text:p>not</text:p>
          </table:table-cell>
          <table:table-cell table:number-columns-repeated="3"/>
        </table:table-row>
        <table:table-row table:style-name="ro2">
          <table:table-cell office:value-type="string">
            <text:p>nichts</text:p>
          </table:table-cell>
          <table:table-cell office:value-type="string">
            <text:p>GERMAN</text:p>
          </table:table-cell>
          <table:table-cell office:value-type="string">
            <text:p>nothing</text:p>
          </table:table-cell>
          <table:table-cell table:number-columns-repeated="3"/>
        </table:table-row>
        <table:table-row table:style-name="ro2">
          <table:table-cell office:value-type="string">
            <text:p>noch</text:p>
          </table:table-cell>
          <table:table-cell office:value-type="string">
            <text:p>GERMAN</text:p>
          </table:table-cell>
          <table:table-cell office:value-type="string">
            <text:p>still, yet</text:p>
          </table:table-cell>
          <table:table-cell table:number-columns-repeated="3"/>
        </table:table-row>
        <table:table-row table:style-name="ro2">
          <table:table-cell office:value-type="string">
            <text:p>nun</text:p>
          </table:table-cell>
          <table:table-cell office:value-type="string">
            <text:p>GERMAN</text:p>
          </table:table-cell>
          <table:table-cell office:value-type="string">
            <text:p>now</text:p>
          </table:table-cell>
          <table:table-cell table:number-columns-repeated="3"/>
        </table:table-row>
        <table:table-row table:style-name="ro2">
          <table:table-cell office:value-type="string">
            <text:p>nur</text:p>
          </table:table-cell>
          <table:table-cell office:value-type="string">
            <text:p>GERMAN</text:p>
          </table:table-cell>
          <table:table-cell office:value-type="string">
            <text:p>only</text:p>
          </table:table-cell>
          <table:table-cell table:number-columns-repeated="3"/>
        </table:table-row>
        <table:table-row table:style-name="ro2">
          <table:table-cell office:value-type="string">
            <text:p>ob</text:p>
          </table:table-cell>
          <table:table-cell office:value-type="string">
            <text:p>GERMAN</text:p>
          </table:table-cell>
          <table:table-cell office:value-type="string">
            <text:p>whether</text:p>
          </table:table-cell>
          <table:table-cell table:number-columns-repeated="3"/>
        </table:table-row>
        <table:table-row table:style-name="ro2">
          <table:table-cell office:value-type="string">
            <text:p>oder</text:p>
          </table:table-cell>
          <table:table-cell office:value-type="string">
            <text:p>GERMAN</text:p>
          </table:table-cell>
          <table:table-cell office:value-type="string">
            <text:p>or</text:p>
          </table:table-cell>
          <table:table-cell table:number-columns-repeated="3"/>
        </table:table-row>
        <table:table-row table:style-name="ro2">
          <table:table-cell office:value-type="string">
            <text:p>ohne</text:p>
          </table:table-cell>
          <table:table-cell office:value-type="string">
            <text:p>GERMAN</text:p>
          </table:table-cell>
          <table:table-cell office:value-type="string">
            <text:p>without</text:p>
          </table:table-cell>
          <table:table-cell table:number-columns-repeated="3"/>
        </table:table-row>
        <table:table-row table:style-name="ro2">
          <table:table-cell office:value-type="string">
            <text:p>sehr</text:p>
          </table:table-cell>
          <table:table-cell office:value-type="string">
            <text:p>GERMAN</text:p>
          </table:table-cell>
          <table:table-cell office:value-type="string">
            <text:p>very</text:p>
          </table:table-cell>
          <table:table-cell table:number-columns-repeated="3"/>
        </table:table-row>
        <table:table-row table:style-name="ro1">
          <table:table-cell office:value-type="string">
            <text:p>sein</text:p>
          </table:table-cell>
          <table:table-cell office:value-type="string">
            <text:p>GERMAN</text:p>
          </table:table-cell>
          <table:table-cell office:value-type="string">
            <text:p>his</text:p>
          </table:table-cell>
          <table:table-cell office:value-type="string">
            <text:p>yes</text:p>
          </table:table-cell>
          <table:table-cell/>
          <table:table-cell office:value-type="string">
            <text:p>means breast</text:p>
          </table:table-cell>
        </table:table-row>
        <table:table-row table:style-name="ro1">
          <table:table-cell office:value-type="string">
            <text:p>seine</text:p>
          </table:table-cell>
          <table:table-cell office:value-type="string">
            <text:p>GERMAN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place name and name of a river</text:p>
          </table:table-cell>
        </table:table-row>
        <table:table-row table:style-name="ro2">
          <table:table-cell office:value-type="string">
            <text:p>sein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sein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seine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sein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selbst</text:p>
          </table:table-cell>
          <table:table-cell office:value-type="string">
            <text:p>GERMAN</text:p>
          </table:table-cell>
          <table:table-cell office:value-type="string">
            <text:p>self</text:p>
          </table:table-cell>
          <table:table-cell table:number-columns-repeated="3"/>
        </table:table-row>
        <table:table-row table:style-name="ro2">
          <table:table-cell office:value-type="string">
            <text:p>sich</text:p>
          </table:table-cell>
          <table:table-cell office:value-type="string">
            <text:p>GERMAN</text:p>
          </table:table-cell>
          <table:table-cell office:value-type="string">
            <text:p>herself</text:p>
          </table:table-cell>
          <table:table-cell table:number-columns-repeated="3"/>
        </table:table-row>
        <table:table-row table:style-name="ro2">
          <table:table-cell office:value-type="string">
            <text:p>sie</text:p>
          </table:table-cell>
          <table:table-cell office:value-type="string">
            <text:p>GERMAN</text:p>
          </table:table-cell>
          <table:table-cell office:value-type="string">
            <text:p>they, she</text:p>
          </table:table-cell>
          <table:table-cell table:number-columns-repeated="3"/>
        </table:table-row>
        <table:table-row table:style-name="ro2">
          <table:table-cell office:value-type="string">
            <text:p>ihnen</text:p>
          </table:table-cell>
          <table:table-cell office:value-type="string">
            <text:p>GERMAN</text:p>
          </table:table-cell>
          <table:table-cell office:value-type="string">
            <text:p>to them</text:p>
          </table:table-cell>
          <table:table-cell table:number-columns-repeated="3"/>
        </table:table-row>
        <table:table-row table:style-name="ro2">
          <table:table-cell office:value-type="string">
            <text:p>sind</text:p>
          </table:table-cell>
          <table:table-cell office:value-type="string">
            <text:p>GERMAN</text:p>
          </table:table-cell>
          <table:table-cell office:value-type="string">
            <text:p>are</text:p>
          </table:table-cell>
          <table:table-cell table:number-columns-repeated="3"/>
        </table:table-row>
        <table:table-row table:style-name="ro2">
          <table:table-cell office:value-type="string">
            <text:p>so</text:p>
          </table:table-cell>
          <table:table-cell office:value-type="string">
            <text:p>GERMAN</text:p>
          </table:table-cell>
          <table:table-cell office:value-type="string">
            <text:p>so</text:p>
          </table:table-cell>
          <table:table-cell table:number-columns-repeated="3"/>
        </table:table-row>
        <table:table-row table:style-name="ro2">
          <table:table-cell office:value-type="string">
            <text:p>solche</text:p>
          </table:table-cell>
          <table:table-cell office:value-type="string">
            <text:p>GERMAN</text:p>
          </table:table-cell>
          <table:table-cell office:value-type="string">
            <text:p>such</text:p>
          </table:table-cell>
          <table:table-cell table:number-columns-repeated="3"/>
        </table:table-row>
        <table:table-row table:style-name="ro2">
          <table:table-cell office:value-type="string">
            <text:p>solch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solch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solche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solch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soll</text:p>
          </table:table-cell>
          <table:table-cell office:value-type="string">
            <text:p>GERMAN</text:p>
          </table:table-cell>
          <table:table-cell office:value-type="string">
            <text:p>shall</text:p>
          </table:table-cell>
          <table:table-cell table:number-columns-repeated="3"/>
        </table:table-row>
        <table:table-row table:style-name="ro2">
          <table:table-cell office:value-type="string">
            <text:p>sollte</text:p>
          </table:table-cell>
          <table:table-cell office:value-type="string">
            <text:p>GERMAN</text:p>
          </table:table-cell>
          <table:table-cell office:value-type="string">
            <text:p>should</text:p>
          </table:table-cell>
          <table:table-cell table:number-columns-repeated="3"/>
        </table:table-row>
        <table:table-row table:style-name="ro2">
          <table:table-cell office:value-type="string">
            <text:p>sondern</text:p>
          </table:table-cell>
          <table:table-cell office:value-type="string">
            <text:p>GERMAN</text:p>
          </table:table-cell>
          <table:table-cell office:value-type="string">
            <text:p>but</text:p>
          </table:table-cell>
          <table:table-cell table:number-columns-repeated="3"/>
        </table:table-row>
        <table:table-row table:style-name="ro2">
          <table:table-cell office:value-type="string">
            <text:p>sonst</text:p>
          </table:table-cell>
          <table:table-cell office:value-type="string">
            <text:p>GERMAN</text:p>
          </table:table-cell>
          <table:table-cell office:value-type="string">
            <text:p>else</text:p>
          </table:table-cell>
          <table:table-cell table:number-columns-repeated="3"/>
        </table:table-row>
        <table:table-row table:style-name="ro2">
          <table:table-cell office:value-type="string">
            <text:p>über</text:p>
          </table:table-cell>
          <table:table-cell office:value-type="string">
            <text:p>GERMAN</text:p>
          </table:table-cell>
          <table:table-cell office:value-type="string">
            <text:p>over</text:p>
          </table:table-cell>
          <table:table-cell table:number-columns-repeated="3"/>
        </table:table-row>
        <table:table-row table:style-name="ro2">
          <table:table-cell office:value-type="string">
            <text:p>um</text:p>
          </table:table-cell>
          <table:table-cell office:value-type="string">
            <text:p>GERMAN</text:p>
          </table:table-cell>
          <table:table-cell office:value-type="string">
            <text:p>about, around</text:p>
          </table:table-cell>
          <table:table-cell table:number-columns-repeated="3"/>
        </table:table-row>
        <table:table-row table:style-name="ro2">
          <table:table-cell office:value-type="string">
            <text:p>und</text:p>
          </table:table-cell>
          <table:table-cell office:value-type="string">
            <text:p>GERMAN</text:p>
          </table:table-cell>
          <table:table-cell office:value-type="string">
            <text:p>and</text:p>
          </table:table-cell>
          <table:table-cell table:number-columns-repeated="3"/>
        </table:table-row>
        <table:table-row table:style-name="ro2">
          <table:table-cell office:value-type="string">
            <text:p>uns</text:p>
          </table:table-cell>
          <table:table-cell office:value-type="string">
            <text:p>GERMAN</text:p>
          </table:table-cell>
          <table:table-cell office:value-type="string">
            <text:p>us</text:p>
          </table:table-cell>
          <table:table-cell table:number-columns-repeated="3"/>
        </table:table-row>
        <table:table-row table:style-name="ro2">
          <table:table-cell office:value-type="string">
            <text:p>unse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uns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uns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unse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uns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unter</text:p>
          </table:table-cell>
          <table:table-cell office:value-type="string">
            <text:p>GERMAN</text:p>
          </table:table-cell>
          <table:table-cell office:value-type="string">
            <text:p>under</text:p>
          </table:table-cell>
          <table:table-cell table:number-columns-repeated="3"/>
        </table:table-row>
        <table:table-row table:style-name="ro2">
          <table:table-cell office:value-type="string">
            <text:p>viel</text:p>
          </table:table-cell>
          <table:table-cell office:value-type="string">
            <text:p>GERMAN</text:p>
          </table:table-cell>
          <table:table-cell office:value-type="string">
            <text:p>much</text:p>
          </table:table-cell>
          <table:table-cell table:number-columns-repeated="3"/>
        </table:table-row>
        <table:table-row table:style-name="ro2">
          <table:table-cell office:value-type="string">
            <text:p>vom</text:p>
          </table:table-cell>
          <table:table-cell office:value-type="string">
            <text:p>GERMAN</text:p>
          </table:table-cell>
          <table:table-cell office:value-type="string">
            <text:p>von + dem</text:p>
          </table:table-cell>
          <table:table-cell table:number-columns-repeated="3"/>
        </table:table-row>
        <table:table-row table:style-name="ro2">
          <table:table-cell office:value-type="string">
            <text:p>von</text:p>
          </table:table-cell>
          <table:table-cell office:value-type="string">
            <text:p>GERMAN</text:p>
          </table:table-cell>
          <table:table-cell office:value-type="string">
            <text:p>from</text:p>
          </table:table-cell>
          <table:table-cell table:number-columns-repeated="3"/>
        </table:table-row>
        <table:table-row table:style-name="ro2">
          <table:table-cell office:value-type="string">
            <text:p>vor</text:p>
          </table:table-cell>
          <table:table-cell office:value-type="string">
            <text:p>GERMAN</text:p>
          </table:table-cell>
          <table:table-cell office:value-type="string">
            <text:p>before</text:p>
          </table:table-cell>
          <table:table-cell table:number-columns-repeated="3"/>
        </table:table-row>
        <table:table-row table:style-name="ro2">
          <table:table-cell office:value-type="string">
            <text:p>während</text:p>
          </table:table-cell>
          <table:table-cell office:value-type="string">
            <text:p>GERMAN</text:p>
          </table:table-cell>
          <table:table-cell office:value-type="string">
            <text:p>while</text:p>
          </table:table-cell>
          <table:table-cell table:number-columns-repeated="3"/>
        </table:table-row>
        <table:table-row table:style-name="ro2">
          <table:table-cell office:value-type="string">
            <text:p>war</text:p>
          </table:table-cell>
          <table:table-cell office:value-type="string">
            <text:p>GERMAN</text:p>
          </table:table-cell>
          <table:table-cell office:value-type="string">
            <text:p>was</text:p>
          </table:table-cell>
          <table:table-cell table:number-columns-repeated="3"/>
        </table:table-row>
        <table:table-row table:style-name="ro2">
          <table:table-cell office:value-type="string">
            <text:p>waren</text:p>
          </table:table-cell>
          <table:table-cell office:value-type="string">
            <text:p>GERMAN</text:p>
          </table:table-cell>
          <table:table-cell office:value-type="string">
            <text:p>were</text:p>
          </table:table-cell>
          <table:table-cell table:number-columns-repeated="3"/>
        </table:table-row>
        <table:table-row table:style-name="ro2">
          <table:table-cell office:value-type="string">
            <text:p>warst</text:p>
          </table:table-cell>
          <table:table-cell office:value-type="string">
            <text:p>GERMAN</text:p>
          </table:table-cell>
          <table:table-cell office:value-type="string">
            <text:p>wast</text:p>
          </table:table-cell>
          <table:table-cell table:number-columns-repeated="3"/>
        </table:table-row>
        <table:table-row table:style-name="ro2">
          <table:table-cell office:value-type="string">
            <text:p>was</text:p>
          </table:table-cell>
          <table:table-cell office:value-type="string">
            <text:p>GERMAN</text:p>
          </table:table-cell>
          <table:table-cell office:value-type="string">
            <text:p>what</text:p>
          </table:table-cell>
          <table:table-cell table:number-columns-repeated="3"/>
        </table:table-row>
        <table:table-row table:style-name="ro2">
          <table:table-cell office:value-type="string">
            <text:p>weg</text:p>
          </table:table-cell>
          <table:table-cell office:value-type="string">
            <text:p>GERMAN</text:p>
          </table:table-cell>
          <table:table-cell office:value-type="string">
            <text:p>away, off</text:p>
          </table:table-cell>
          <table:table-cell table:number-columns-repeated="3"/>
        </table:table-row>
        <table:table-row table:style-name="ro2">
          <table:table-cell office:value-type="string">
            <text:p>weil</text:p>
          </table:table-cell>
          <table:table-cell office:value-type="string">
            <text:p>GERMAN</text:p>
          </table:table-cell>
          <table:table-cell office:value-type="string">
            <text:p>because</text:p>
          </table:table-cell>
          <table:table-cell table:number-columns-repeated="3"/>
        </table:table-row>
        <table:table-row table:style-name="ro2">
          <table:table-cell office:value-type="string">
            <text:p>weiter</text:p>
          </table:table-cell>
          <table:table-cell office:value-type="string">
            <text:p>GERMAN</text:p>
          </table:table-cell>
          <table:table-cell office:value-type="string">
            <text:p>further</text:p>
          </table:table-cell>
          <table:table-cell table:number-columns-repeated="3"/>
        </table:table-row>
        <table:table-row table:style-name="ro2">
          <table:table-cell office:value-type="string">
            <text:p>welche</text:p>
          </table:table-cell>
          <table:table-cell office:value-type="string">
            <text:p>GERMAN</text:p>
          </table:table-cell>
          <table:table-cell office:value-type="string">
            <text:p>which</text:p>
          </table:table-cell>
          <table:table-cell table:number-columns-repeated="3"/>
        </table:table-row>
        <table:table-row table:style-name="ro2">
          <table:table-cell office:value-type="string">
            <text:p>welch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welch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welche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welch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2">
          <table:table-cell office:value-type="string">
            <text:p>wenn</text:p>
          </table:table-cell>
          <table:table-cell office:value-type="string">
            <text:p>GERMAN</text:p>
          </table:table-cell>
          <table:table-cell office:value-type="string">
            <text:p>when</text:p>
          </table:table-cell>
          <table:table-cell table:number-columns-repeated="3"/>
        </table:table-row>
        <table:table-row table:style-name="ro2">
          <table:table-cell office:value-type="string">
            <text:p>werde</text:p>
          </table:table-cell>
          <table:table-cell office:value-type="string">
            <text:p>GERMAN</text:p>
          </table:table-cell>
          <table:table-cell office:value-type="string">
            <text:p>will</text:p>
          </table:table-cell>
          <table:table-cell table:number-columns-repeated="3"/>
        </table:table-row>
        <table:table-row table:style-name="ro2">
          <table:table-cell office:value-type="string">
            <text:p>werden</text:p>
          </table:table-cell>
          <table:table-cell office:value-type="string">
            <text:p>GERMAN</text:p>
          </table:table-cell>
          <table:table-cell office:value-type="string">
            <text:p>will</text:p>
          </table:table-cell>
          <table:table-cell table:number-columns-repeated="3"/>
        </table:table-row>
        <table:table-row table:style-name="ro2">
          <table:table-cell office:value-type="string">
            <text:p>wie</text:p>
          </table:table-cell>
          <table:table-cell office:value-type="string">
            <text:p>GERMAN</text:p>
          </table:table-cell>
          <table:table-cell office:value-type="string">
            <text:p>how</text:p>
          </table:table-cell>
          <table:table-cell table:number-columns-repeated="3"/>
        </table:table-row>
        <table:table-row table:style-name="ro2">
          <table:table-cell office:value-type="string">
            <text:p>wieder</text:p>
          </table:table-cell>
          <table:table-cell office:value-type="string">
            <text:p>GERMAN</text:p>
          </table:table-cell>
          <table:table-cell office:value-type="string">
            <text:p>again</text:p>
          </table:table-cell>
          <table:table-cell table:number-columns-repeated="3"/>
        </table:table-row>
        <table:table-row table:style-name="ro2">
          <table:table-cell office:value-type="string">
            <text:p>will</text:p>
          </table:table-cell>
          <table:table-cell office:value-type="string">
            <text:p>GERMAN</text:p>
          </table:table-cell>
          <table:table-cell office:value-type="string">
            <text:p>want</text:p>
          </table:table-cell>
          <table:table-cell table:number-columns-repeated="3"/>
        </table:table-row>
        <table:table-row table:style-name="ro2">
          <table:table-cell office:value-type="string">
            <text:p>wir</text:p>
          </table:table-cell>
          <table:table-cell office:value-type="string">
            <text:p>GERMAN</text:p>
          </table:table-cell>
          <table:table-cell office:value-type="string">
            <text:p>we</text:p>
          </table:table-cell>
          <table:table-cell table:number-columns-repeated="3"/>
        </table:table-row>
        <table:table-row table:style-name="ro2">
          <table:table-cell office:value-type="string">
            <text:p>wird</text:p>
          </table:table-cell>
          <table:table-cell office:value-type="string">
            <text:p>GERMAN</text:p>
          </table:table-cell>
          <table:table-cell office:value-type="string">
            <text:p>will</text:p>
          </table:table-cell>
          <table:table-cell table:number-columns-repeated="3"/>
        </table:table-row>
        <table:table-row table:style-name="ro2">
          <table:table-cell office:value-type="string">
            <text:p>wirst</text:p>
          </table:table-cell>
          <table:table-cell office:value-type="string">
            <text:p>GERMAN</text:p>
          </table:table-cell>
          <table:table-cell office:value-type="string">
            <text:p>willst</text:p>
          </table:table-cell>
          <table:table-cell table:number-columns-repeated="3"/>
        </table:table-row>
        <table:table-row table:style-name="ro2">
          <table:table-cell office:value-type="string">
            <text:p>wo</text:p>
          </table:table-cell>
          <table:table-cell office:value-type="string">
            <text:p>GERMAN</text:p>
          </table:table-cell>
          <table:table-cell office:value-type="string">
            <text:p>where</text:p>
          </table:table-cell>
          <table:table-cell table:number-columns-repeated="3"/>
        </table:table-row>
        <table:table-row table:style-name="ro2">
          <table:table-cell office:value-type="string">
            <text:p>wollen</text:p>
          </table:table-cell>
          <table:table-cell office:value-type="string">
            <text:p>GERMAN</text:p>
          </table:table-cell>
          <table:table-cell office:value-type="string">
            <text:p>want</text:p>
          </table:table-cell>
          <table:table-cell table:number-columns-repeated="3"/>
        </table:table-row>
        <table:table-row table:style-name="ro2">
          <table:table-cell office:value-type="string">
            <text:p>wollte</text:p>
          </table:table-cell>
          <table:table-cell office:value-type="string">
            <text:p>GERMAN</text:p>
          </table:table-cell>
          <table:table-cell office:value-type="string">
            <text:p>wanted</text:p>
          </table:table-cell>
          <table:table-cell table:number-columns-repeated="3"/>
        </table:table-row>
        <table:table-row table:style-name="ro2">
          <table:table-cell office:value-type="string">
            <text:p>würde</text:p>
          </table:table-cell>
          <table:table-cell office:value-type="string">
            <text:p>GERMAN</text:p>
          </table:table-cell>
          <table:table-cell office:value-type="string">
            <text:p>would</text:p>
          </table:table-cell>
          <table:table-cell table:number-columns-repeated="3"/>
        </table:table-row>
        <table:table-row table:style-name="ro2">
          <table:table-cell office:value-type="string">
            <text:p>würden</text:p>
          </table:table-cell>
          <table:table-cell office:value-type="string">
            <text:p>GERMAN</text:p>
          </table:table-cell>
          <table:table-cell office:value-type="string">
            <text:p>would</text:p>
          </table:table-cell>
          <table:table-cell table:number-columns-repeated="3"/>
        </table:table-row>
        <table:table-row table:style-name="ro2">
          <table:table-cell office:value-type="string">
            <text:p>zu</text:p>
          </table:table-cell>
          <table:table-cell office:value-type="string">
            <text:p>GERMAN</text:p>
          </table:table-cell>
          <table:table-cell office:value-type="string">
            <text:p>to</text:p>
          </table:table-cell>
          <table:table-cell table:number-columns-repeated="3"/>
        </table:table-row>
        <table:table-row table:style-name="ro2">
          <table:table-cell office:value-type="string">
            <text:p>zum</text:p>
          </table:table-cell>
          <table:table-cell office:value-type="string">
            <text:p>GERMAN</text:p>
          </table:table-cell>
          <table:table-cell office:value-type="string">
            <text:p>zu + dem</text:p>
          </table:table-cell>
          <table:table-cell table:number-columns-repeated="3"/>
        </table:table-row>
        <table:table-row table:style-name="ro2">
          <table:table-cell office:value-type="string">
            <text:p>zur</text:p>
          </table:table-cell>
          <table:table-cell office:value-type="string">
            <text:p>GERMAN</text:p>
          </table:table-cell>
          <table:table-cell office:value-type="string">
            <text:p>zu + der</text:p>
          </table:table-cell>
          <table:table-cell table:number-columns-repeated="3"/>
        </table:table-row>
        <table:table-row table:style-name="ro2">
          <table:table-cell office:value-type="string">
            <text:p>zwar</text:p>
          </table:table-cell>
          <table:table-cell office:value-type="string">
            <text:p>GERMAN</text:p>
          </table:table-cell>
          <table:table-cell office:value-type="string">
            <text:p>indeed</text:p>
          </table:table-cell>
          <table:table-cell table:number-columns-repeated="3"/>
        </table:table-row>
        <table:table-row table:style-name="ro2">
          <table:table-cell office:value-type="string">
            <text:p>zwischen</text:p>
          </table:table-cell>
          <table:table-cell office:value-type="string">
            <text:p>GERMAN</text:p>
          </table:table-cell>
          <table:table-cell office:value-type="string">
            <text:p>between</text:p>
          </table:table-cell>
          <table:table-cell table:number-columns-repeated="3"/>
        </table:table-row>
        <table:table-row table:style-name="ro3">
          <table:table-cell office:value-type="string">
            <text:p>﻿μή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ἑαυτοῦ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ἄν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ἀλλ’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ἀλλά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ἄλλο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ἀπό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ἄρα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αὐτό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δ’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δέ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δή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διά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δαί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δαί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ἔτι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ἐγώ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ἐκ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ἐμό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ἐν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ἐπί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εἰ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εἰμί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εἴμι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εἰ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γάρ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γε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γα^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ἡ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ἤ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καί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κατά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μέν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μετά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μή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ὁ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ὅδε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ὅ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ὅστι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ὅτι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οὕτω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οὗτο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οὔτε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οὖν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οὐδεί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οἱ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οὐ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οὐδέ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οὐκ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περί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πρό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σύ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σύν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τά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τε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τήν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τῆ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τῇ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τι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τί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τι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τί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τό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τοί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τοιοῦτο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τόν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τού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τοῦ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τῶν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τῷ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ὑμό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ὑπέρ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ὑπό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ὡ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ὦ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ὥστε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ἐάν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παρά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σό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2">
          <table:table-cell office:value-type="string">
            <text:p>de</text:p>
          </table:table-cell>
          <table:table-cell office:value-type="string">
            <text:p>PORTUGUESE</text:p>
          </table:table-cell>
          <table:table-cell office:value-type="string">
            <text:p>of, from</text:p>
          </table:table-cell>
          <table:table-cell table:number-columns-repeated="3"/>
        </table:table-row>
        <table:table-row table:style-name="ro2">
          <table:table-cell office:value-type="string">
            <text:p>a</text:p>
          </table:table-cell>
          <table:table-cell office:value-type="string">
            <text:p>PORTUGUESE</text:p>
          </table:table-cell>
          <table:table-cell office:value-type="string">
            <text:p>the, to, at, her</text:p>
          </table:table-cell>
          <table:table-cell table:number-columns-repeated="3"/>
        </table:table-row>
        <table:table-row table:style-name="ro2">
          <table:table-cell office:value-type="string">
            <text:p>o</text:p>
          </table:table-cell>
          <table:table-cell office:value-type="string">
            <text:p>PORTUGUESE</text:p>
          </table:table-cell>
          <table:table-cell office:value-type="string">
            <text:p>the, him</text:p>
          </table:table-cell>
          <table:table-cell table:number-columns-repeated="3"/>
        </table:table-row>
        <table:table-row table:style-name="ro2">
          <table:table-cell office:value-type="string">
            <text:p>que</text:p>
          </table:table-cell>
          <table:table-cell office:value-type="string">
            <text:p>PORTUGUESE</text:p>
          </table:table-cell>
          <table:table-cell office:value-type="string">
            <text:p>who, that</text:p>
          </table:table-cell>
          <table:table-cell table:number-columns-repeated="3"/>
        </table:table-row>
        <table:table-row table:style-name="ro2">
          <table:table-cell office:value-type="string">
            <text:p>e</text:p>
          </table:table-cell>
          <table:table-cell office:value-type="string">
            <text:p>PORTUGUESE</text:p>
          </table:table-cell>
          <table:table-cell office:value-type="string">
            <text:p>and</text:p>
          </table:table-cell>
          <table:table-cell table:number-columns-repeated="3"/>
        </table:table-row>
        <table:table-row table:style-name="ro1">
          <table:table-cell office:value-type="string">
            <text:p>do</text:p>
          </table:table-cell>
          <table:table-cell office:value-type="string">
            <text:p>PORTUGUESE</text:p>
          </table:table-cell>
          <table:table-cell office:value-type="string">
            <text:p>de + o</text:p>
          </table:table-cell>
          <table:table-cell office:value-type="string">
            <text:p>yes <text:s/></text:p>
          </table:table-cell>
          <table:table-cell/>
          <table:table-cell office:value-type="string">
            <text:p>note C</text:p>
          </table:table-cell>
        </table:table-row>
        <table:table-row table:style-name="ro2">
          <table:table-cell office:value-type="string">
            <text:p>da</text:p>
          </table:table-cell>
          <table:table-cell office:value-type="string">
            <text:p>PORTUGUESE</text:p>
          </table:table-cell>
          <table:table-cell office:value-type="string">
            <text:p>de + a</text:p>
          </table:table-cell>
          <table:table-cell table:number-columns-repeated="3"/>
        </table:table-row>
        <table:table-row table:style-name="ro2">
          <table:table-cell office:value-type="string">
            <text:p>em</text:p>
          </table:table-cell>
          <table:table-cell office:value-type="string">
            <text:p>PORTUGUESE</text:p>
          </table:table-cell>
          <table:table-cell office:value-type="string">
            <text:p>in</text:p>
          </table:table-cell>
          <table:table-cell table:number-columns-repeated="3"/>
        </table:table-row>
        <table:table-row table:style-name="ro2">
          <table:table-cell office:value-type="string">
            <text:p>um</text:p>
          </table:table-cell>
          <table:table-cell office:value-type="string">
            <text:p>PORTUGUESE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2">
          <table:table-cell office:value-type="string">
            <text:p>para</text:p>
          </table:table-cell>
          <table:table-cell office:value-type="string">
            <text:p>PORTUGUESE</text:p>
          </table:table-cell>
          <table:table-cell office:value-type="string">
            <text:p>for</text:p>
          </table:table-cell>
          <table:table-cell table:number-columns-repeated="3"/>
        </table:table-row>
        <table:table-row table:style-name="ro2">
          <table:table-cell office:value-type="string">
            <text:p>com</text:p>
          </table:table-cell>
          <table:table-cell office:value-type="string">
            <text:p>PORTUGUESE</text:p>
          </table:table-cell>
          <table:table-cell office:value-type="string">
            <text:p>with</text:p>
          </table:table-cell>
          <table:table-cell table:number-columns-repeated="3"/>
        </table:table-row>
        <table:table-row table:style-name="ro2">
          <table:table-cell office:value-type="string">
            <text:p>não</text:p>
          </table:table-cell>
          <table:table-cell office:value-type="string">
            <text:p>PORTUGUESE</text:p>
          </table:table-cell>
          <table:table-cell office:value-type="string">
            <text:p>not, no</text:p>
          </table:table-cell>
          <table:table-cell table:number-columns-repeated="3"/>
        </table:table-row>
        <table:table-row table:style-name="ro2">
          <table:table-cell office:value-type="string">
            <text:p>uma</text:p>
          </table:table-cell>
          <table:table-cell office:value-type="string">
            <text:p>PORTUGUESE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office:value-type="string">
            <text:p>os</text:p>
          </table:table-cell>
          <table:table-cell office:value-type="string">
            <text:p>PORTUGUESE</text:p>
          </table:table-cell>
          <table:table-cell office:value-type="string">
            <text:p>the, them</text:p>
          </table:table-cell>
          <table:table-cell office:value-type="string">
            <text:p>yes <text:s/></text:p>
          </table:table-cell>
          <table:table-cell/>
          <table:table-cell office:value-type="string">
            <text:p>means bone</text:p>
          </table:table-cell>
        </table:table-row>
        <table:table-row table:style-name="ro2">
          <table:table-cell office:value-type="string">
            <text:p>no</text:p>
          </table:table-cell>
          <table:table-cell office:value-type="string">
            <text:p>PORTUGUESE</text:p>
          </table:table-cell>
          <table:table-cell office:value-type="string">
            <text:p>em + o</text:p>
          </table:table-cell>
          <table:table-cell table:number-columns-repeated="3"/>
        </table:table-row>
        <table:table-row table:style-name="ro2">
          <table:table-cell office:value-type="string">
            <text:p>se</text:p>
          </table:table-cell>
          <table:table-cell office:value-type="string">
            <text:p>PORTUGUESE</text:p>
          </table:table-cell>
          <table:table-cell office:value-type="string">
            <text:p>himself etc</text:p>
          </table:table-cell>
          <table:table-cell table:number-columns-repeated="3"/>
        </table:table-row>
        <table:table-row table:style-name="ro2">
          <table:table-cell office:value-type="string">
            <text:p>na</text:p>
          </table:table-cell>
          <table:table-cell office:value-type="string">
            <text:p>PORTUGUESE</text:p>
          </table:table-cell>
          <table:table-cell office:value-type="string">
            <text:p>em + a</text:p>
          </table:table-cell>
          <table:table-cell table:number-columns-repeated="3"/>
        </table:table-row>
        <table:table-row table:style-name="ro2">
          <table:table-cell office:value-type="string">
            <text:p>por</text:p>
          </table:table-cell>
          <table:table-cell office:value-type="string">
            <text:p>PORTUGUESE</text:p>
          </table:table-cell>
          <table:table-cell office:value-type="string">
            <text:p>for</text:p>
          </table:table-cell>
          <table:table-cell table:number-columns-repeated="3"/>
        </table:table-row>
        <table:table-row table:style-name="ro2">
          <table:table-cell office:value-type="string">
            <text:p>mais</text:p>
          </table:table-cell>
          <table:table-cell office:value-type="string">
            <text:p>PORTUGUESE</text:p>
          </table:table-cell>
          <table:table-cell office:value-type="string">
            <text:p>more</text:p>
          </table:table-cell>
          <table:table-cell table:number-columns-repeated="3"/>
        </table:table-row>
        <table:table-row table:style-name="ro1">
          <table:table-cell office:value-type="string">
            <text:p>as</text:p>
          </table:table-cell>
          <table:table-cell office:value-type="string">
            <text:p>PORTUGUESE</text:p>
          </table:table-cell>
          <table:table-cell office:value-type="string">
            <text:p>the, them</text:p>
          </table:table-cell>
          <table:table-cell office:value-type="string">
            <text:p>yes <text:s/></text:p>
          </table:table-cell>
          <table:table-cell/>
          <table:table-cell office:value-type="string">
            <text:p>means ace</text:p>
          </table:table-cell>
        </table:table-row>
        <table:table-row table:style-name="ro1">
          <table:table-cell office:value-type="string">
            <text:p>dos</text:p>
          </table:table-cell>
          <table:table-cell office:value-type="string">
            <text:p>PORTUGUESE</text:p>
          </table:table-cell>
          <table:table-cell office:value-type="string">
            <text:p>de + os</text:p>
          </table:table-cell>
          <table:table-cell office:value-type="string">
            <text:p>yes <text:s/></text:p>
          </table:table-cell>
          <table:table-cell/>
          <table:table-cell office:value-type="string">
            <text:p>means back</text:p>
          </table:table-cell>
        </table:table-row>
        <table:table-row table:style-name="ro2">
          <table:table-cell office:value-type="string">
            <text:p>como</text:p>
          </table:table-cell>
          <table:table-cell office:value-type="string">
            <text:p>PORTUGUESE</text:p>
          </table:table-cell>
          <table:table-cell office:value-type="string">
            <text:p>as, like</text:p>
          </table:table-cell>
          <table:table-cell table:number-columns-repeated="3"/>
        </table:table-row>
        <table:table-row table:style-name="ro1">
          <table:table-cell office:value-type="string">
            <text:p>mas</text:p>
          </table:table-cell>
          <table:table-cell office:value-type="string">
            <text:p>PORTUGUESE</text:p>
          </table:table-cell>
          <table:table-cell office:value-type="string">
            <text:p>but</text:p>
          </table:table-cell>
          <table:table-cell office:value-type="string">
            <text:p>yes <text:s/></text:p>
          </table:table-cell>
          <table:table-cell/>
          <table:table-cell office:value-type="string">
            <text:p><text:s/>means farm (in the south)</text:p>
          </table:table-cell>
        </table:table-row>
        <table:table-row table:style-name="ro2">
          <table:table-cell office:value-type="string">
            <text:p>ao</text:p>
          </table:table-cell>
          <table:table-cell office:value-type="string">
            <text:p>PORTUGUESE</text:p>
          </table:table-cell>
          <table:table-cell office:value-type="string">
            <text:p>a + o</text:p>
          </table:table-cell>
          <table:table-cell table:number-columns-repeated="3"/>
        </table:table-row>
        <table:table-row table:style-name="ro2">
          <table:table-cell office:value-type="string">
            <text:p>ele</text:p>
          </table:table-cell>
          <table:table-cell office:value-type="string">
            <text:p>PORTUGUESE</text:p>
          </table:table-cell>
          <table:table-cell office:value-type="string">
            <text:p>he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PORTUGUESE</text:p>
          </table:table-cell>
          <table:table-cell office:value-type="string">
            <text:p>de + as</text:p>
          </table:table-cell>
          <table:table-cell table:number-columns-repeated="3"/>
        </table:table-row>
        <table:table-row table:style-name="ro2">
          <table:table-cell office:value-type="string">
            <text:p>à</text:p>
          </table:table-cell>
          <table:table-cell office:value-type="string">
            <text:p>PORTUGUESE</text:p>
          </table:table-cell>
          <table:table-cell office:value-type="string">
            <text:p>a + a</text:p>
          </table:table-cell>
          <table:table-cell table:number-columns-repeated="3"/>
        </table:table-row>
        <table:table-row table:style-name="ro2">
          <table:table-cell office:value-type="string">
            <text:p>seu</text:p>
          </table:table-cell>
          <table:table-cell office:value-type="string">
            <text:p>PORTUGUESE</text:p>
          </table:table-cell>
          <table:table-cell office:value-type="string">
            <text:p>his</text:p>
          </table:table-cell>
          <table:table-cell table:number-columns-repeated="3"/>
        </table:table-row>
        <table:table-row table:style-name="ro2">
          <table:table-cell office:value-type="string">
            <text:p>sua</text:p>
          </table:table-cell>
          <table:table-cell office:value-type="string">
            <text:p>PORTUGUESE</text:p>
          </table:table-cell>
          <table:table-cell office:value-type="string">
            <text:p>her</text:p>
          </table:table-cell>
          <table:table-cell table:number-columns-repeated="3"/>
        </table:table-row>
        <table:table-row table:style-name="ro2">
          <table:table-cell office:value-type="string">
            <text:p>ou</text:p>
          </table:table-cell>
          <table:table-cell office:value-type="string">
            <text:p>PORTUGUESE</text:p>
          </table:table-cell>
          <table:table-cell office:value-type="string">
            <text:p>or</text:p>
          </table:table-cell>
          <table:table-cell table:number-columns-repeated="3"/>
        </table:table-row>
        <table:table-row table:style-name="ro2">
          <table:table-cell office:value-type="string">
            <text:p>quando</text:p>
          </table:table-cell>
          <table:table-cell office:value-type="string">
            <text:p>PORTUGUESE</text:p>
          </table:table-cell>
          <table:table-cell office:value-type="string">
            <text:p>when</text:p>
          </table:table-cell>
          <table:table-cell table:number-columns-repeated="3"/>
        </table:table-row>
        <table:table-row table:style-name="ro2">
          <table:table-cell office:value-type="string">
            <text:p>muito</text:p>
          </table:table-cell>
          <table:table-cell office:value-type="string">
            <text:p>PORTUGUESE</text:p>
          </table:table-cell>
          <table:table-cell office:value-type="string">
            <text:p>much</text:p>
          </table:table-cell>
          <table:table-cell table:number-columns-repeated="3"/>
        </table:table-row>
        <table:table-row table:style-name="ro2">
          <table:table-cell office:value-type="string">
            <text:p>nos</text:p>
          </table:table-cell>
          <table:table-cell office:value-type="string">
            <text:p>PORTUGUESE</text:p>
          </table:table-cell>
          <table:table-cell office:value-type="string">
            <text:p>em + os, us</text:p>
          </table:table-cell>
          <table:table-cell table:number-columns-repeated="3"/>
        </table:table-row>
        <table:table-row table:style-name="ro2">
          <table:table-cell office:value-type="string">
            <text:p>já</text:p>
          </table:table-cell>
          <table:table-cell office:value-type="string">
            <text:p>PORTUGUESE</text:p>
          </table:table-cell>
          <table:table-cell office:value-type="string">
            <text:p>already, now</text:p>
          </table:table-cell>
          <table:table-cell table:number-columns-repeated="3"/>
        </table:table-row>
        <table:table-row table:style-name="ro2">
          <table:table-cell office:value-type="string">
            <text:p>eu</text:p>
          </table:table-cell>
          <table:table-cell office:value-type="string">
            <text:p>PORTUGUESE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2">
          <table:table-cell office:value-type="string">
            <text:p>também</text:p>
          </table:table-cell>
          <table:table-cell office:value-type="string">
            <text:p>PORTUGUESE</text:p>
          </table:table-cell>
          <table:table-cell office:value-type="string">
            <text:p>also</text:p>
          </table:table-cell>
          <table:table-cell table:number-columns-repeated="3"/>
        </table:table-row>
        <table:table-row table:style-name="ro2">
          <table:table-cell office:value-type="string">
            <text:p>só</text:p>
          </table:table-cell>
          <table:table-cell office:value-type="string">
            <text:p>PORTUGUESE</text:p>
          </table:table-cell>
          <table:table-cell office:value-type="string">
            <text:p>only, just</text:p>
          </table:table-cell>
          <table:table-cell table:number-columns-repeated="3"/>
        </table:table-row>
        <table:table-row table:style-name="ro2">
          <table:table-cell office:value-type="string">
            <text:p>pelo</text:p>
          </table:table-cell>
          <table:table-cell office:value-type="string">
            <text:p>PORTUGUESE</text:p>
          </table:table-cell>
          <table:table-cell office:value-type="string">
            <text:p>per + o</text:p>
          </table:table-cell>
          <table:table-cell table:number-columns-repeated="3"/>
        </table:table-row>
        <table:table-row table:style-name="ro2">
          <table:table-cell office:value-type="string">
            <text:p>pela</text:p>
          </table:table-cell>
          <table:table-cell office:value-type="string">
            <text:p>PORTUGUESE</text:p>
          </table:table-cell>
          <table:table-cell office:value-type="string">
            <text:p>per + a</text:p>
          </table:table-cell>
          <table:table-cell table:number-columns-repeated="3"/>
        </table:table-row>
        <table:table-row table:style-name="ro2">
          <table:table-cell office:value-type="string">
            <text:p>até</text:p>
          </table:table-cell>
          <table:table-cell office:value-type="string">
            <text:p>PORTUGUESE</text:p>
          </table:table-cell>
          <table:table-cell office:value-type="string">
            <text:p>up to</text:p>
          </table:table-cell>
          <table:table-cell table:number-columns-repeated="3"/>
        </table:table-row>
        <table:table-row table:style-name="ro2">
          <table:table-cell office:value-type="string">
            <text:p>isso</text:p>
          </table:table-cell>
          <table:table-cell office:value-type="string">
            <text:p>PORTUGUESE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2">
          <table:table-cell office:value-type="string">
            <text:p>ela</text:p>
          </table:table-cell>
          <table:table-cell office:value-type="string">
            <text:p>PORTUGUESE</text:p>
          </table:table-cell>
          <table:table-cell office:value-type="string">
            <text:p>he</text:p>
          </table:table-cell>
          <table:table-cell table:number-columns-repeated="3"/>
        </table:table-row>
        <table:table-row table:style-name="ro2">
          <table:table-cell office:value-type="string">
            <text:p>entre</text:p>
          </table:table-cell>
          <table:table-cell office:value-type="string">
            <text:p>PORTUGUESE</text:p>
          </table:table-cell>
          <table:table-cell office:value-type="string">
            <text:p>between</text:p>
          </table:table-cell>
          <table:table-cell table:number-columns-repeated="3"/>
        </table:table-row>
        <table:table-row table:style-name="ro2">
          <table:table-cell office:value-type="string">
            <text:p>depois</text:p>
          </table:table-cell>
          <table:table-cell office:value-type="string">
            <text:p>PORTUGUESE</text:p>
          </table:table-cell>
          <table:table-cell office:value-type="string">
            <text:p>after</text:p>
          </table:table-cell>
          <table:table-cell table:number-columns-repeated="3"/>
        </table:table-row>
        <table:table-row table:style-name="ro2">
          <table:table-cell office:value-type="string">
            <text:p>sem</text:p>
          </table:table-cell>
          <table:table-cell office:value-type="string">
            <text:p>PORTUGUESE</text:p>
          </table:table-cell>
          <table:table-cell office:value-type="string">
            <text:p>without</text:p>
          </table:table-cell>
          <table:table-cell table:number-columns-repeated="3"/>
        </table:table-row>
        <table:table-row table:style-name="ro2">
          <table:table-cell office:value-type="string">
            <text:p>mesmo</text:p>
          </table:table-cell>
          <table:table-cell office:value-type="string">
            <text:p>PORTUGUESE</text:p>
          </table:table-cell>
          <table:table-cell office:value-type="string">
            <text:p>same</text:p>
          </table:table-cell>
          <table:table-cell table:number-columns-repeated="3"/>
        </table:table-row>
        <table:table-row table:style-name="ro2">
          <table:table-cell office:value-type="string">
            <text:p>aos</text:p>
          </table:table-cell>
          <table:table-cell office:value-type="string">
            <text:p>PORTUGUESE</text:p>
          </table:table-cell>
          <table:table-cell office:value-type="string">
            <text:p>a + os</text:p>
          </table:table-cell>
          <table:table-cell table:number-columns-repeated="3"/>
        </table:table-row>
        <table:table-row table:style-name="ro2">
          <table:table-cell office:value-type="string">
            <text:p>seus</text:p>
          </table:table-cell>
          <table:table-cell office:value-type="string">
            <text:p>PORTUGUESE</text:p>
          </table:table-cell>
          <table:table-cell office:value-type="string">
            <text:p>his</text:p>
          </table:table-cell>
          <table:table-cell table:number-columns-repeated="3"/>
        </table:table-row>
        <table:table-row table:style-name="ro2">
          <table:table-cell office:value-type="string">
            <text:p>quem</text:p>
          </table:table-cell>
          <table:table-cell office:value-type="string">
            <text:p>PORTUGUESE</text:p>
          </table:table-cell>
          <table:table-cell office:value-type="string">
            <text:p>whom</text:p>
          </table:table-cell>
          <table:table-cell table:number-columns-repeated="3"/>
        </table:table-row>
        <table:table-row table:style-name="ro2">
          <table:table-cell office:value-type="string">
            <text:p>nas</text:p>
          </table:table-cell>
          <table:table-cell office:value-type="string">
            <text:p>PORTUGUESE</text:p>
          </table:table-cell>
          <table:table-cell office:value-type="string">
            <text:p>em + as</text:p>
          </table:table-cell>
          <table:table-cell table:number-columns-repeated="3"/>
        </table:table-row>
        <table:table-row table:style-name="ro2">
          <table:table-cell office:value-type="string">
            <text:p>me</text:p>
          </table:table-cell>
          <table:table-cell office:value-type="string">
            <text:p>PORTUGUESE</text:p>
          </table:table-cell>
          <table:table-cell office:value-type="string">
            <text:p>me</text:p>
          </table:table-cell>
          <table:table-cell table:number-columns-repeated="3"/>
        </table:table-row>
        <table:table-row table:style-name="ro1">
          <table:table-cell office:value-type="string">
            <text:p>esse</text:p>
          </table:table-cell>
          <table:table-cell office:value-type="string">
            <text:p>PORTUGUESE</text:p>
          </table:table-cell>
          <table:table-cell office:value-type="string">
            <text:p>that</text:p>
          </table:table-cell>
          <table:table-cell office:value-type="string">
            <text:p>yes (probably)</text:p>
          </table:table-cell>
          <table:table-cell/>
          <table:table-cell office:value-type="string">
            <text:p>means linchpin (?)</text:p>
          </table:table-cell>
        </table:table-row>
        <table:table-row table:style-name="ro2">
          <table:table-cell office:value-type="string">
            <text:p>eles</text:p>
          </table:table-cell>
          <table:table-cell office:value-type="string">
            <text:p>PORTUGUESE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2">
          <table:table-cell office:value-type="string">
            <text:p>você</text:p>
          </table:table-cell>
          <table:table-cell office:value-type="string">
            <text:p>PORTUGUESE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2">
          <table:table-cell office:value-type="string">
            <text:p>essa</text:p>
          </table:table-cell>
          <table:table-cell office:value-type="string">
            <text:p>PORTUGUESE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2">
          <table:table-cell office:value-type="string">
            <text:p>num</text:p>
          </table:table-cell>
          <table:table-cell office:value-type="string">
            <text:p>PORTUGUESE</text:p>
          </table:table-cell>
          <table:table-cell office:value-type="string">
            <text:p>em + um</text:p>
          </table:table-cell>
          <table:table-cell table:number-columns-repeated="3"/>
        </table:table-row>
        <table:table-row table:style-name="ro2">
          <table:table-cell office:value-type="string">
            <text:p>nem</text:p>
          </table:table-cell>
          <table:table-cell office:value-type="string">
            <text:p>PORTUGUESE</text:p>
          </table:table-cell>
          <table:table-cell office:value-type="string">
            <text:p>nor</text:p>
          </table:table-cell>
          <table:table-cell table:number-columns-repeated="3"/>
        </table:table-row>
        <table:table-row table:style-name="ro2">
          <table:table-cell office:value-type="string">
            <text:p>suas</text:p>
          </table:table-cell>
          <table:table-cell office:value-type="string">
            <text:p>PORTUGUESE</text:p>
          </table:table-cell>
          <table:table-cell office:value-type="string">
            <text:p>her</text:p>
          </table:table-cell>
          <table:table-cell table:number-columns-repeated="3"/>
        </table:table-row>
        <table:table-row table:style-name="ro2">
          <table:table-cell office:value-type="string">
            <text:p>meu</text:p>
          </table:table-cell>
          <table:table-cell office:value-type="string">
            <text:p>PORTUGUESE</text:p>
          </table:table-cell>
          <table:table-cell office:value-type="string">
            <text:p>my</text:p>
          </table:table-cell>
          <table:table-cell table:number-columns-repeated="3"/>
        </table:table-row>
        <table:table-row table:style-name="ro2">
          <table:table-cell office:value-type="string">
            <text:p>às</text:p>
          </table:table-cell>
          <table:table-cell office:value-type="string">
            <text:p>PORTUGUESE</text:p>
          </table:table-cell>
          <table:table-cell office:value-type="string">
            <text:p>a + as</text:p>
          </table:table-cell>
          <table:table-cell table:number-columns-repeated="3"/>
        </table:table-row>
        <table:table-row table:style-name="ro2">
          <table:table-cell office:value-type="string">
            <text:p>minha</text:p>
          </table:table-cell>
          <table:table-cell office:value-type="string">
            <text:p>PORTUGUESE</text:p>
          </table:table-cell>
          <table:table-cell office:value-type="string">
            <text:p>my</text:p>
          </table:table-cell>
          <table:table-cell table:number-columns-repeated="3"/>
        </table:table-row>
        <table:table-row table:style-name="ro2">
          <table:table-cell office:value-type="string">
            <text:p>numa</text:p>
          </table:table-cell>
          <table:table-cell office:value-type="string">
            <text:p>PORTUGUESE</text:p>
          </table:table-cell>
          <table:table-cell office:value-type="string">
            <text:p>em + uma</text:p>
          </table:table-cell>
          <table:table-cell table:number-columns-repeated="3"/>
        </table:table-row>
        <table:table-row table:style-name="ro2">
          <table:table-cell office:value-type="string">
            <text:p>pelos</text:p>
          </table:table-cell>
          <table:table-cell office:value-type="string">
            <text:p>PORTUGUESE</text:p>
          </table:table-cell>
          <table:table-cell office:value-type="string">
            <text:p>per + os</text:p>
          </table:table-cell>
          <table:table-cell table:number-columns-repeated="3"/>
        </table:table-row>
        <table:table-row table:style-name="ro2">
          <table:table-cell office:value-type="string">
            <text:p>elas</text:p>
          </table:table-cell>
          <table:table-cell office:value-type="string">
            <text:p>PORTUGUESE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2">
          <table:table-cell office:value-type="string">
            <text:p>qual</text:p>
          </table:table-cell>
          <table:table-cell office:value-type="string">
            <text:p>PORTUGUESE</text:p>
          </table:table-cell>
          <table:table-cell office:value-type="string">
            <text:p>which</text:p>
          </table:table-cell>
          <table:table-cell table:number-columns-repeated="3"/>
        </table:table-row>
        <table:table-row table:style-name="ro2">
          <table:table-cell office:value-type="string">
            <text:p>nós</text:p>
          </table:table-cell>
          <table:table-cell office:value-type="string">
            <text:p>PORTUGUESE</text:p>
          </table:table-cell>
          <table:table-cell office:value-type="string">
            <text:p>we</text:p>
          </table:table-cell>
          <table:table-cell table:number-columns-repeated="3"/>
        </table:table-row>
        <table:table-row table:style-name="ro2">
          <table:table-cell office:value-type="string">
            <text:p>lhe</text:p>
          </table:table-cell>
          <table:table-cell office:value-type="string">
            <text:p>PORTUGUESE</text:p>
          </table:table-cell>
          <table:table-cell office:value-type="string">
            <text:p>to him, her</text:p>
          </table:table-cell>
          <table:table-cell table:number-columns-repeated="3"/>
        </table:table-row>
        <table:table-row table:style-name="ro2">
          <table:table-cell office:value-type="string">
            <text:p>deles</text:p>
          </table:table-cell>
          <table:table-cell office:value-type="string">
            <text:p>PORTUGUESE</text:p>
          </table:table-cell>
          <table:table-cell office:value-type="string">
            <text:p>of them</text:p>
          </table:table-cell>
          <table:table-cell table:number-columns-repeated="3"/>
        </table:table-row>
        <table:table-row table:style-name="ro2">
          <table:table-cell office:value-type="string">
            <text:p>essas</text:p>
          </table:table-cell>
          <table:table-cell office:value-type="string">
            <text:p>PORTUGUESE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2">
          <table:table-cell office:value-type="string">
            <text:p>esses</text:p>
          </table:table-cell>
          <table:table-cell office:value-type="string">
            <text:p>PORTUGUESE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2">
          <table:table-cell office:value-type="string">
            <text:p>pelas</text:p>
          </table:table-cell>
          <table:table-cell office:value-type="string">
            <text:p>PORTUGUESE</text:p>
          </table:table-cell>
          <table:table-cell office:value-type="string">
            <text:p>per + as</text:p>
          </table:table-cell>
          <table:table-cell table:number-columns-repeated="3"/>
        </table:table-row>
        <table:table-row table:style-name="ro1">
          <table:table-cell office:value-type="string">
            <text:p>este</text:p>
          </table:table-cell>
          <table:table-cell office:value-type="string">
            <text:p>PORTUGUESE</text:p>
          </table:table-cell>
          <table:table-cell office:value-type="string">
            <text:p>this</text:p>
          </table:table-cell>
          <table:table-cell office:value-type="string">
            <text:p>yes <text:s/></text:p>
          </table:table-cell>
          <table:table-cell/>
          <table:table-cell office:value-type="string">
            <text:p>family name</text:p>
          </table:table-cell>
        </table:table-row>
        <table:table-row table:style-name="ro2">
          <table:table-cell office:value-type="string">
            <text:p>dele</text:p>
          </table:table-cell>
          <table:table-cell office:value-type="string">
            <text:p>PORTUGUESE</text:p>
          </table:table-cell>
          <table:table-cell office:value-type="string">
            <text:p>of him</text:p>
          </table:table-cell>
          <table:table-cell table:number-columns-repeated="3"/>
        </table:table-row>
        <table:table-row table:style-name="ro2">
          <table:table-cell office:value-type="string">
            <text:p>tu</text:p>
          </table:table-cell>
          <table:table-cell office:value-type="string">
            <text:p>PORTUGUESE</text:p>
          </table:table-cell>
          <table:table-cell office:value-type="string">
            <text:p>thou</text:p>
          </table:table-cell>
          <table:table-cell table:number-columns-repeated="3"/>
        </table:table-row>
        <table:table-row table:style-name="ro2">
          <table:table-cell office:value-type="string">
            <text:p>te</text:p>
          </table:table-cell>
          <table:table-cell office:value-type="string">
            <text:p>PORTUGUESE</text:p>
          </table:table-cell>
          <table:table-cell office:value-type="string">
            <text:p>thee</text:p>
          </table:table-cell>
          <table:table-cell table:number-columns-repeated="3"/>
        </table:table-row>
        <table:table-row table:style-name="ro2">
          <table:table-cell office:value-type="string">
            <text:p>vocês</text:p>
          </table:table-cell>
          <table:table-cell office:value-type="string">
            <text:p>PORTUGUESE</text:p>
          </table:table-cell>
          <table:table-cell office:value-type="string">
            <text:p>you (plural)</text:p>
          </table:table-cell>
          <table:table-cell table:number-columns-repeated="3"/>
        </table:table-row>
        <table:table-row table:style-name="ro2">
          <table:table-cell office:value-type="string">
            <text:p>vos</text:p>
          </table:table-cell>
          <table:table-cell office:value-type="string">
            <text:p>PORTUGUESE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2">
          <table:table-cell office:value-type="string">
            <text:p>lhes</text:p>
          </table:table-cell>
          <table:table-cell office:value-type="string">
            <text:p>PORTUGUESE</text:p>
          </table:table-cell>
          <table:table-cell office:value-type="string">
            <text:p>to them</text:p>
          </table:table-cell>
          <table:table-cell table:number-columns-repeated="3"/>
        </table:table-row>
        <table:table-row table:style-name="ro2">
          <table:table-cell office:value-type="string">
            <text:p>meus</text:p>
          </table:table-cell>
          <table:table-cell office:value-type="string">
            <text:p>PORTUGUESE</text:p>
          </table:table-cell>
          <table:table-cell office:value-type="string">
            <text:p>my</text:p>
          </table:table-cell>
          <table:table-cell table:number-columns-repeated="3"/>
        </table:table-row>
        <table:table-row table:style-name="ro2">
          <table:table-cell office:value-type="string">
            <text:p>minha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teu</text:p>
          </table:table-cell>
          <table:table-cell office:value-type="string">
            <text:p>PORTUGUESE</text:p>
          </table:table-cell>
          <table:table-cell office:value-type="string">
            <text:p>thy</text:p>
          </table:table-cell>
          <table:table-cell table:number-columns-repeated="3"/>
        </table:table-row>
        <table:table-row table:style-name="ro2">
          <table:table-cell office:value-type="string">
            <text:p>tu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teu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tua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nosso</text:p>
          </table:table-cell>
          <table:table-cell office:value-type="string">
            <text:p>PORTUGUESE</text:p>
          </table:table-cell>
          <table:table-cell office:value-type="string">
            <text:p>our</text:p>
          </table:table-cell>
          <table:table-cell table:number-columns-repeated="3"/>
        </table:table-row>
        <table:table-row table:style-name="ro2">
          <table:table-cell office:value-type="string">
            <text:p>noss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noss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nossa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dela</text:p>
          </table:table-cell>
          <table:table-cell office:value-type="string">
            <text:p>PORTUGUESE</text:p>
          </table:table-cell>
          <table:table-cell office:value-type="string">
            <text:p>of her</text:p>
          </table:table-cell>
          <table:table-cell table:number-columns-repeated="3"/>
        </table:table-row>
        <table:table-row table:style-name="ro2">
          <table:table-cell office:value-type="string">
            <text:p>delas</text:p>
          </table:table-cell>
          <table:table-cell office:value-type="string">
            <text:p>PORTUGUESE</text:p>
          </table:table-cell>
          <table:table-cell office:value-type="string">
            <text:p>of them</text:p>
          </table:table-cell>
          <table:table-cell table:number-columns-repeated="3"/>
        </table:table-row>
        <table:table-row table:style-name="ro2">
          <table:table-cell office:value-type="string">
            <text:p>esta</text:p>
          </table:table-cell>
          <table:table-cell office:value-type="string">
            <text:p>PORTUGUESE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2">
          <table:table-cell office:value-type="string">
            <text:p>estes</text:p>
          </table:table-cell>
          <table:table-cell office:value-type="string">
            <text:p>PORTUGUESE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2">
          <table:table-cell office:value-type="string">
            <text:p>estas</text:p>
          </table:table-cell>
          <table:table-cell office:value-type="string">
            <text:p>PORTUGUESE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2">
          <table:table-cell office:value-type="string">
            <text:p>aquele</text:p>
          </table:table-cell>
          <table:table-cell office:value-type="string">
            <text:p>PORTUGUESE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2">
          <table:table-cell office:value-type="string">
            <text:p>aquela</text:p>
          </table:table-cell>
          <table:table-cell office:value-type="string">
            <text:p>PORTUGUESE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2">
          <table:table-cell office:value-type="string">
            <text:p>aqueles</text:p>
          </table:table-cell>
          <table:table-cell office:value-type="string">
            <text:p>PORTUGUESE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2">
          <table:table-cell office:value-type="string">
            <text:p>aquelas</text:p>
          </table:table-cell>
          <table:table-cell office:value-type="string">
            <text:p>PORTUGUESE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2">
          <table:table-cell office:value-type="string">
            <text:p>isto</text:p>
          </table:table-cell>
          <table:table-cell office:value-type="string">
            <text:p>PORTUGUESE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2">
          <table:table-cell office:value-type="string">
            <text:p>aquilo</text:p>
          </table:table-cell>
          <table:table-cell office:value-type="string">
            <text:p>PORTUGUESE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2">
          <table:table-cell office:value-type="string">
            <text:p>estou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está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esta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estão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estive</text:p>
          </table:table-cell>
          <table:table-cell office:value-type="string">
            <text:p>PORTUGUESE</text:p>
          </table:table-cell>
          <table:table-cell/>
          <table:table-cell office:value-type="string">
            <text:p>yes <text:s/></text:p>
          </table:table-cell>
          <table:table-cell/>
          <table:table-cell office:value-type="string">
            <text:p>means summer pasture </text:p>
          </table:table-cell>
        </table:table-row>
        <table:table-row table:style-name="ro2">
          <table:table-cell office:value-type="string">
            <text:p>esteve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estive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estivera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estav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estáva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estava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estiver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estivéra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estej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esteja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esteja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estivesse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estivésse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estivesse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estiver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estiver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estivere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hei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há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have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hão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houve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houve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houvera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houver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houvéra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haj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haja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haja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houvesse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houvésse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houvesse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houver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houver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houvere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houverei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houverá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houvere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houverão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houveri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houvería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houveria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sou</text:p>
          </table:table-cell>
          <table:table-cell office:value-type="string">
            <text:p>PORTUGUESE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means money (approximatively)</text:p>
          </table:table-cell>
        </table:table-row>
        <table:table-row table:style-name="ro2">
          <table:table-cell office:value-type="string">
            <text:p>so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são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er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éra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era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fui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foi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fo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fora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for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fôra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sej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seja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seja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fosse</text:p>
          </table:table-cell>
          <table:table-cell office:value-type="string">
            <text:p>PORTUGUESE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means pit or grave</text:p>
          </table:table-cell>
        </table:table-row>
        <table:table-row table:style-name="ro2">
          <table:table-cell office:value-type="string">
            <text:p>fôsse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fosse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for</text:p>
          </table:table-cell>
          <table:table-cell office:value-type="string">
            <text:p>PORTUGUESE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Means ? </text:p>
          </table:table-cell>
        </table:table-row>
        <table:table-row table:style-name="ro2">
          <table:table-cell office:value-type="string">
            <text:p>for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fore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serei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será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sere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serão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seri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sería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seria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tenho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te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te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té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tinh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tínha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tinha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tive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teve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tive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tivera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tiver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tivéra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tenh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tenha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tenha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tivesse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tivésse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tivesse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tiver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tiver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tivere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terei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terá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tere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terão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teri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tería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teria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2">
          <table:table-cell office:value-type="string">
            <text:p>de</text:p>
          </table:table-cell>
          <table:table-cell office:value-type="string">
            <text:p>SPANISH</text:p>
          </table:table-cell>
          <table:table-cell office:value-type="string">
            <text:p>from, of</text:p>
          </table:table-cell>
          <table:table-cell table:number-columns-repeated="3"/>
        </table:table-row>
        <table:table-row table:style-name="ro2">
          <table:table-cell office:value-type="string">
            <text:p>la</text:p>
          </table:table-cell>
          <table:table-cell office:value-type="string">
            <text:p>SPANISH</text:p>
          </table:table-cell>
          <table:table-cell office:value-type="string">
            <text:p>the, her</text:p>
          </table:table-cell>
          <table:table-cell table:number-columns-repeated="3"/>
        </table:table-row>
        <table:table-row table:style-name="ro2">
          <table:table-cell office:value-type="string">
            <text:p>que</text:p>
          </table:table-cell>
          <table:table-cell office:value-type="string">
            <text:p>SPANISH</text:p>
          </table:table-cell>
          <table:table-cell office:value-type="string">
            <text:p>who, that</text:p>
          </table:table-cell>
          <table:table-cell table:number-columns-repeated="3"/>
        </table:table-row>
        <table:table-row table:style-name="ro2">
          <table:table-cell office:value-type="string">
            <text:p>el</text:p>
          </table:table-cell>
          <table:table-cell office:value-type="string">
            <text:p>SPANISH</text:p>
          </table:table-cell>
          <table:table-cell office:value-type="string">
            <text:p>the</text:p>
          </table:table-cell>
          <table:table-cell table:number-columns-repeated="3"/>
        </table:table-row>
        <table:table-row table:style-name="ro2">
          <table:table-cell office:value-type="string">
            <text:p>en</text:p>
          </table:table-cell>
          <table:table-cell office:value-type="string">
            <text:p>SPANISH</text:p>
          </table:table-cell>
          <table:table-cell office:value-type="string">
            <text:p>in</text:p>
          </table:table-cell>
          <table:table-cell table:number-columns-repeated="3"/>
        </table:table-row>
        <table:table-row table:style-name="ro2">
          <table:table-cell office:value-type="string">
            <text:p>y</text:p>
          </table:table-cell>
          <table:table-cell office:value-type="string">
            <text:p>SPANISH</text:p>
          </table:table-cell>
          <table:table-cell office:value-type="string">
            <text:p>and</text:p>
          </table:table-cell>
          <table:table-cell table:number-columns-repeated="3"/>
        </table:table-row>
        <table:table-row table:style-name="ro2">
          <table:table-cell office:value-type="string">
            <text:p>a</text:p>
          </table:table-cell>
          <table:table-cell office:value-type="string">
            <text:p>SPANISH</text:p>
          </table:table-cell>
          <table:table-cell office:value-type="string">
            <text:p>to</text:p>
          </table:table-cell>
          <table:table-cell table:number-columns-repeated="3"/>
        </table:table-row>
        <table:table-row table:style-name="ro2">
          <table:table-cell office:value-type="string">
            <text:p>los</text:p>
          </table:table-cell>
          <table:table-cell office:value-type="string">
            <text:p>SPANISH</text:p>
          </table:table-cell>
          <table:table-cell office:value-type="string">
            <text:p>the, them</text:p>
          </table:table-cell>
          <table:table-cell table:number-columns-repeated="3"/>
        </table:table-row>
        <table:table-row table:style-name="ro2">
          <table:table-cell office:value-type="string">
            <text:p>del</text:p>
          </table:table-cell>
          <table:table-cell office:value-type="string">
            <text:p>SPANISH</text:p>
          </table:table-cell>
          <table:table-cell office:value-type="string">
            <text:p>de + el</text:p>
          </table:table-cell>
          <table:table-cell table:number-columns-repeated="3"/>
        </table:table-row>
        <table:table-row table:style-name="ro2">
          <table:table-cell office:value-type="string">
            <text:p>se</text:p>
          </table:table-cell>
          <table:table-cell office:value-type="string">
            <text:p>SPANISH</text:p>
          </table:table-cell>
          <table:table-cell office:value-type="string">
            <text:p>himself, from him etc</text:p>
          </table:table-cell>
          <table:table-cell table:number-columns-repeated="3"/>
        </table:table-row>
        <table:table-row table:style-name="ro1">
          <table:table-cell office:value-type="string">
            <text:p>las</text:p>
          </table:table-cell>
          <table:table-cell office:value-type="string">
            <text:p>SPANISH</text:p>
          </table:table-cell>
          <table:table-cell office:value-type="string">
            <text:p>the, them</text:p>
          </table:table-cell>
          <table:table-cell office:value-type="string">
            <text:p>yes (probably)</text:p>
          </table:table-cell>
          <table:table-cell/>
          <table:table-cell office:value-type="string">
            <text:p>means tired</text:p>
          </table:table-cell>
        </table:table-row>
        <table:table-row table:style-name="ro2">
          <table:table-cell office:value-type="string">
            <text:p>por</text:p>
          </table:table-cell>
          <table:table-cell office:value-type="string">
            <text:p>SPANISH</text:p>
          </table:table-cell>
          <table:table-cell office:value-type="string">
            <text:p>for, by, etc</text:p>
          </table:table-cell>
          <table:table-cell table:number-columns-repeated="3"/>
        </table:table-row>
        <table:table-row table:style-name="ro2">
          <table:table-cell office:value-type="string">
            <text:p>un</text:p>
          </table:table-cell>
          <table:table-cell office:value-type="string">
            <text:p>SPANISH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2">
          <table:table-cell office:value-type="string">
            <text:p>para</text:p>
          </table:table-cell>
          <table:table-cell office:value-type="string">
            <text:p>SPANISH</text:p>
          </table:table-cell>
          <table:table-cell office:value-type="string">
            <text:p>for</text:p>
          </table:table-cell>
          <table:table-cell table:number-columns-repeated="3"/>
        </table:table-row>
        <table:table-row table:style-name="ro2">
          <table:table-cell office:value-type="string">
            <text:p>con</text:p>
          </table:table-cell>
          <table:table-cell office:value-type="string">
            <text:p>SPANISH</text:p>
          </table:table-cell>
          <table:table-cell office:value-type="string">
            <text:p>with</text:p>
          </table:table-cell>
          <table:table-cell table:number-columns-repeated="3"/>
        </table:table-row>
        <table:table-row table:style-name="ro2">
          <table:table-cell office:value-type="string">
            <text:p>no</text:p>
          </table:table-cell>
          <table:table-cell office:value-type="string">
            <text:p>SPANISH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2">
          <table:table-cell office:value-type="string">
            <text:p>una</text:p>
          </table:table-cell>
          <table:table-cell office:value-type="string">
            <text:p>SPANISH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2">
          <table:table-cell office:value-type="string">
            <text:p>su</text:p>
          </table:table-cell>
          <table:table-cell office:value-type="string">
            <text:p>SPANISH</text:p>
          </table:table-cell>
          <table:table-cell office:value-type="string">
            <text:p>his, her</text:p>
          </table:table-cell>
          <table:table-cell table:number-columns-repeated="3"/>
        </table:table-row>
        <table:table-row table:style-name="ro2">
          <table:table-cell office:value-type="string">
            <text:p>al</text:p>
          </table:table-cell>
          <table:table-cell office:value-type="string">
            <text:p>SPANISH</text:p>
          </table:table-cell>
          <table:table-cell office:value-type="string">
            <text:p>a + el</text:p>
          </table:table-cell>
          <table:table-cell table:number-columns-repeated="3"/>
        </table:table-row>
        <table:table-row table:style-name="ro2">
          <table:table-cell office:value-type="string">
            <text:p>lo</text:p>
          </table:table-cell>
          <table:table-cell office:value-type="string">
            <text:p>SPANISH</text:p>
          </table:table-cell>
          <table:table-cell office:value-type="string">
            <text:p>him</text:p>
          </table:table-cell>
          <table:table-cell table:number-columns-repeated="3"/>
        </table:table-row>
        <table:table-row table:style-name="ro2">
          <table:table-cell office:value-type="string">
            <text:p>como</text:p>
          </table:table-cell>
          <table:table-cell office:value-type="string">
            <text:p>SPANISH</text:p>
          </table:table-cell>
          <table:table-cell office:value-type="string">
            <text:p>how</text:p>
          </table:table-cell>
          <table:table-cell table:number-columns-repeated="3"/>
        </table:table-row>
        <table:table-row table:style-name="ro2">
          <table:table-cell office:value-type="string">
            <text:p>más</text:p>
          </table:table-cell>
          <table:table-cell office:value-type="string">
            <text:p>SPANISH</text:p>
          </table:table-cell>
          <table:table-cell office:value-type="string">
            <text:p>more</text:p>
          </table:table-cell>
          <table:table-cell table:number-columns-repeated="3"/>
        </table:table-row>
        <table:table-row table:style-name="ro2">
          <table:table-cell office:value-type="string">
            <text:p>pero</text:p>
          </table:table-cell>
          <table:table-cell office:value-type="string">
            <text:p>SPANISH</text:p>
          </table:table-cell>
          <table:table-cell office:value-type="string">
            <text:p>pero</text:p>
          </table:table-cell>
          <table:table-cell table:number-columns-repeated="3"/>
        </table:table-row>
        <table:table-row table:style-name="ro2">
          <table:table-cell office:value-type="string">
            <text:p>sus</text:p>
          </table:table-cell>
          <table:table-cell office:value-type="string">
            <text:p>SPANISH</text:p>
          </table:table-cell>
          <table:table-cell office:value-type="string">
            <text:p>su plural</text:p>
          </table:table-cell>
          <table:table-cell table:number-columns-repeated="3"/>
        </table:table-row>
        <table:table-row table:style-name="ro2">
          <table:table-cell office:value-type="string">
            <text:p>le</text:p>
          </table:table-cell>
          <table:table-cell office:value-type="string">
            <text:p>SPANISH</text:p>
          </table:table-cell>
          <table:table-cell office:value-type="string">
            <text:p>to him, her</text:p>
          </table:table-cell>
          <table:table-cell table:number-columns-repeated="3"/>
        </table:table-row>
        <table:table-row table:style-name="ro2">
          <table:table-cell office:value-type="string">
            <text:p>ya</text:p>
          </table:table-cell>
          <table:table-cell office:value-type="string">
            <text:p>SPANISH</text:p>
          </table:table-cell>
          <table:table-cell office:value-type="string">
            <text:p>already</text:p>
          </table:table-cell>
          <table:table-cell table:number-columns-repeated="3"/>
        </table:table-row>
        <table:table-row table:style-name="ro2">
          <table:table-cell office:value-type="string">
            <text:p>o</text:p>
          </table:table-cell>
          <table:table-cell office:value-type="string">
            <text:p>SPANISH</text:p>
          </table:table-cell>
          <table:table-cell office:value-type="string">
            <text:p>or</text:p>
          </table:table-cell>
          <table:table-cell table:number-columns-repeated="3"/>
        </table:table-row>
        <table:table-row table:style-name="ro1">
          <table:table-cell office:value-type="string">
            <text:p>este</text:p>
          </table:table-cell>
          <table:table-cell office:value-type="string">
            <text:p>SPANISH</text:p>
          </table:table-cell>
          <table:table-cell office:value-type="string">
            <text:p>this</text:p>
          </table:table-cell>
          <table:table-cell office:value-type="string">
            <text:p>yes</text:p>
          </table:table-cell>
          <table:table-cell/>
          <table:table-cell office:value-type="string">
            <text:p>family name</text:p>
          </table:table-cell>
        </table:table-row>
        <table:table-row table:style-name="ro2">
          <table:table-cell office:value-type="string">
            <text:p>sí</text:p>
          </table:table-cell>
          <table:table-cell office:value-type="string">
            <text:p>SPANISH</text:p>
          </table:table-cell>
          <table:table-cell office:value-type="string">
            <text:p>himself etc</text:p>
          </table:table-cell>
          <table:table-cell table:number-columns-repeated="3"/>
        </table:table-row>
        <table:table-row table:style-name="ro2">
          <table:table-cell office:value-type="string">
            <text:p>porque</text:p>
          </table:table-cell>
          <table:table-cell office:value-type="string">
            <text:p>SPANISH</text:p>
          </table:table-cell>
          <table:table-cell office:value-type="string">
            <text:p>because</text:p>
          </table:table-cell>
          <table:table-cell table:number-columns-repeated="3"/>
        </table:table-row>
        <table:table-row table:style-name="ro2">
          <table:table-cell office:value-type="string">
            <text:p>esta</text:p>
          </table:table-cell>
          <table:table-cell office:value-type="string">
            <text:p>SPANIS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2">
          <table:table-cell office:value-type="string">
            <text:p>entre</text:p>
          </table:table-cell>
          <table:table-cell office:value-type="string">
            <text:p>SPANISH</text:p>
          </table:table-cell>
          <table:table-cell office:value-type="string">
            <text:p>between</text:p>
          </table:table-cell>
          <table:table-cell table:number-columns-repeated="3"/>
        </table:table-row>
        <table:table-row table:style-name="ro2">
          <table:table-cell office:value-type="string">
            <text:p>cuando</text:p>
          </table:table-cell>
          <table:table-cell office:value-type="string">
            <text:p>SPANISH</text:p>
          </table:table-cell>
          <table:table-cell office:value-type="string">
            <text:p>when</text:p>
          </table:table-cell>
          <table:table-cell table:number-columns-repeated="3"/>
        </table:table-row>
        <table:table-row table:style-name="ro2">
          <table:table-cell office:value-type="string">
            <text:p>muy</text:p>
          </table:table-cell>
          <table:table-cell office:value-type="string">
            <text:p>SPANISH</text:p>
          </table:table-cell>
          <table:table-cell office:value-type="string">
            <text:p>very</text:p>
          </table:table-cell>
          <table:table-cell table:number-columns-repeated="3"/>
        </table:table-row>
        <table:table-row table:style-name="ro2">
          <table:table-cell office:value-type="string">
            <text:p>sin</text:p>
          </table:table-cell>
          <table:table-cell office:value-type="string">
            <text:p>SPANISH</text:p>
          </table:table-cell>
          <table:table-cell office:value-type="string">
            <text:p>without</text:p>
          </table:table-cell>
          <table:table-cell table:number-columns-repeated="3"/>
        </table:table-row>
        <table:table-row table:style-name="ro2">
          <table:table-cell office:value-type="string">
            <text:p>sobre</text:p>
          </table:table-cell>
          <table:table-cell office:value-type="string">
            <text:p>SPANISH</text:p>
          </table:table-cell>
          <table:table-cell office:value-type="string">
            <text:p>on</text:p>
          </table:table-cell>
          <table:table-cell table:number-columns-repeated="3"/>
        </table:table-row>
        <table:table-row table:style-name="ro2">
          <table:table-cell office:value-type="string">
            <text:p>también</text:p>
          </table:table-cell>
          <table:table-cell office:value-type="string">
            <text:p>SPANISH</text:p>
          </table:table-cell>
          <table:table-cell office:value-type="string">
            <text:p>also</text:p>
          </table:table-cell>
          <table:table-cell table:number-columns-repeated="3"/>
        </table:table-row>
        <table:table-row table:style-name="ro2">
          <table:table-cell office:value-type="string">
            <text:p>me</text:p>
          </table:table-cell>
          <table:table-cell office:value-type="string">
            <text:p>SPANISH</text:p>
          </table:table-cell>
          <table:table-cell office:value-type="string">
            <text:p>me</text:p>
          </table:table-cell>
          <table:table-cell table:number-columns-repeated="3"/>
        </table:table-row>
        <table:table-row table:style-name="ro2">
          <table:table-cell office:value-type="string">
            <text:p>hasta</text:p>
          </table:table-cell>
          <table:table-cell office:value-type="string">
            <text:p>SPANISH</text:p>
          </table:table-cell>
          <table:table-cell office:value-type="string">
            <text:p>until</text:p>
          </table:table-cell>
          <table:table-cell table:number-columns-repeated="3"/>
        </table:table-row>
        <table:table-row table:style-name="ro2">
          <table:table-cell office:value-type="string">
            <text:p>hay</text:p>
          </table:table-cell>
          <table:table-cell office:value-type="string">
            <text:p>SPANISH</text:p>
          </table:table-cell>
          <table:table-cell office:value-type="string">
            <text:p>there is/are</text:p>
          </table:table-cell>
          <table:table-cell table:number-columns-repeated="3"/>
        </table:table-row>
        <table:table-row table:style-name="ro2">
          <table:table-cell office:value-type="string">
            <text:p>donde</text:p>
          </table:table-cell>
          <table:table-cell office:value-type="string">
            <text:p>SPANISH</text:p>
          </table:table-cell>
          <table:table-cell office:value-type="string">
            <text:p>where</text:p>
          </table:table-cell>
          <table:table-cell table:number-columns-repeated="3"/>
        </table:table-row>
        <table:table-row table:style-name="ro2">
          <table:table-cell office:value-type="string">
            <text:p>quien</text:p>
          </table:table-cell>
          <table:table-cell office:value-type="string">
            <text:p>SPANISH</text:p>
          </table:table-cell>
          <table:table-cell office:value-type="string">
            <text:p>whom, that</text:p>
          </table:table-cell>
          <table:table-cell table:number-columns-repeated="3"/>
        </table:table-row>
        <table:table-row table:style-name="ro2">
          <table:table-cell office:value-type="string">
            <text:p>desde</text:p>
          </table:table-cell>
          <table:table-cell office:value-type="string">
            <text:p>SPANISH</text:p>
          </table:table-cell>
          <table:table-cell office:value-type="string">
            <text:p>from</text:p>
          </table:table-cell>
          <table:table-cell table:number-columns-repeated="3"/>
        </table:table-row>
        <table:table-row table:style-name="ro2">
          <table:table-cell office:value-type="string">
            <text:p>todo</text:p>
          </table:table-cell>
          <table:table-cell office:value-type="string">
            <text:p>SPANISH</text:p>
          </table:table-cell>
          <table:table-cell office:value-type="string">
            <text:p>all</text:p>
          </table:table-cell>
          <table:table-cell table:number-columns-repeated="3"/>
        </table:table-row>
        <table:table-row table:style-name="ro2">
          <table:table-cell office:value-type="string">
            <text:p>nos</text:p>
          </table:table-cell>
          <table:table-cell office:value-type="string">
            <text:p>SPANISH</text:p>
          </table:table-cell>
          <table:table-cell office:value-type="string">
            <text:p>us</text:p>
          </table:table-cell>
          <table:table-cell table:number-columns-repeated="3"/>
        </table:table-row>
        <table:table-row table:style-name="ro2">
          <table:table-cell office:value-type="string">
            <text:p>durante</text:p>
          </table:table-cell>
          <table:table-cell office:value-type="string">
            <text:p>SPANISH</text:p>
          </table:table-cell>
          <table:table-cell office:value-type="string">
            <text:p>during</text:p>
          </table:table-cell>
          <table:table-cell table:number-columns-repeated="3"/>
        </table:table-row>
        <table:table-row table:style-name="ro2">
          <table:table-cell office:value-type="string">
            <text:p>todos</text:p>
          </table:table-cell>
          <table:table-cell office:value-type="string">
            <text:p>SPANISH</text:p>
          </table:table-cell>
          <table:table-cell office:value-type="string">
            <text:p>all</text:p>
          </table:table-cell>
          <table:table-cell table:number-columns-repeated="3"/>
        </table:table-row>
        <table:table-row table:style-name="ro2">
          <table:table-cell office:value-type="string">
            <text:p>uno</text:p>
          </table:table-cell>
          <table:table-cell office:value-type="string">
            <text:p>SPANISH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2">
          <table:table-cell office:value-type="string">
            <text:p>les</text:p>
          </table:table-cell>
          <table:table-cell office:value-type="string">
            <text:p>SPANISH</text:p>
          </table:table-cell>
          <table:table-cell office:value-type="string">
            <text:p>to them</text:p>
          </table:table-cell>
          <table:table-cell table:number-columns-repeated="3"/>
        </table:table-row>
        <table:table-row table:style-name="ro2">
          <table:table-cell office:value-type="string">
            <text:p>ni</text:p>
          </table:table-cell>
          <table:table-cell office:value-type="string">
            <text:p>SPANISH</text:p>
          </table:table-cell>
          <table:table-cell office:value-type="string">
            <text:p>nor</text:p>
          </table:table-cell>
          <table:table-cell table:number-columns-repeated="3"/>
        </table:table-row>
        <table:table-row table:style-name="ro2">
          <table:table-cell office:value-type="string">
            <text:p>contra</text:p>
          </table:table-cell>
          <table:table-cell office:value-type="string">
            <text:p>SPANISH</text:p>
          </table:table-cell>
          <table:table-cell office:value-type="string">
            <text:p>against</text:p>
          </table:table-cell>
          <table:table-cell table:number-columns-repeated="3"/>
        </table:table-row>
        <table:table-row table:style-name="ro2">
          <table:table-cell office:value-type="string">
            <text:p>otros</text:p>
          </table:table-cell>
          <table:table-cell office:value-type="string">
            <text:p>SPANISH</text:p>
          </table:table-cell>
          <table:table-cell office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>
            <text:p>ese</text:p>
          </table:table-cell>
          <table:table-cell office:value-type="string">
            <text:p>SPANIS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2">
          <table:table-cell office:value-type="string">
            <text:p>eso</text:p>
          </table:table-cell>
          <table:table-cell office:value-type="string">
            <text:p>SPANIS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2">
          <table:table-cell office:value-type="string">
            <text:p>ante</text:p>
          </table:table-cell>
          <table:table-cell office:value-type="string">
            <text:p>SPANISH</text:p>
          </table:table-cell>
          <table:table-cell office:value-type="string">
            <text:p>before</text:p>
          </table:table-cell>
          <table:table-cell table:number-columns-repeated="3"/>
        </table:table-row>
        <table:table-row table:style-name="ro2">
          <table:table-cell office:value-type="string">
            <text:p>ellos</text:p>
          </table:table-cell>
          <table:table-cell office:value-type="string">
            <text:p>SPA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2">
          <table:table-cell office:value-type="string">
            <text:p>e</text:p>
          </table:table-cell>
          <table:table-cell office:value-type="string">
            <text:p>SPANISH</text:p>
          </table:table-cell>
          <table:table-cell office:value-type="string">
            <text:p>and (variant of y)</text:p>
          </table:table-cell>
          <table:table-cell table:number-columns-repeated="3"/>
        </table:table-row>
        <table:table-row table:style-name="ro2">
          <table:table-cell office:value-type="string">
            <text:p>esto</text:p>
          </table:table-cell>
          <table:table-cell office:value-type="string">
            <text:p>SPANIS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2">
          <table:table-cell office:value-type="string">
            <text:p>mí</text:p>
          </table:table-cell>
          <table:table-cell office:value-type="string">
            <text:p>SPANISH</text:p>
          </table:table-cell>
          <table:table-cell office:value-type="string">
            <text:p>me</text:p>
          </table:table-cell>
          <table:table-cell table:number-columns-repeated="3"/>
        </table:table-row>
        <table:table-row table:style-name="ro2">
          <table:table-cell office:value-type="string">
            <text:p>antes</text:p>
          </table:table-cell>
          <table:table-cell office:value-type="string">
            <text:p>SPANISH</text:p>
          </table:table-cell>
          <table:table-cell office:value-type="string">
            <text:p>before</text:p>
          </table:table-cell>
          <table:table-cell table:number-columns-repeated="3"/>
        </table:table-row>
        <table:table-row table:style-name="ro2">
          <table:table-cell office:value-type="string">
            <text:p>algunos</text:p>
          </table:table-cell>
          <table:table-cell office:value-type="string">
            <text:p>SPANISH</text:p>
          </table:table-cell>
          <table:table-cell office:value-type="string">
            <text:p>some</text:p>
          </table:table-cell>
          <table:table-cell table:number-columns-repeated="3"/>
        </table:table-row>
        <table:table-row table:style-name="ro2">
          <table:table-cell office:value-type="string">
            <text:p>qué</text:p>
          </table:table-cell>
          <table:table-cell office:value-type="string">
            <text:p>SPANISH</text:p>
          </table:table-cell>
          <table:table-cell office:value-type="string">
            <text:p>what?</text:p>
          </table:table-cell>
          <table:table-cell table:number-columns-repeated="3"/>
        </table:table-row>
        <table:table-row table:style-name="ro2">
          <table:table-cell office:value-type="string">
            <text:p>unos</text:p>
          </table:table-cell>
          <table:table-cell office:value-type="string">
            <text:p>SPANISH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2">
          <table:table-cell office:value-type="string">
            <text:p>yo</text:p>
          </table:table-cell>
          <table:table-cell office:value-type="string">
            <text:p>SPANISH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2">
          <table:table-cell office:value-type="string">
            <text:p>otro</text:p>
          </table:table-cell>
          <table:table-cell office:value-type="string">
            <text:p>SPANISH</text:p>
          </table:table-cell>
          <table:table-cell office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>
            <text:p>otras</text:p>
          </table:table-cell>
          <table:table-cell office:value-type="string">
            <text:p>SPANISH</text:p>
          </table:table-cell>
          <table:table-cell office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>
            <text:p>otra</text:p>
          </table:table-cell>
          <table:table-cell office:value-type="string">
            <text:p>SPANISH</text:p>
          </table:table-cell>
          <table:table-cell office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>
            <text:p>él</text:p>
          </table:table-cell>
          <table:table-cell office:value-type="string">
            <text:p>SPANISH</text:p>
          </table:table-cell>
          <table:table-cell office:value-type="string">
            <text:p>he</text:p>
          </table:table-cell>
          <table:table-cell table:number-columns-repeated="3"/>
        </table:table-row>
        <table:table-row table:style-name="ro2">
          <table:table-cell office:value-type="string">
            <text:p>tanto</text:p>
          </table:table-cell>
          <table:table-cell office:value-type="string">
            <text:p>SPANISH</text:p>
          </table:table-cell>
          <table:table-cell office:value-type="string">
            <text:p>so much, many</text:p>
          </table:table-cell>
          <table:table-cell table:number-columns-repeated="3"/>
        </table:table-row>
        <table:table-row table:style-name="ro2">
          <table:table-cell office:value-type="string">
            <text:p>esa</text:p>
          </table:table-cell>
          <table:table-cell office:value-type="string">
            <text:p>SPANIS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2">
          <table:table-cell office:value-type="string">
            <text:p>estos</text:p>
          </table:table-cell>
          <table:table-cell office:value-type="string">
            <text:p>SPANISH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2">
          <table:table-cell office:value-type="string">
            <text:p>mucho</text:p>
          </table:table-cell>
          <table:table-cell office:value-type="string">
            <text:p>SPANISH</text:p>
          </table:table-cell>
          <table:table-cell office:value-type="string">
            <text:p>much, many</text:p>
          </table:table-cell>
          <table:table-cell table:number-columns-repeated="3"/>
        </table:table-row>
        <table:table-row table:style-name="ro2">
          <table:table-cell office:value-type="string">
            <text:p>quienes</text:p>
          </table:table-cell>
          <table:table-cell office:value-type="string">
            <text:p>SPANIS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2">
          <table:table-cell office:value-type="string">
            <text:p>nada</text:p>
          </table:table-cell>
          <table:table-cell office:value-type="string">
            <text:p>SPANISH</text:p>
          </table:table-cell>
          <table:table-cell office:value-type="string">
            <text:p>nothing</text:p>
          </table:table-cell>
          <table:table-cell table:number-columns-repeated="3"/>
        </table:table-row>
        <table:table-row table:style-name="ro2">
          <table:table-cell office:value-type="string">
            <text:p>muchos</text:p>
          </table:table-cell>
          <table:table-cell office:value-type="string">
            <text:p>SPANISH</text:p>
          </table:table-cell>
          <table:table-cell office:value-type="string">
            <text:p>many</text:p>
          </table:table-cell>
          <table:table-cell table:number-columns-repeated="3"/>
        </table:table-row>
        <table:table-row table:style-name="ro2">
          <table:table-cell office:value-type="string">
            <text:p>cual</text:p>
          </table:table-cell>
          <table:table-cell office:value-type="string">
            <text:p>SPANIS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2">
          <table:table-cell office:value-type="string">
            <text:p>poco</text:p>
          </table:table-cell>
          <table:table-cell office:value-type="string">
            <text:p>SPANISH</text:p>
          </table:table-cell>
          <table:table-cell office:value-type="string">
            <text:p>few</text:p>
          </table:table-cell>
          <table:table-cell table:number-columns-repeated="3"/>
        </table:table-row>
        <table:table-row table:style-name="ro2">
          <table:table-cell office:value-type="string">
            <text:p>ella</text:p>
          </table:table-cell>
          <table:table-cell office:value-type="string">
            <text:p>SPANISH</text:p>
          </table:table-cell>
          <table:table-cell office:value-type="string">
            <text:p>she</text:p>
          </table:table-cell>
          <table:table-cell table:number-columns-repeated="3"/>
        </table:table-row>
        <table:table-row table:style-name="ro2">
          <table:table-cell office:value-type="string">
            <text:p>estar</text:p>
          </table:table-cell>
          <table:table-cell office:value-type="string">
            <text:p>SPANISH</text:p>
          </table:table-cell>
          <table:table-cell office:value-type="string">
            <text:p>to be</text:p>
          </table:table-cell>
          <table:table-cell table:number-columns-repeated="3"/>
        </table:table-row>
        <table:table-row table:style-name="ro2">
          <table:table-cell office:value-type="string">
            <text:p>estas</text:p>
          </table:table-cell>
          <table:table-cell office:value-type="string">
            <text:p>SPANISH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2">
          <table:table-cell office:value-type="string">
            <text:p>algunas</text:p>
          </table:table-cell>
          <table:table-cell office:value-type="string">
            <text:p>SPANISH</text:p>
          </table:table-cell>
          <table:table-cell office:value-type="string">
            <text:p>some</text:p>
          </table:table-cell>
          <table:table-cell table:number-columns-repeated="3"/>
        </table:table-row>
        <table:table-row table:style-name="ro2">
          <table:table-cell office:value-type="string">
            <text:p>algo</text:p>
          </table:table-cell>
          <table:table-cell office:value-type="string">
            <text:p>SPANISH</text:p>
          </table:table-cell>
          <table:table-cell office:value-type="string">
            <text:p>something</text:p>
          </table:table-cell>
          <table:table-cell table:number-columns-repeated="3"/>
        </table:table-row>
        <table:table-row table:style-name="ro2">
          <table:table-cell office:value-type="string">
            <text:p>nosotros</text:p>
          </table:table-cell>
          <table:table-cell office:value-type="string">
            <text:p>SPANISH</text:p>
          </table:table-cell>
          <table:table-cell office:value-type="string">
            <text:p>we</text:p>
          </table:table-cell>
          <table:table-cell table:number-columns-repeated="3"/>
        </table:table-row>
        <table:table-row table:style-name="ro1">
          <table:table-cell office:value-type="string">
            <text:p>mi</text:p>
          </table:table-cell>
          <table:table-cell office:value-type="string">
            <text:p>SPANISH</text:p>
          </table:table-cell>
          <table:table-cell office:value-type="string">
            <text:p>me</text:p>
          </table:table-cell>
          <table:table-cell office:value-type="string">
            <text:p>yes <text:s/></text:p>
          </table:table-cell>
          <table:table-cell/>
          <table:table-cell office:value-type="string">
            <text:p>note E</text:p>
          </table:table-cell>
        </table:table-row>
        <table:table-row table:style-name="ro2">
          <table:table-cell office:value-type="string">
            <text:p>mis</text:p>
          </table:table-cell>
          <table:table-cell office:value-type="string">
            <text:p>SPANISH</text:p>
          </table:table-cell>
          <table:table-cell office:value-type="string">
            <text:p>mi plural</text:p>
          </table:table-cell>
          <table:table-cell table:number-columns-repeated="3"/>
        </table:table-row>
        <table:table-row table:style-name="ro2">
          <table:table-cell office:value-type="string">
            <text:p>tú</text:p>
          </table:table-cell>
          <table:table-cell office:value-type="string">
            <text:p>SPANISH</text:p>
          </table:table-cell>
          <table:table-cell office:value-type="string">
            <text:p>thou</text:p>
          </table:table-cell>
          <table:table-cell table:number-columns-repeated="3"/>
        </table:table-row>
        <table:table-row table:style-name="ro2">
          <table:table-cell office:value-type="string">
            <text:p>te</text:p>
          </table:table-cell>
          <table:table-cell office:value-type="string">
            <text:p>SPANISH</text:p>
          </table:table-cell>
          <table:table-cell office:value-type="string">
            <text:p>thee</text:p>
          </table:table-cell>
          <table:table-cell table:number-columns-repeated="3"/>
        </table:table-row>
        <table:table-row table:style-name="ro2">
          <table:table-cell office:value-type="string">
            <text:p>ti</text:p>
          </table:table-cell>
          <table:table-cell office:value-type="string">
            <text:p>SPANISH</text:p>
          </table:table-cell>
          <table:table-cell office:value-type="string">
            <text:p>thee</text:p>
          </table:table-cell>
          <table:table-cell table:number-columns-repeated="3"/>
        </table:table-row>
        <table:table-row table:style-name="ro2">
          <table:table-cell office:value-type="string">
            <text:p>tu</text:p>
          </table:table-cell>
          <table:table-cell office:value-type="string">
            <text:p>SPANISH</text:p>
          </table:table-cell>
          <table:table-cell office:value-type="string">
            <text:p>thy</text:p>
          </table:table-cell>
          <table:table-cell table:number-columns-repeated="3"/>
        </table:table-row>
        <table:table-row table:style-name="ro2">
          <table:table-cell office:value-type="string">
            <text:p>tus</text:p>
          </table:table-cell>
          <table:table-cell office:value-type="string">
            <text:p>SPANISH</text:p>
          </table:table-cell>
          <table:table-cell office:value-type="string">
            <text:p>tu plural</text:p>
          </table:table-cell>
          <table:table-cell table:number-columns-repeated="3"/>
        </table:table-row>
        <table:table-row table:style-name="ro2">
          <table:table-cell office:value-type="string">
            <text:p>ellas</text:p>
          </table:table-cell>
          <table:table-cell office:value-type="string">
            <text:p>SPA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2">
          <table:table-cell office:value-type="string">
            <text:p>nosotras</text:p>
          </table:table-cell>
          <table:table-cell office:value-type="string">
            <text:p>SPANISH</text:p>
          </table:table-cell>
          <table:table-cell office:value-type="string">
            <text:p>we</text:p>
          </table:table-cell>
          <table:table-cell table:number-columns-repeated="3"/>
        </table:table-row>
        <table:table-row table:style-name="ro2">
          <table:table-cell office:value-type="string">
            <text:p>vosotros</text:p>
          </table:table-cell>
          <table:table-cell office:value-type="string">
            <text:p>SPA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2">
          <table:table-cell office:value-type="string">
            <text:p>vosotras</text:p>
          </table:table-cell>
          <table:table-cell office:value-type="string">
            <text:p>SPA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os</text:p>
          </table:table-cell>
          <table:table-cell office:value-type="string">
            <text:p>SPANISH</text:p>
          </table:table-cell>
          <table:table-cell office:value-type="string">
            <text:p>you</text:p>
          </table:table-cell>
          <table:table-cell office:value-type="string">
            <text:p>yes <text:s/></text:p>
          </table:table-cell>
          <table:table-cell/>
          <table:table-cell office:value-type="string">
            <text:p>means bone</text:p>
          </table:table-cell>
        </table:table-row>
        <table:table-row table:style-name="ro2">
          <table:table-cell office:value-type="string">
            <text:p>mío</text:p>
          </table:table-cell>
          <table:table-cell office:value-type="string">
            <text:p>SPANISH</text:p>
          </table:table-cell>
          <table:table-cell office:value-type="string">
            <text:p>mine</text:p>
          </table:table-cell>
          <table:table-cell table:number-columns-repeated="3"/>
        </table:table-row>
        <table:table-row table:style-name="ro2">
          <table:table-cell office:value-type="string">
            <text:p>mí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mí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mí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uyo</text:p>
          </table:table-cell>
          <table:table-cell office:value-type="string">
            <text:p>SPANISH</text:p>
          </table:table-cell>
          <table:table-cell office:value-type="string">
            <text:p>thine</text:p>
          </table:table-cell>
          <table:table-cell table:number-columns-repeated="3"/>
        </table:table-row>
        <table:table-row table:style-name="ro2">
          <table:table-cell office:value-type="string">
            <text:p>tuy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uy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uy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suyo</text:p>
          </table:table-cell>
          <table:table-cell office:value-type="string">
            <text:p>SPANISH</text:p>
          </table:table-cell>
          <table:table-cell office:value-type="string">
            <text:p>his, hers, theirs</text:p>
          </table:table-cell>
          <table:table-cell table:number-columns-repeated="3"/>
        </table:table-row>
        <table:table-row table:style-name="ro2">
          <table:table-cell office:value-type="string">
            <text:p>suy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suy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suy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nuestro</text:p>
          </table:table-cell>
          <table:table-cell office:value-type="string">
            <text:p>SPANISH</text:p>
          </table:table-cell>
          <table:table-cell office:value-type="string">
            <text:p>ours</text:p>
          </table:table-cell>
          <table:table-cell table:number-columns-repeated="3"/>
        </table:table-row>
        <table:table-row table:style-name="ro2">
          <table:table-cell office:value-type="string">
            <text:p>nuestr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nuestr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nuestr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vuestro</text:p>
          </table:table-cell>
          <table:table-cell office:value-type="string">
            <text:p>SPANISH</text:p>
          </table:table-cell>
          <table:table-cell office:value-type="string">
            <text:p>yours</text:p>
          </table:table-cell>
          <table:table-cell table:number-columns-repeated="3"/>
        </table:table-row>
        <table:table-row table:style-name="ro2">
          <table:table-cell office:value-type="string">
            <text:p>vuestr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vuestr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vuestr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os</text:p>
          </table:table-cell>
          <table:table-cell office:value-type="string">
            <text:p>SPANISH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2">
          <table:table-cell office:value-type="string">
            <text:p>esas</text:p>
          </table:table-cell>
          <table:table-cell office:value-type="string">
            <text:p>SPANISH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2">
          <table:table-cell office:value-type="string">
            <text:p>estoy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á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á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á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á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é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é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e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é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é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aré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ará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ará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are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aré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ará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arí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arí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arí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aría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aría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ab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ab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áb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aba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aba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uve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uviste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uvo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uvi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uviste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uviero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uvier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uvier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uviér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uviera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uviera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uviese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uviese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uviése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uviese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uviese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ando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ado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ad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ad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ad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tad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he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h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h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he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habé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n</text:p>
          </table:table-cell>
          <table:table-cell office:value-type="string">
            <text:p>SPANISH</text:p>
          </table:table-cell>
          <table:table-cell/>
          <table:table-cell office:value-type="string">
            <text:p>yes <text:s/></text:p>
          </table:table-cell>
          <table:table-cell/>
          <table:table-cell office:value-type="string">
            <text:p>name of the Chinese people and of a shell</text:p>
          </table:table-cell>
        </table:table-row>
        <table:table-row table:style-name="ro2">
          <table:table-cell office:value-type="string">
            <text:p>hay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hay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hay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hayá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haya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habré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habrá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habrá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habre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habré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habrá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habrí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habrí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habrí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habría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habría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habí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habí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habí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había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había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hube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hubiste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hubo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hubi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hubiste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hubiero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hubier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hubier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hubiér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hubiera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hubiera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hubiese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hubiese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hubiése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hubiese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hubiese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habiendo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habido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habid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habid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habid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soy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re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so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so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so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se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se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se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seá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ean</text:p>
          </table:table-cell>
          <table:table-cell office:value-type="string">
            <text:p>SPANISH</text:p>
          </table:table-cell>
          <table:table-cell/>
          <table:table-cell office:value-type="string">
            <text:p>yes (probably)</text:p>
          </table:table-cell>
          <table:table-cell/>
          <table:table-cell office:value-type="string">
            <text:p>very common first name in Irish</text:p>
          </table:table-cell>
        </table:table-row>
        <table:table-row table:style-name="ro2">
          <table:table-cell office:value-type="string">
            <text:p>seré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será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será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sere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seré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será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serí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serí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serí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sería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sería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r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r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ér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ra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era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fui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fuiste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fue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fui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fuiste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fuero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fuer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fuer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fuér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fuera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fuera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fuese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fuese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fuése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fuese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fuese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siendo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sido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engo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iene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iene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ene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ené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iene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eng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eng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eng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engá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enga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endré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endrá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endrá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endre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endré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endrá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endrí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endrí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endrí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endría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endría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ení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ení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ení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enía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enía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uve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uviste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uvo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uvi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uviste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uviero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uvier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uvier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uviér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uviera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uviera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uviese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uviese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uviése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uviese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uviese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eniendo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enido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enid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enid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enid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tened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2">
          <table:table-cell office:value-type="string">
            <text:p>och</text:p>
          </table:table-cell>
          <table:table-cell office:value-type="string">
            <text:p>SWEDISH</text:p>
          </table:table-cell>
          <table:table-cell office:value-type="string">
            <text:p>and</text:p>
          </table:table-cell>
          <table:table-cell table:number-columns-repeated="3"/>
        </table:table-row>
        <table:table-row table:style-name="ro2">
          <table:table-cell office:value-type="string">
            <text:p>det</text:p>
          </table:table-cell>
          <table:table-cell office:value-type="string">
            <text:p>SWEDISH</text:p>
          </table:table-cell>
          <table:table-cell office:value-type="string">
            <text:p>it, this/that</text:p>
          </table:table-cell>
          <table:table-cell table:number-columns-repeated="3"/>
        </table:table-row>
        <table:table-row table:style-name="ro2">
          <table:table-cell office:value-type="string">
            <text:p>att</text:p>
          </table:table-cell>
          <table:table-cell office:value-type="string">
            <text:p>SWEDISH</text:p>
          </table:table-cell>
          <table:table-cell office:value-type="string">
            <text:p>to (with infinitive)</text:p>
          </table:table-cell>
          <table:table-cell table:number-columns-repeated="3"/>
        </table:table-row>
        <table:table-row table:style-name="ro2">
          <table:table-cell office:value-type="string">
            <text:p>i</text:p>
          </table:table-cell>
          <table:table-cell office:value-type="string">
            <text:p>SWEDISH</text:p>
          </table:table-cell>
          <table:table-cell office:value-type="string">
            <text:p>in, at</text:p>
          </table:table-cell>
          <table:table-cell table:number-columns-repeated="3"/>
        </table:table-row>
        <table:table-row table:style-name="ro2">
          <table:table-cell office:value-type="string">
            <text:p>en</text:p>
          </table:table-cell>
          <table:table-cell office:value-type="string">
            <text:p>SWEDISH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2">
          <table:table-cell office:value-type="string">
            <text:p>jag</text:p>
          </table:table-cell>
          <table:table-cell office:value-type="string">
            <text:p>SWEDISH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2">
          <table:table-cell office:value-type="string">
            <text:p>hon</text:p>
          </table:table-cell>
          <table:table-cell office:value-type="string">
            <text:p>SWEDISH</text:p>
          </table:table-cell>
          <table:table-cell office:value-type="string">
            <text:p>she</text:p>
          </table:table-cell>
          <table:table-cell table:number-columns-repeated="3"/>
        </table:table-row>
        <table:table-row table:style-name="ro2">
          <table:table-cell office:value-type="string">
            <text:p>som</text:p>
          </table:table-cell>
          <table:table-cell office:value-type="string">
            <text:p>SWEDISH</text:p>
          </table:table-cell>
          <table:table-cell office:value-type="string">
            <text:p>who, that</text:p>
          </table:table-cell>
          <table:table-cell table:number-columns-repeated="3"/>
        </table:table-row>
        <table:table-row table:style-name="ro1">
          <table:table-cell office:value-type="string">
            <text:p>han</text:p>
          </table:table-cell>
          <table:table-cell office:value-type="string">
            <text:p>SWEDISH</text:p>
          </table:table-cell>
          <table:table-cell office:value-type="string">
            <text:p>he</text:p>
          </table:table-cell>
          <table:table-cell office:value-type="string">
            <text:p>yes <text:s/></text:p>
          </table:table-cell>
          <table:table-cell/>
          <table:table-cell office:value-type="string">
            <text:p>name of the Chinese people and of a shell</text:p>
          </table:table-cell>
        </table:table-row>
        <table:table-row table:style-name="ro2">
          <table:table-cell office:value-type="string">
            <text:p>på</text:p>
          </table:table-cell>
          <table:table-cell office:value-type="string">
            <text:p>SWEDISH</text:p>
          </table:table-cell>
          <table:table-cell office:value-type="string">
            <text:p>on</text:p>
          </table:table-cell>
          <table:table-cell table:number-columns-repeated="3"/>
        </table:table-row>
        <table:table-row table:style-name="ro2">
          <table:table-cell office:value-type="string">
            <text:p>den</text:p>
          </table:table-cell>
          <table:table-cell office:value-type="string">
            <text:p>SWEDISH</text:p>
          </table:table-cell>
          <table:table-cell office:value-type="string">
            <text:p>it, this/that</text:p>
          </table:table-cell>
          <table:table-cell table:number-columns-repeated="3"/>
        </table:table-row>
        <table:table-row table:style-name="ro2">
          <table:table-cell office:value-type="string">
            <text:p>med</text:p>
          </table:table-cell>
          <table:table-cell office:value-type="string">
            <text:p>SWEDISH</text:p>
          </table:table-cell>
          <table:table-cell office:value-type="string">
            <text:p>with</text:p>
          </table:table-cell>
          <table:table-cell table:number-columns-repeated="3"/>
        </table:table-row>
        <table:table-row table:style-name="ro1">
          <table:table-cell office:value-type="string">
            <text:p>var</text:p>
          </table:table-cell>
          <table:table-cell office:value-type="string">
            <text:p>SWEDISH</text:p>
          </table:table-cell>
          <table:table-cell office:value-type="string">
            <text:p>where, each</text:p>
          </table:table-cell>
          <table:table-cell office:value-type="string">
            <text:p>yes</text:p>
          </table:table-cell>
          <table:table-cell/>
          <table:table-cell office:value-type="string">
            <text:p>name of a French department</text:p>
          </table:table-cell>
        </table:table-row>
        <table:table-row table:style-name="ro2">
          <table:table-cell office:value-type="string">
            <text:p>sig</text:p>
          </table:table-cell>
          <table:table-cell office:value-type="string">
            <text:p>SWEDISH</text:p>
          </table:table-cell>
          <table:table-cell office:value-type="string">
            <text:p>him(self) etc</text:p>
          </table:table-cell>
          <table:table-cell table:number-columns-repeated="3"/>
        </table:table-row>
        <table:table-row table:style-name="ro2">
          <table:table-cell office:value-type="string">
            <text:p>för</text:p>
          </table:table-cell>
          <table:table-cell office:value-type="string">
            <text:p>SWEDISH</text:p>
          </table:table-cell>
          <table:table-cell office:value-type="string">
            <text:p>for</text:p>
          </table:table-cell>
          <table:table-cell table:number-columns-repeated="3"/>
        </table:table-row>
        <table:table-row table:style-name="ro2">
          <table:table-cell office:value-type="string">
            <text:p>så</text:p>
          </table:table-cell>
          <table:table-cell office:value-type="string">
            <text:p>SWEDISH</text:p>
          </table:table-cell>
          <table:table-cell office:value-type="string">
            <text:p>so (also: seed)</text:p>
          </table:table-cell>
          <table:table-cell table:number-columns-repeated="3"/>
        </table:table-row>
        <table:table-row table:style-name="ro2">
          <table:table-cell office:value-type="string">
            <text:p>till</text:p>
          </table:table-cell>
          <table:table-cell office:value-type="string">
            <text:p>SWEDISH</text:p>
          </table:table-cell>
          <table:table-cell office:value-type="string">
            <text:p>to</text:p>
          </table:table-cell>
          <table:table-cell table:number-columns-repeated="3"/>
        </table:table-row>
        <table:table-row table:style-name="ro2">
          <table:table-cell office:value-type="string">
            <text:p>är</text:p>
          </table:table-cell>
          <table:table-cell office:value-type="string">
            <text:p>SWEDISH</text:p>
          </table:table-cell>
          <table:table-cell office:value-type="string">
            <text:p>is</text:p>
          </table:table-cell>
          <table:table-cell table:number-columns-repeated="3"/>
        </table:table-row>
        <table:table-row table:style-name="ro2">
          <table:table-cell office:value-type="string">
            <text:p>men</text:p>
          </table:table-cell>
          <table:table-cell office:value-type="string">
            <text:p>SWEDISH</text:p>
          </table:table-cell>
          <table:table-cell office:value-type="string">
            <text:p>but</text:p>
          </table:table-cell>
          <table:table-cell table:number-columns-repeated="3"/>
        </table:table-row>
        <table:table-row table:style-name="ro2">
          <table:table-cell office:value-type="string">
            <text:p>ett</text:p>
          </table:table-cell>
          <table:table-cell office:value-type="string">
            <text:p>SWEDISH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2">
          <table:table-cell office:value-type="string">
            <text:p>om</text:p>
          </table:table-cell>
          <table:table-cell office:value-type="string">
            <text:p>SWEDISH</text:p>
          </table:table-cell>
          <table:table-cell office:value-type="string">
            <text:p>if, around, about</text:p>
          </table:table-cell>
          <table:table-cell table:number-columns-repeated="3"/>
        </table:table-row>
        <table:table-row table:style-name="ro2">
          <table:table-cell office:value-type="string">
            <text:p>hade</text:p>
          </table:table-cell>
          <table:table-cell office:value-type="string">
            <text:p>SWEDISH</text:p>
          </table:table-cell>
          <table:table-cell office:value-type="string">
            <text:p>had</text:p>
          </table:table-cell>
          <table:table-cell table:number-columns-repeated="3"/>
        </table:table-row>
        <table:table-row table:style-name="ro2">
          <table:table-cell office:value-type="string">
            <text:p>de</text:p>
          </table:table-cell>
          <table:table-cell office:value-type="string">
            <text:p>SWEDISH</text:p>
          </table:table-cell>
          <table:table-cell office:value-type="string">
            <text:p>they, these/those</text:p>
          </table:table-cell>
          <table:table-cell table:number-columns-repeated="3"/>
        </table:table-row>
        <table:table-row table:style-name="ro2">
          <table:table-cell office:value-type="string">
            <text:p>av</text:p>
          </table:table-cell>
          <table:table-cell office:value-type="string">
            <text:p>SWEDISH</text:p>
          </table:table-cell>
          <table:table-cell office:value-type="string">
            <text:p>of</text:p>
          </table:table-cell>
          <table:table-cell table:number-columns-repeated="3"/>
        </table:table-row>
        <table:table-row table:style-name="ro2">
          <table:table-cell office:value-type="string">
            <text:p>icke</text:p>
          </table:table-cell>
          <table:table-cell office:value-type="string">
            <text:p>SWEDISH</text:p>
          </table:table-cell>
          <table:table-cell office:value-type="string">
            <text:p>not, no</text:p>
          </table:table-cell>
          <table:table-cell table:number-columns-repeated="3"/>
        </table:table-row>
        <table:table-row table:style-name="ro2">
          <table:table-cell office:value-type="string">
            <text:p>mig</text:p>
          </table:table-cell>
          <table:table-cell office:value-type="string">
            <text:p>SWEDISH</text:p>
          </table:table-cell>
          <table:table-cell office:value-type="string">
            <text:p>me</text:p>
          </table:table-cell>
          <table:table-cell table:number-columns-repeated="3"/>
        </table:table-row>
        <table:table-row table:style-name="ro2">
          <table:table-cell office:value-type="string">
            <text:p>du</text:p>
          </table:table-cell>
          <table:table-cell office:value-type="string">
            <text:p>SWED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2">
          <table:table-cell office:value-type="string">
            <text:p>henne</text:p>
          </table:table-cell>
          <table:table-cell office:value-type="string">
            <text:p>SWEDISH</text:p>
          </table:table-cell>
          <table:table-cell office:value-type="string">
            <text:p>her</text:p>
          </table:table-cell>
          <table:table-cell table:number-columns-repeated="3"/>
        </table:table-row>
        <table:table-row table:style-name="ro2">
          <table:table-cell office:value-type="string">
            <text:p>då</text:p>
          </table:table-cell>
          <table:table-cell office:value-type="string">
            <text:p>SWEDISH</text:p>
          </table:table-cell>
          <table:table-cell office:value-type="string">
            <text:p>then, when</text:p>
          </table:table-cell>
          <table:table-cell table:number-columns-repeated="3"/>
        </table:table-row>
        <table:table-row table:style-name="ro2">
          <table:table-cell office:value-type="string">
            <text:p>sin</text:p>
          </table:table-cell>
          <table:table-cell office:value-type="string">
            <text:p>SWEDISH</text:p>
          </table:table-cell>
          <table:table-cell office:value-type="string">
            <text:p>his</text:p>
          </table:table-cell>
          <table:table-cell table:number-columns-repeated="3"/>
        </table:table-row>
        <table:table-row table:style-name="ro2">
          <table:table-cell office:value-type="string">
            <text:p>nu</text:p>
          </table:table-cell>
          <table:table-cell office:value-type="string">
            <text:p>SWEDISH</text:p>
          </table:table-cell>
          <table:table-cell office:value-type="string">
            <text:p>now</text:p>
          </table:table-cell>
          <table:table-cell table:number-columns-repeated="3"/>
        </table:table-row>
        <table:table-row table:style-name="ro2">
          <table:table-cell office:value-type="string">
            <text:p>har</text:p>
          </table:table-cell>
          <table:table-cell office:value-type="string">
            <text:p>SWEDISH</text:p>
          </table:table-cell>
          <table:table-cell office:value-type="string">
            <text:p>have</text:p>
          </table:table-cell>
          <table:table-cell table:number-columns-repeated="3"/>
        </table:table-row>
        <table:table-row table:style-name="ro2">
          <table:table-cell office:value-type="string">
            <text:p>inte</text:p>
          </table:table-cell>
          <table:table-cell office:value-type="string">
            <text:p>SWEDISH</text:p>
          </table:table-cell>
          <table:table-cell office:value-type="string">
            <text:p>inte någon = no one</text:p>
          </table:table-cell>
          <table:table-cell table:number-columns-repeated="3"/>
        </table:table-row>
        <table:table-row table:style-name="ro1">
          <table:table-cell office:value-type="string">
            <text:p>hans</text:p>
          </table:table-cell>
          <table:table-cell office:value-type="string">
            <text:p>SWEDISH</text:p>
          </table:table-cell>
          <table:table-cell office:value-type="string">
            <text:p>his</text:p>
          </table:table-cell>
          <table:table-cell office:value-type="string">
            <text:p>yes <text:s/></text:p>
          </table:table-cell>
          <table:table-cell/>
          <table:table-cell office:value-type="string">
            <text:p>very common first name in lot of languages, including French (well, Alsaciens)</text:p>
          </table:table-cell>
        </table:table-row>
        <table:table-row table:style-name="ro2">
          <table:table-cell office:value-type="string">
            <text:p>honom</text:p>
          </table:table-cell>
          <table:table-cell office:value-type="string">
            <text:p>SWEDISH</text:p>
          </table:table-cell>
          <table:table-cell office:value-type="string">
            <text:p>him</text:p>
          </table:table-cell>
          <table:table-cell table:number-columns-repeated="3"/>
        </table:table-row>
        <table:table-row table:style-name="ro2">
          <table:table-cell office:value-type="string">
            <text:p>skulle</text:p>
          </table:table-cell>
          <table:table-cell office:value-type="string">
            <text:p>SWEDISH</text:p>
          </table:table-cell>
          <table:table-cell office:value-type="string">
            <text:p>'sake'</text:p>
          </table:table-cell>
          <table:table-cell table:number-columns-repeated="3"/>
        </table:table-row>
        <table:table-row table:style-name="ro2">
          <table:table-cell office:value-type="string">
            <text:p>hennes</text:p>
          </table:table-cell>
          <table:table-cell office:value-type="string">
            <text:p>SWEDISH</text:p>
          </table:table-cell>
          <table:table-cell office:value-type="string">
            <text:p>her</text:p>
          </table:table-cell>
          <table:table-cell table:number-columns-repeated="3"/>
        </table:table-row>
        <table:table-row table:style-name="ro2">
          <table:table-cell office:value-type="string">
            <text:p>där</text:p>
          </table:table-cell>
          <table:table-cell office:value-type="string">
            <text:p>SWEDISH</text:p>
          </table:table-cell>
          <table:table-cell office:value-type="string">
            <text:p>there</text:p>
          </table:table-cell>
          <table:table-cell table:number-columns-repeated="3"/>
        </table:table-row>
        <table:table-row table:style-name="ro2">
          <table:table-cell office:value-type="string">
            <text:p>min</text:p>
          </table:table-cell>
          <table:table-cell office:value-type="string">
            <text:p>SWEDISH</text:p>
          </table:table-cell>
          <table:table-cell office:value-type="string">
            <text:p>my</text:p>
          </table:table-cell>
          <table:table-cell table:number-columns-repeated="3"/>
        </table:table-row>
        <table:table-row table:style-name="ro1">
          <table:table-cell office:value-type="string">
            <text:p>man</text:p>
          </table:table-cell>
          <table:table-cell office:value-type="string">
            <text:p>SWEDISH</text:p>
          </table:table-cell>
          <table:table-cell office:value-type="string">
            <text:p>one (pronoun)</text:p>
          </table:table-cell>
          <table:table-cell office:value-type="string">
            <text:p>yes <text:s/></text:p>
          </table:table-cell>
          <table:table-cell/>
          <table:table-cell office:value-type="string">
            <text:p>place name (Island of Man)</text:p>
          </table:table-cell>
        </table:table-row>
        <table:table-row table:style-name="ro2">
          <table:table-cell office:value-type="string">
            <text:p>ej</text:p>
          </table:table-cell>
          <table:table-cell office:value-type="string">
            <text:p>SWEDISH</text:p>
          </table:table-cell>
          <table:table-cell office:value-type="string">
            <text:p>nor</text:p>
          </table:table-cell>
          <table:table-cell table:number-columns-repeated="3"/>
        </table:table-row>
        <table:table-row table:style-name="ro2">
          <table:table-cell office:value-type="string">
            <text:p>vid</text:p>
          </table:table-cell>
          <table:table-cell office:value-type="string">
            <text:p>SWEDISH</text:p>
          </table:table-cell>
          <table:table-cell office:value-type="string">
            <text:p>at, by, on (also: vast)</text:p>
          </table:table-cell>
          <table:table-cell table:number-columns-repeated="3"/>
        </table:table-row>
        <table:table-row table:style-name="ro2">
          <table:table-cell office:value-type="string">
            <text:p>kunde</text:p>
          </table:table-cell>
          <table:table-cell office:value-type="string">
            <text:p>SWEDISH</text:p>
          </table:table-cell>
          <table:table-cell office:value-type="string">
            <text:p>could</text:p>
          </table:table-cell>
          <table:table-cell table:number-columns-repeated="3"/>
        </table:table-row>
        <table:table-row table:style-name="ro2">
          <table:table-cell office:value-type="string">
            <text:p>något</text:p>
          </table:table-cell>
          <table:table-cell office:value-type="string">
            <text:p>SWEDISH</text:p>
          </table:table-cell>
          <table:table-cell office:value-type="string">
            <text:p>some etc</text:p>
          </table:table-cell>
          <table:table-cell table:number-columns-repeated="3"/>
        </table:table-row>
        <table:table-row table:style-name="ro2">
          <table:table-cell office:value-type="string">
            <text:p>från</text:p>
          </table:table-cell>
          <table:table-cell office:value-type="string">
            <text:p>SWEDISH</text:p>
          </table:table-cell>
          <table:table-cell office:value-type="string">
            <text:p>from, off</text:p>
          </table:table-cell>
          <table:table-cell table:number-columns-repeated="3"/>
        </table:table-row>
        <table:table-row table:style-name="ro1">
          <table:table-cell office:value-type="string">
            <text:p>ut</text:p>
          </table:table-cell>
          <table:table-cell office:value-type="string">
            <text:p>SWEDISH</text:p>
          </table:table-cell>
          <table:table-cell office:value-type="string">
            <text:p>out</text:p>
          </table:table-cell>
          <table:table-cell office:value-type="string">
            <text:p>yes</text:p>
          </table:table-cell>
          <table:table-cell/>
          <table:table-cell office:value-type="string">
            <text:p>note C (as do)</text:p>
          </table:table-cell>
        </table:table-row>
        <table:table-row table:style-name="ro2">
          <table:table-cell office:value-type="string">
            <text:p>när</text:p>
          </table:table-cell>
          <table:table-cell office:value-type="string">
            <text:p>SWEDISH</text:p>
          </table:table-cell>
          <table:table-cell office:value-type="string">
            <text:p>when</text:p>
          </table:table-cell>
          <table:table-cell table:number-columns-repeated="3"/>
        </table:table-row>
        <table:table-row table:style-name="ro2">
          <table:table-cell office:value-type="string">
            <text:p>efter</text:p>
          </table:table-cell>
          <table:table-cell office:value-type="string">
            <text:p>SWEDISH</text:p>
          </table:table-cell>
          <table:table-cell office:value-type="string">
            <text:p>after, behind</text:p>
          </table:table-cell>
          <table:table-cell table:number-columns-repeated="3"/>
        </table:table-row>
        <table:table-row table:style-name="ro2">
          <table:table-cell office:value-type="string">
            <text:p>upp</text:p>
          </table:table-cell>
          <table:table-cell office:value-type="string">
            <text:p>SWEDISH</text:p>
          </table:table-cell>
          <table:table-cell office:value-type="string">
            <text:p>up</text:p>
          </table:table-cell>
          <table:table-cell table:number-columns-repeated="3"/>
        </table:table-row>
        <table:table-row table:style-name="ro2">
          <table:table-cell office:value-type="string">
            <text:p>vi</text:p>
          </table:table-cell>
          <table:table-cell office:value-type="string">
            <text:p>SWEDISH</text:p>
          </table:table-cell>
          <table:table-cell office:value-type="string">
            <text:p>we</text:p>
          </table:table-cell>
          <table:table-cell table:number-columns-repeated="3"/>
        </table:table-row>
        <table:table-row table:style-name="ro2">
          <table:table-cell office:value-type="string">
            <text:p>dem</text:p>
          </table:table-cell>
          <table:table-cell office:value-type="string">
            <text:p>SWEDISH</text:p>
          </table:table-cell>
          <table:table-cell office:value-type="string">
            <text:p>them</text:p>
          </table:table-cell>
          <table:table-cell table:number-columns-repeated="3"/>
        </table:table-row>
        <table:table-row table:style-name="ro2">
          <table:table-cell office:value-type="string">
            <text:p>vara</text:p>
          </table:table-cell>
          <table:table-cell office:value-type="string">
            <text:p>SWEDISH</text:p>
          </table:table-cell>
          <table:table-cell office:value-type="string">
            <text:p>be</text:p>
          </table:table-cell>
          <table:table-cell table:number-columns-repeated="3"/>
        </table:table-row>
        <table:table-row table:style-name="ro2">
          <table:table-cell office:value-type="string">
            <text:p>vad</text:p>
          </table:table-cell>
          <table:table-cell office:value-type="string">
            <text:p>SWEDISH</text:p>
          </table:table-cell>
          <table:table-cell office:value-type="string">
            <text:p>what</text:p>
          </table:table-cell>
          <table:table-cell table:number-columns-repeated="3"/>
        </table:table-row>
        <table:table-row table:style-name="ro2">
          <table:table-cell office:value-type="string">
            <text:p>över</text:p>
          </table:table-cell>
          <table:table-cell office:value-type="string">
            <text:p>SWEDISH</text:p>
          </table:table-cell>
          <table:table-cell office:value-type="string">
            <text:p>over</text:p>
          </table:table-cell>
          <table:table-cell table:number-columns-repeated="3"/>
        </table:table-row>
        <table:table-row table:style-name="ro2">
          <table:table-cell office:value-type="string">
            <text:p>än</text:p>
          </table:table-cell>
          <table:table-cell office:value-type="string">
            <text:p>SWEDISH</text:p>
          </table:table-cell>
          <table:table-cell office:value-type="string">
            <text:p>than</text:p>
          </table:table-cell>
          <table:table-cell table:number-columns-repeated="3"/>
        </table:table-row>
        <table:table-row table:style-name="ro2">
          <table:table-cell office:value-type="string">
            <text:p>dig</text:p>
          </table:table-cell>
          <table:table-cell office:value-type="string">
            <text:p>SWED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2">
          <table:table-cell office:value-type="string">
            <text:p>kan</text:p>
          </table:table-cell>
          <table:table-cell office:value-type="string">
            <text:p>SWEDISH</text:p>
          </table:table-cell>
          <table:table-cell office:value-type="string">
            <text:p>can</text:p>
          </table:table-cell>
          <table:table-cell table:number-columns-repeated="3"/>
        </table:table-row>
        <table:table-row table:style-name="ro2">
          <table:table-cell office:value-type="string">
            <text:p>sina</text:p>
          </table:table-cell>
          <table:table-cell office:value-type="string">
            <text:p>SWEDISH</text:p>
          </table:table-cell>
          <table:table-cell office:value-type="string">
            <text:p>his</text:p>
          </table:table-cell>
          <table:table-cell table:number-columns-repeated="3"/>
        </table:table-row>
        <table:table-row table:style-name="ro2">
          <table:table-cell office:value-type="string">
            <text:p>här</text:p>
          </table:table-cell>
          <table:table-cell office:value-type="string">
            <text:p>SWEDISH</text:p>
          </table:table-cell>
          <table:table-cell office:value-type="string">
            <text:p>here</text:p>
          </table:table-cell>
          <table:table-cell table:number-columns-repeated="3"/>
        </table:table-row>
        <table:table-row table:style-name="ro2">
          <table:table-cell office:value-type="string">
            <text:p>ha</text:p>
          </table:table-cell>
          <table:table-cell office:value-type="string">
            <text:p>SWEDISH</text:p>
          </table:table-cell>
          <table:table-cell office:value-type="string">
            <text:p>have</text:p>
          </table:table-cell>
          <table:table-cell table:number-columns-repeated="3"/>
        </table:table-row>
        <table:table-row table:style-name="ro1">
          <table:table-cell office:value-type="string">
            <text:p>mot</text:p>
          </table:table-cell>
          <table:table-cell office:value-type="string">
            <text:p>SWEDISH</text:p>
          </table:table-cell>
          <table:table-cell office:value-type="string">
            <text:p>towards</text:p>
          </table:table-cell>
          <table:table-cell office:value-type="string">
            <text:p>yes <text:s/></text:p>
          </table:table-cell>
          <table:table-cell office:value-type="string">
            <text:p><text:s/></text:p>
          </table:table-cell>
          <table:table-cell office:value-type="string">
            <text:p>means word!</text:p>
          </table:table-cell>
        </table:table-row>
        <table:table-row table:style-name="ro2">
          <table:table-cell office:value-type="string">
            <text:p>alla</text:p>
          </table:table-cell>
          <table:table-cell office:value-type="string">
            <text:p>SWEDISH</text:p>
          </table:table-cell>
          <table:table-cell office:value-type="string">
            <text:p>all</text:p>
          </table:table-cell>
          <table:table-cell table:number-columns-repeated="3"/>
        </table:table-row>
        <table:table-row table:style-name="ro2">
          <table:table-cell office:value-type="string">
            <text:p>under</text:p>
          </table:table-cell>
          <table:table-cell office:value-type="string">
            <text:p>SWEDISH</text:p>
          </table:table-cell>
          <table:table-cell office:value-type="string">
            <text:p>under (also: wonder)</text:p>
          </table:table-cell>
          <table:table-cell table:number-columns-repeated="3"/>
        </table:table-row>
        <table:table-row table:style-name="ro2">
          <table:table-cell office:value-type="string">
            <text:p>någon</text:p>
          </table:table-cell>
          <table:table-cell office:value-type="string">
            <text:p>SWEDISH</text:p>
          </table:table-cell>
          <table:table-cell office:value-type="string">
            <text:p>some etc</text:p>
          </table:table-cell>
          <table:table-cell table:number-columns-repeated="3"/>
        </table:table-row>
        <table:table-row table:style-name="ro2">
          <table:table-cell office:value-type="string">
            <text:p>eller</text:p>
          </table:table-cell>
          <table:table-cell office:value-type="string">
            <text:p>SWEDISH</text:p>
          </table:table-cell>
          <table:table-cell office:value-type="string">
            <text:p>or (else)</text:p>
          </table:table-cell>
          <table:table-cell table:number-columns-repeated="3"/>
        </table:table-row>
        <table:table-row table:style-name="ro2">
          <table:table-cell office:value-type="string">
            <text:p>allt</text:p>
          </table:table-cell>
          <table:table-cell office:value-type="string">
            <text:p>SWEDISH</text:p>
          </table:table-cell>
          <table:table-cell office:value-type="string">
            <text:p>all</text:p>
          </table:table-cell>
          <table:table-cell table:number-columns-repeated="3"/>
        </table:table-row>
        <table:table-row table:style-name="ro2">
          <table:table-cell office:value-type="string">
            <text:p>mycket</text:p>
          </table:table-cell>
          <table:table-cell office:value-type="string">
            <text:p>SWEDISH</text:p>
          </table:table-cell>
          <table:table-cell office:value-type="string">
            <text:p>much</text:p>
          </table:table-cell>
          <table:table-cell table:number-columns-repeated="3"/>
        </table:table-row>
        <table:table-row table:style-name="ro1">
          <table:table-cell office:value-type="string">
            <text:p>sedan</text:p>
          </table:table-cell>
          <table:table-cell office:value-type="string">
            <text:p>SWEDISH</text:p>
          </table:table-cell>
          <table:table-cell office:value-type="string">
            <text:p>since</text:p>
          </table:table-cell>
          <table:table-cell office:value-type="string">
            <text:p>yes <text:s/></text:p>
          </table:table-cell>
          <table:table-cell office:value-type="string">
            <text:p><text:s/></text:p>
          </table:table-cell>
          <table:table-cell office:value-type="string">
            <text:p>city in the north of France</text:p>
          </table:table-cell>
        </table:table-row>
        <table:table-row table:style-name="ro2">
          <table:table-cell office:value-type="string">
            <text:p>ju</text:p>
          </table:table-cell>
          <table:table-cell office:value-type="string">
            <text:p>SWEDISH</text:p>
          </table:table-cell>
          <table:table-cell office:value-type="string">
            <text:p>why</text:p>
          </table:table-cell>
          <table:table-cell table:number-columns-repeated="3"/>
        </table:table-row>
        <table:table-row table:style-name="ro2">
          <table:table-cell office:value-type="string">
            <text:p>denna</text:p>
          </table:table-cell>
          <table:table-cell office:value-type="string">
            <text:p>SWEDISH</text:p>
          </table:table-cell>
          <table:table-cell office:value-type="string">
            <text:p>this/that</text:p>
          </table:table-cell>
          <table:table-cell table:number-columns-repeated="3"/>
        </table:table-row>
        <table:table-row table:style-name="ro2">
          <table:table-cell office:value-type="string">
            <text:p>själv</text:p>
          </table:table-cell>
          <table:table-cell office:value-type="string">
            <text:p>SWEDISH</text:p>
          </table:table-cell>
          <table:table-cell office:value-type="string">
            <text:p>myself, yourself etc</text:p>
          </table:table-cell>
          <table:table-cell table:number-columns-repeated="3"/>
        </table:table-row>
        <table:table-row table:style-name="ro2">
          <table:table-cell office:value-type="string">
            <text:p>detta</text:p>
          </table:table-cell>
          <table:table-cell office:value-type="string">
            <text:p>SWEDISH</text:p>
          </table:table-cell>
          <table:table-cell office:value-type="string">
            <text:p>this/that</text:p>
          </table:table-cell>
          <table:table-cell table:number-columns-repeated="3"/>
        </table:table-row>
        <table:table-row table:style-name="ro2">
          <table:table-cell office:value-type="string">
            <text:p>åt</text:p>
          </table:table-cell>
          <table:table-cell office:value-type="string">
            <text:p>SWEDISH</text:p>
          </table:table-cell>
          <table:table-cell office:value-type="string">
            <text:p>to</text:p>
          </table:table-cell>
          <table:table-cell table:number-columns-repeated="3"/>
        </table:table-row>
        <table:table-row table:style-name="ro2">
          <table:table-cell office:value-type="string">
            <text:p>utan</text:p>
          </table:table-cell>
          <table:table-cell office:value-type="string">
            <text:p>SWEDISH</text:p>
          </table:table-cell>
          <table:table-cell office:value-type="string">
            <text:p>without</text:p>
          </table:table-cell>
          <table:table-cell table:number-columns-repeated="3"/>
        </table:table-row>
        <table:table-row table:style-name="ro2">
          <table:table-cell office:value-type="string">
            <text:p>varit</text:p>
          </table:table-cell>
          <table:table-cell office:value-type="string">
            <text:p>SWEDISH</text:p>
          </table:table-cell>
          <table:table-cell office:value-type="string">
            <text:p>was</text:p>
          </table:table-cell>
          <table:table-cell table:number-columns-repeated="3"/>
        </table:table-row>
        <table:table-row table:style-name="ro2">
          <table:table-cell office:value-type="string">
            <text:p>hur</text:p>
          </table:table-cell>
          <table:table-cell office:value-type="string">
            <text:p>SWEDISH</text:p>
          </table:table-cell>
          <table:table-cell office:value-type="string">
            <text:p>how</text:p>
          </table:table-cell>
          <table:table-cell table:number-columns-repeated="3"/>
        </table:table-row>
        <table:table-row table:style-name="ro2">
          <table:table-cell office:value-type="string">
            <text:p>ingen</text:p>
          </table:table-cell>
          <table:table-cell office:value-type="string">
            <text:p>SWEDISH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2">
          <table:table-cell office:value-type="string">
            <text:p>mitt</text:p>
          </table:table-cell>
          <table:table-cell office:value-type="string">
            <text:p>SWEDISH</text:p>
          </table:table-cell>
          <table:table-cell office:value-type="string">
            <text:p>my</text:p>
          </table:table-cell>
          <table:table-cell table:number-columns-repeated="3"/>
        </table:table-row>
        <table:table-row table:style-name="ro2">
          <table:table-cell office:value-type="string">
            <text:p>ni</text:p>
          </table:table-cell>
          <table:table-cell office:value-type="string">
            <text:p>SWED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2">
          <table:table-cell office:value-type="string">
            <text:p>bli</text:p>
          </table:table-cell>
          <table:table-cell office:value-type="string">
            <text:p>SWEDISH</text:p>
          </table:table-cell>
          <table:table-cell office:value-type="string">
            <text:p>to be, become</text:p>
          </table:table-cell>
          <table:table-cell table:number-columns-repeated="3"/>
        </table:table-row>
        <table:table-row table:style-name="ro2">
          <table:table-cell office:value-type="string">
            <text:p>blev</text:p>
          </table:table-cell>
          <table:table-cell office:value-type="string">
            <text:p>SWEDISH</text:p>
          </table:table-cell>
          <table:table-cell office:value-type="string">
            <text:p>from bli</text:p>
          </table:table-cell>
          <table:table-cell table:number-columns-repeated="3"/>
        </table:table-row>
        <table:table-row table:style-name="ro2">
          <table:table-cell office:value-type="string">
            <text:p>oss</text:p>
          </table:table-cell>
          <table:table-cell office:value-type="string">
            <text:p>SWEDISH</text:p>
          </table:table-cell>
          <table:table-cell office:value-type="string">
            <text:p>us</text:p>
          </table:table-cell>
          <table:table-cell table:number-columns-repeated="3"/>
        </table:table-row>
        <table:table-row table:style-name="ro2">
          <table:table-cell office:value-type="string">
            <text:p>din</text:p>
          </table:table-cell>
          <table:table-cell office:value-type="string">
            <text:p>SWEDISH</text:p>
          </table:table-cell>
          <table:table-cell office:value-type="string">
            <text:p>thy</text:p>
          </table:table-cell>
          <table:table-cell table:number-columns-repeated="3"/>
        </table:table-row>
        <table:table-row table:style-name="ro2">
          <table:table-cell office:value-type="string">
            <text:p>dessa</text:p>
          </table:table-cell>
          <table:table-cell office:value-type="string">
            <text:p>SWEDISH</text:p>
          </table:table-cell>
          <table:table-cell office:value-type="string">
            <text:p>these/those</text:p>
          </table:table-cell>
          <table:table-cell table:number-columns-repeated="3"/>
        </table:table-row>
        <table:table-row table:style-name="ro2">
          <table:table-cell office:value-type="string">
            <text:p>några</text:p>
          </table:table-cell>
          <table:table-cell office:value-type="string">
            <text:p>SWEDISH</text:p>
          </table:table-cell>
          <table:table-cell office:value-type="string">
            <text:p>some etc</text:p>
          </table:table-cell>
          <table:table-cell table:number-columns-repeated="3"/>
        </table:table-row>
        <table:table-row table:style-name="ro2">
          <table:table-cell office:value-type="string">
            <text:p>deras</text:p>
          </table:table-cell>
          <table:table-cell office:value-type="string">
            <text:p>SWEDISH</text:p>
          </table:table-cell>
          <table:table-cell office:value-type="string">
            <text:p>their</text:p>
          </table:table-cell>
          <table:table-cell table:number-columns-repeated="3"/>
        </table:table-row>
        <table:table-row table:style-name="ro2">
          <table:table-cell office:value-type="string">
            <text:p>blir</text:p>
          </table:table-cell>
          <table:table-cell office:value-type="string">
            <text:p>SWEDISH</text:p>
          </table:table-cell>
          <table:table-cell office:value-type="string">
            <text:p>from bli</text:p>
          </table:table-cell>
          <table:table-cell table:number-columns-repeated="3"/>
        </table:table-row>
        <table:table-row table:style-name="ro2">
          <table:table-cell office:value-type="string">
            <text:p>mina</text:p>
          </table:table-cell>
          <table:table-cell office:value-type="string">
            <text:p>SWEDISH</text:p>
          </table:table-cell>
          <table:table-cell office:value-type="string">
            <text:p>my</text:p>
          </table:table-cell>
          <table:table-cell table:number-columns-repeated="3"/>
        </table:table-row>
        <table:table-row table:style-name="ro2">
          <table:table-cell office:value-type="string">
            <text:p>samma</text:p>
          </table:table-cell>
          <table:table-cell office:value-type="string">
            <text:p>SWEDISH</text:p>
          </table:table-cell>
          <table:table-cell office:value-type="string">
            <text:p>(the) same</text:p>
          </table:table-cell>
          <table:table-cell table:number-columns-repeated="3"/>
        </table:table-row>
        <table:table-row table:style-name="ro2">
          <table:table-cell office:value-type="string">
            <text:p>vilken</text:p>
          </table:table-cell>
          <table:table-cell office:value-type="string">
            <text:p>SWEDISH</text:p>
          </table:table-cell>
          <table:table-cell office:value-type="string">
            <text:p>who, that</text:p>
          </table:table-cell>
          <table:table-cell table:number-columns-repeated="3"/>
        </table:table-row>
        <table:table-row table:style-name="ro2">
          <table:table-cell office:value-type="string">
            <text:p>er</text:p>
          </table:table-cell>
          <table:table-cell office:value-type="string">
            <text:p>SWEDISH</text:p>
          </table:table-cell>
          <table:table-cell office:value-type="string">
            <text:p>you, your</text:p>
          </table:table-cell>
          <table:table-cell table:number-columns-repeated="3"/>
        </table:table-row>
        <table:table-row table:style-name="ro2">
          <table:table-cell office:value-type="string">
            <text:p>sådan</text:p>
          </table:table-cell>
          <table:table-cell office:value-type="string">
            <text:p>SWEDISH</text:p>
          </table:table-cell>
          <table:table-cell office:value-type="string">
            <text:p>such a</text:p>
          </table:table-cell>
          <table:table-cell table:number-columns-repeated="3"/>
        </table:table-row>
        <table:table-row table:style-name="ro2">
          <table:table-cell office:value-type="string">
            <text:p>vår</text:p>
          </table:table-cell>
          <table:table-cell office:value-type="string">
            <text:p>SWEDISH</text:p>
          </table:table-cell>
          <table:table-cell office:value-type="string">
            <text:p>our</text:p>
          </table:table-cell>
          <table:table-cell table:number-columns-repeated="3"/>
        </table:table-row>
        <table:table-row table:style-name="ro2">
          <table:table-cell office:value-type="string">
            <text:p>blivit</text:p>
          </table:table-cell>
          <table:table-cell office:value-type="string">
            <text:p>SWEDISH</text:p>
          </table:table-cell>
          <table:table-cell office:value-type="string">
            <text:p>from bli</text:p>
          </table:table-cell>
          <table:table-cell table:number-columns-repeated="3"/>
        </table:table-row>
        <table:table-row table:style-name="ro2">
          <table:table-cell office:value-type="string">
            <text:p>dess</text:p>
          </table:table-cell>
          <table:table-cell office:value-type="string">
            <text:p>SWEDISH</text:p>
          </table:table-cell>
          <table:table-cell office:value-type="string">
            <text:p>its</text:p>
          </table:table-cell>
          <table:table-cell table:number-columns-repeated="3"/>
        </table:table-row>
        <table:table-row table:style-name="ro2">
          <table:table-cell office:value-type="string">
            <text:p>inom</text:p>
          </table:table-cell>
          <table:table-cell office:value-type="string">
            <text:p>SWEDISH</text:p>
          </table:table-cell>
          <table:table-cell office:value-type="string">
            <text:p>within</text:p>
          </table:table-cell>
          <table:table-cell table:number-columns-repeated="3"/>
        </table:table-row>
        <table:table-row table:style-name="ro2">
          <table:table-cell office:value-type="string">
            <text:p>mellan</text:p>
          </table:table-cell>
          <table:table-cell office:value-type="string">
            <text:p>SWEDISH</text:p>
          </table:table-cell>
          <table:table-cell office:value-type="string">
            <text:p>between</text:p>
          </table:table-cell>
          <table:table-cell table:number-columns-repeated="3"/>
        </table:table-row>
        <table:table-row table:style-name="ro2">
          <table:table-cell office:value-type="string">
            <text:p>sådant</text:p>
          </table:table-cell>
          <table:table-cell office:value-type="string">
            <text:p>SWEDISH</text:p>
          </table:table-cell>
          <table:table-cell office:value-type="string">
            <text:p>such a</text:p>
          </table:table-cell>
          <table:table-cell table:number-columns-repeated="3"/>
        </table:table-row>
        <table:table-row table:style-name="ro2">
          <table:table-cell office:value-type="string">
            <text:p>varför</text:p>
          </table:table-cell>
          <table:table-cell office:value-type="string">
            <text:p>SWEDISH</text:p>
          </table:table-cell>
          <table:table-cell office:value-type="string">
            <text:p>why</text:p>
          </table:table-cell>
          <table:table-cell table:number-columns-repeated="3"/>
        </table:table-row>
        <table:table-row table:style-name="ro2">
          <table:table-cell office:value-type="string">
            <text:p>varje</text:p>
          </table:table-cell>
          <table:table-cell office:value-type="string">
            <text:p>SWEDISH</text:p>
          </table:table-cell>
          <table:table-cell office:value-type="string">
            <text:p>each</text:p>
          </table:table-cell>
          <table:table-cell table:number-columns-repeated="3"/>
        </table:table-row>
        <table:table-row table:style-name="ro2">
          <table:table-cell office:value-type="string">
            <text:p>vilka</text:p>
          </table:table-cell>
          <table:table-cell office:value-type="string">
            <text:p>SWEDISH</text:p>
          </table:table-cell>
          <table:table-cell office:value-type="string">
            <text:p>who, that</text:p>
          </table:table-cell>
          <table:table-cell table:number-columns-repeated="3"/>
        </table:table-row>
        <table:table-row table:style-name="ro2">
          <table:table-cell office:value-type="string">
            <text:p>ditt</text:p>
          </table:table-cell>
          <table:table-cell office:value-type="string">
            <text:p>SWEDISH</text:p>
          </table:table-cell>
          <table:table-cell office:value-type="string">
            <text:p>thy</text:p>
          </table:table-cell>
          <table:table-cell table:number-columns-repeated="3"/>
        </table:table-row>
        <table:table-row table:style-name="ro2">
          <table:table-cell office:value-type="string">
            <text:p>vem</text:p>
          </table:table-cell>
          <table:table-cell office:value-type="string">
            <text:p>SWEDIS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2">
          <table:table-cell office:value-type="string">
            <text:p>vilket</text:p>
          </table:table-cell>
          <table:table-cell office:value-type="string">
            <text:p>SWEDISH</text:p>
          </table:table-cell>
          <table:table-cell office:value-type="string">
            <text:p>who, that</text:p>
          </table:table-cell>
          <table:table-cell table:number-columns-repeated="3"/>
        </table:table-row>
        <table:table-row table:style-name="ro2">
          <table:table-cell office:value-type="string">
            <text:p>sitta</text:p>
          </table:table-cell>
          <table:table-cell office:value-type="string">
            <text:p>SWEDISH</text:p>
          </table:table-cell>
          <table:table-cell office:value-type="string">
            <text:p>his</text:p>
          </table:table-cell>
          <table:table-cell table:number-columns-repeated="3"/>
        </table:table-row>
        <table:table-row table:style-name="ro2">
          <table:table-cell office:value-type="string">
            <text:p>sådana</text:p>
          </table:table-cell>
          <table:table-cell office:value-type="string">
            <text:p>SWEDISH</text:p>
          </table:table-cell>
          <table:table-cell office:value-type="string">
            <text:p>such a</text:p>
          </table:table-cell>
          <table:table-cell table:number-columns-repeated="3"/>
        </table:table-row>
        <table:table-row table:style-name="ro2">
          <table:table-cell office:value-type="string">
            <text:p>vart</text:p>
          </table:table-cell>
          <table:table-cell office:value-type="string">
            <text:p>SWEDISH</text:p>
          </table:table-cell>
          <table:table-cell office:value-type="string">
            <text:p>each</text:p>
          </table:table-cell>
          <table:table-cell table:number-columns-repeated="3"/>
        </table:table-row>
        <table:table-row table:style-name="ro2">
          <table:table-cell office:value-type="string">
            <text:p>dina</text:p>
          </table:table-cell>
          <table:table-cell office:value-type="string">
            <text:p>SWEDISH</text:p>
          </table:table-cell>
          <table:table-cell office:value-type="string">
            <text:p>thy</text:p>
          </table:table-cell>
          <table:table-cell table:number-columns-repeated="3"/>
        </table:table-row>
        <table:table-row table:style-name="ro2">
          <table:table-cell office:value-type="string">
            <text:p>vars</text:p>
          </table:table-cell>
          <table:table-cell office:value-type="string">
            <text:p>SWEDISH</text:p>
          </table:table-cell>
          <table:table-cell office:value-type="string">
            <text:p>whose</text:p>
          </table:table-cell>
          <table:table-cell table:number-columns-repeated="3"/>
        </table:table-row>
        <table:table-row table:style-name="ro2">
          <table:table-cell office:value-type="string">
            <text:p>vårt</text:p>
          </table:table-cell>
          <table:table-cell office:value-type="string">
            <text:p>SWEDISH</text:p>
          </table:table-cell>
          <table:table-cell office:value-type="string">
            <text:p>our</text:p>
          </table:table-cell>
          <table:table-cell table:number-columns-repeated="3"/>
        </table:table-row>
        <table:table-row table:style-name="ro2">
          <table:table-cell office:value-type="string">
            <text:p>våra</text:p>
          </table:table-cell>
          <table:table-cell office:value-type="string">
            <text:p>SWEDISH</text:p>
          </table:table-cell>
          <table:table-cell office:value-type="string">
            <text:p>our</text:p>
          </table:table-cell>
          <table:table-cell table:number-columns-repeated="3"/>
        </table:table-row>
        <table:table-row table:style-name="ro2">
          <table:table-cell office:value-type="string">
            <text:p>ert</text:p>
          </table:table-cell>
          <table:table-cell office:value-type="string">
            <text:p>SWEDISH</text:p>
          </table:table-cell>
          <table:table-cell office:value-type="string">
            <text:p>your</text:p>
          </table:table-cell>
          <table:table-cell table:number-columns-repeated="3"/>
        </table:table-row>
        <table:table-row table:style-name="ro2">
          <table:table-cell office:value-type="string">
            <text:p>era</text:p>
          </table:table-cell>
          <table:table-cell office:value-type="string">
            <text:p>SWEDISH</text:p>
          </table:table-cell>
          <table:table-cell office:value-type="string">
            <text:p>your</text:p>
          </table:table-cell>
          <table:table-cell table:number-columns-repeated="3"/>
        </table:table-row>
        <table:table-row table:style-name="ro2">
          <table:table-cell office:value-type="string">
            <text:p>vilkas</text:p>
          </table:table-cell>
          <table:table-cell office:value-type="string">
            <text:p>SWEDISH</text:p>
          </table:table-cell>
          <table:table-cell office:value-type="string">
            <text:p>whose</text:p>
          </table:table-cell>
          <table:table-cell table:number-columns-repeated="3"/>
        </table:table-row>
        <table:table-row table:style-name="ro2" table:number-rows-repeated="63926">
          <table:table-cell table:number-columns-repeated="6"/>
        </table:table-row>
        <table:table-row table:style-name="ro2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_5f_STOPWORD" style:display-name="NO_STOPWORD" style:family="table-cell" style:parent-style-name="Default">
      <style:table-cell-properties fo:background-color="#c0c0c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3">13/10/2011</text:date>, <text:time>15:15:4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10-13T15:15:46.93</dc:date>
    <meta:generator>OpenOffice.org/3.1$Win32 OpenOffice.org_project/310m11$Build-9399</meta:generator>
    <meta:editing-duration>PT02H12M57S</meta:editing-duration>
    <meta:editing-cycles>5</meta:editing-cycles>
    <dc:creator>Lucile Grand</dc:creator>
    <meta:document-statistic meta:table-count="1" meta:cell-count="4234" meta:object-count="0"/>
  </office:meta>
</office:document-meta>
</file>